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3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1</text:p>
          </table:table-cell>
          <table:table-cell office:value-type="string" calcext:value-type="string">
            <text:p>responseTimePercentile_edge2</text:p>
          </table:table-cell>
        </table:table-row>
        <table:table-row table:style-name="ro1">
          <table:table-cell office:value-type="string" calcext:value-type="string">
            <text:p>2017-04-20-20:04:00</text:p>
          </table:table-cell>
          <table:table-cell office:value-type="float" office:value="400" calcext:value-type="float">
            <text:p>400</text:p>
          </table:table-cell>
          <table:table-cell office:value-type="float" office:value="1067331584" calcext:value-type="float">
            <text:p>1067331584</text:p>
          </table:table-cell>
          <table:table-cell office:value-type="float" office:value="0" calcext:value-type="float">
            <text:p>0</text:p>
          </table:table-cell>
          <table:table-cell office:value-type="float" office:value="29929472" calcext:value-type="float">
            <text:p>29929472</text:p>
          </table:table-cell>
          <table:table-cell office:value-type="float" office:value="91" calcext:value-type="float">
            <text:p>91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137749999761581" calcext:value-type="float">
            <text:p>0.137749999761581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600" calcext:value-type="float">
            <text:p>600</text:p>
          </table:table-cell>
          <table:table-cell office:value-type="float" office:value="18787" calcext:value-type="float">
            <text:p>18787</text:p>
          </table:table-cell>
          <table:table-cell office:value-type="float" office:value="12516" calcext:value-type="float">
            <text:p>125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905" calcext:value-type="float">
            <text:p>18905</text:p>
          </table:table-cell>
          <table:table-cell office:value-type="float" office:value="12663" calcext:value-type="float">
            <text:p>126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4:00</text:p>
          </table:table-cell>
          <table:table-cell office:value-type="float" office:value="400" calcext:value-type="float">
            <text:p>400</text:p>
          </table:table-cell>
          <table:table-cell office:value-type="float" office:value="1067331584" calcext:value-type="float">
            <text:p>1067331584</text:p>
          </table:table-cell>
          <table:table-cell office:value-type="float" office:value="0" calcext:value-type="float">
            <text:p>0</text:p>
          </table:table-cell>
          <table:table-cell office:value-type="float" office:value="29929472" calcext:value-type="float">
            <text:p>29929472</text:p>
          </table:table-cell>
          <table:table-cell office:value-type="float" office:value="91" calcext:value-type="float">
            <text:p>91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137749999761581" calcext:value-type="float">
            <text:p>0.137749999761581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600" calcext:value-type="float">
            <text:p>600</text:p>
          </table:table-cell>
          <table:table-cell office:value-type="float" office:value="18787" calcext:value-type="float">
            <text:p>18787</text:p>
          </table:table-cell>
          <table:table-cell office:value-type="float" office:value="12516" calcext:value-type="float">
            <text:p>125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905" calcext:value-type="float">
            <text:p>18905</text:p>
          </table:table-cell>
          <table:table-cell office:value-type="float" office:value="12663" calcext:value-type="float">
            <text:p>126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3:00</text:p>
          </table:table-cell>
          <table:table-cell office:value-type="float" office:value="400" calcext:value-type="float">
            <text:p>400</text:p>
          </table:table-cell>
          <table:table-cell office:value-type="float" office:value="1068367872" calcext:value-type="float">
            <text:p>1068367872</text:p>
          </table:table-cell>
          <table:table-cell office:value-type="float" office:value="0" calcext:value-type="float">
            <text:p>0</text:p>
          </table:table-cell>
          <table:table-cell office:value-type="float" office:value="29368320" calcext:value-type="float">
            <text:p>29368320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600" calcext:value-type="float">
            <text:p>600</text:p>
          </table:table-cell>
          <table:table-cell office:value-type="float" office:value="17944" calcext:value-type="float">
            <text:p>17944</text:p>
          </table:table-cell>
          <table:table-cell office:value-type="float" office:value="11395" calcext:value-type="float">
            <text:p>113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94" calcext:value-type="float">
            <text:p>18094</text:p>
          </table:table-cell>
          <table:table-cell office:value-type="float" office:value="11516" calcext:value-type="float">
            <text:p>11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3:00</text:p>
          </table:table-cell>
          <table:table-cell office:value-type="float" office:value="400" calcext:value-type="float">
            <text:p>400</text:p>
          </table:table-cell>
          <table:table-cell office:value-type="float" office:value="1068367872" calcext:value-type="float">
            <text:p>1068367872</text:p>
          </table:table-cell>
          <table:table-cell office:value-type="float" office:value="0" calcext:value-type="float">
            <text:p>0</text:p>
          </table:table-cell>
          <table:table-cell office:value-type="float" office:value="29368320" calcext:value-type="float">
            <text:p>29368320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600" calcext:value-type="float">
            <text:p>600</text:p>
          </table:table-cell>
          <table:table-cell office:value-type="float" office:value="17944" calcext:value-type="float">
            <text:p>17944</text:p>
          </table:table-cell>
          <table:table-cell office:value-type="float" office:value="11395" calcext:value-type="float">
            <text:p>113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94" calcext:value-type="float">
            <text:p>18094</text:p>
          </table:table-cell>
          <table:table-cell office:value-type="float" office:value="11516" calcext:value-type="float">
            <text:p>11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2:00</text:p>
          </table:table-cell>
          <table:table-cell office:value-type="float" office:value="401" calcext:value-type="float">
            <text:p>401</text:p>
          </table:table-cell>
          <table:table-cell office:value-type="float" office:value="1068511232" calcext:value-type="float">
            <text:p>1068511232</text:p>
          </table:table-cell>
          <table:table-cell office:value-type="float" office:value="0" calcext:value-type="float">
            <text:p>0</text:p>
          </table:table-cell>
          <table:table-cell office:value-type="float" office:value="29368320" calcext:value-type="float">
            <text:p>29368320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office:value-type="float" office:value="446365696" calcext:value-type="float">
            <text:p>446365696</text:p>
          </table:table-cell>
          <table:table-cell office:value-type="float" office:value="0" calcext:value-type="float">
            <text:p>0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135749995708466" calcext:value-type="float">
            <text:p>0.135749995708466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600" calcext:value-type="float">
            <text:p>600</text:p>
          </table:table-cell>
          <table:table-cell office:value-type="float" office:value="17143" calcext:value-type="float">
            <text:p>17143</text:p>
          </table:table-cell>
          <table:table-cell office:value-type="float" office:value="10219" calcext:value-type="float">
            <text:p>10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16" calcext:value-type="float">
            <text:p>17316</text:p>
          </table:table-cell>
          <table:table-cell office:value-type="float" office:value="10336" calcext:value-type="float">
            <text:p>10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2:00</text:p>
          </table:table-cell>
          <table:table-cell office:value-type="float" office:value="401" calcext:value-type="float">
            <text:p>401</text:p>
          </table:table-cell>
          <table:table-cell office:value-type="float" office:value="1068511232" calcext:value-type="float">
            <text:p>1068511232</text:p>
          </table:table-cell>
          <table:table-cell office:value-type="float" office:value="0" calcext:value-type="float">
            <text:p>0</text:p>
          </table:table-cell>
          <table:table-cell office:value-type="float" office:value="29368320" calcext:value-type="float">
            <text:p>29368320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office:value-type="float" office:value="446365696" calcext:value-type="float">
            <text:p>446365696</text:p>
          </table:table-cell>
          <table:table-cell office:value-type="float" office:value="0" calcext:value-type="float">
            <text:p>0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135749995708466" calcext:value-type="float">
            <text:p>0.135749995708466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600" calcext:value-type="float">
            <text:p>600</text:p>
          </table:table-cell>
          <table:table-cell office:value-type="float" office:value="17143" calcext:value-type="float">
            <text:p>17143</text:p>
          </table:table-cell>
          <table:table-cell office:value-type="float" office:value="10219" calcext:value-type="float">
            <text:p>10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16" calcext:value-type="float">
            <text:p>17316</text:p>
          </table:table-cell>
          <table:table-cell office:value-type="float" office:value="10336" calcext:value-type="float">
            <text:p>10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1:00</text:p>
          </table:table-cell>
          <table:table-cell office:value-type="float" office:value="402" calcext:value-type="float">
            <text:p>402</text:p>
          </table:table-cell>
          <table:table-cell office:value-type="float" office:value="1067106304" calcext:value-type="float">
            <text:p>1067106304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3000001311302" calcext:value-type="float">
            <text:p>0.133000001311302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500" calcext:value-type="float">
            <text:p>500</text:p>
          </table:table-cell>
          <table:table-cell office:value-type="float" office:value="16425" calcext:value-type="float">
            <text:p>16425</text:p>
          </table:table-cell>
          <table:table-cell office:value-type="float" office:value="8986" calcext:value-type="float">
            <text:p>8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49" calcext:value-type="float">
            <text:p>16549</text:p>
          </table:table-cell>
          <table:table-cell office:value-type="float" office:value="9158" calcext:value-type="float">
            <text:p>9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1:00</text:p>
          </table:table-cell>
          <table:table-cell office:value-type="float" office:value="402" calcext:value-type="float">
            <text:p>402</text:p>
          </table:table-cell>
          <table:table-cell office:value-type="float" office:value="1067106304" calcext:value-type="float">
            <text:p>1067106304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3000001311302" calcext:value-type="float">
            <text:p>0.133000001311302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500" calcext:value-type="float">
            <text:p>500</text:p>
          </table:table-cell>
          <table:table-cell office:value-type="float" office:value="16425" calcext:value-type="float">
            <text:p>16425</text:p>
          </table:table-cell>
          <table:table-cell office:value-type="float" office:value="8986" calcext:value-type="float">
            <text:p>8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49" calcext:value-type="float">
            <text:p>16549</text:p>
          </table:table-cell>
          <table:table-cell office:value-type="float" office:value="9158" calcext:value-type="float">
            <text:p>9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0:00</text:p>
          </table:table-cell>
          <table:table-cell office:value-type="float" office:value="400" calcext:value-type="float">
            <text:p>400</text:p>
          </table:table-cell>
          <table:table-cell office:value-type="float" office:value="1066721280" calcext:value-type="float">
            <text:p>1066721280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194499999284744" calcext:value-type="float">
            <text:p>0.194499999284744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500" calcext:value-type="float">
            <text:p>500</text:p>
          </table:table-cell>
          <table:table-cell office:value-type="float" office:value="15673" calcext:value-type="float">
            <text:p>15673</text:p>
          </table:table-cell>
          <table:table-cell office:value-type="float" office:value="7820" calcext:value-type="float">
            <text:p>7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50" calcext:value-type="float">
            <text:p>15750</text:p>
          </table:table-cell>
          <table:table-cell office:value-type="float" office:value="8031" calcext:value-type="float">
            <text:p>8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0:00</text:p>
          </table:table-cell>
          <table:table-cell office:value-type="float" office:value="400" calcext:value-type="float">
            <text:p>400</text:p>
          </table:table-cell>
          <table:table-cell office:value-type="float" office:value="1066721280" calcext:value-type="float">
            <text:p>1066721280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4999979138374" calcext:value-type="float">
            <text:p>0.072499997913837</text:p>
          </table:table-cell>
          <table:table-cell office:value-type="float" office:value="0.194499999284744" calcext:value-type="float">
            <text:p>0.194499999284744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500" calcext:value-type="float">
            <text:p>500</text:p>
          </table:table-cell>
          <table:table-cell office:value-type="float" office:value="15673" calcext:value-type="float">
            <text:p>15673</text:p>
          </table:table-cell>
          <table:table-cell office:value-type="float" office:value="7820" calcext:value-type="float">
            <text:p>7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50" calcext:value-type="float">
            <text:p>15750</text:p>
          </table:table-cell>
          <table:table-cell office:value-type="float" office:value="8031" calcext:value-type="float">
            <text:p>8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9:00</text:p>
          </table:table-cell>
          <table:table-cell office:value-type="float" office:value="413" calcext:value-type="float">
            <text:p>413</text:p>
          </table:table-cell>
          <table:table-cell office:value-type="float" office:value="1067778048" calcext:value-type="float">
            <text:p>1067778048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83" calcext:value-type="float">
            <text:p>83</text:p>
          </table:table-cell>
          <table:table-cell office:value-type="float" office:value="427110400" calcext:value-type="float">
            <text:p>4271104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65999993681908" calcext:value-type="float">
            <text:p>0.165999993681908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500" calcext:value-type="float">
            <text:p>500</text:p>
          </table:table-cell>
          <table:table-cell office:value-type="float" office:value="14918" calcext:value-type="float">
            <text:p>14918</text:p>
          </table:table-cell>
          <table:table-cell office:value-type="float" office:value="6644" calcext:value-type="float">
            <text:p>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12" calcext:value-type="float">
            <text:p>15012</text:p>
          </table:table-cell>
          <table:table-cell office:value-type="float" office:value="6827" calcext:value-type="float">
            <text:p>6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9:00</text:p>
          </table:table-cell>
          <table:table-cell office:value-type="float" office:value="413" calcext:value-type="float">
            <text:p>413</text:p>
          </table:table-cell>
          <table:table-cell office:value-type="float" office:value="1067778048" calcext:value-type="float">
            <text:p>1067778048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83" calcext:value-type="float">
            <text:p>83</text:p>
          </table:table-cell>
          <table:table-cell office:value-type="float" office:value="427110400" calcext:value-type="float">
            <text:p>4271104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65999993681908" calcext:value-type="float">
            <text:p>0.165999993681908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500" calcext:value-type="float">
            <text:p>500</text:p>
          </table:table-cell>
          <table:table-cell office:value-type="float" office:value="14918" calcext:value-type="float">
            <text:p>14918</text:p>
          </table:table-cell>
          <table:table-cell office:value-type="float" office:value="6644" calcext:value-type="float">
            <text:p>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12" calcext:value-type="float">
            <text:p>15012</text:p>
          </table:table-cell>
          <table:table-cell office:value-type="float" office:value="6827" calcext:value-type="float">
            <text:p>6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8:00</text:p>
          </table:table-cell>
          <table:table-cell office:value-type="float" office:value="413" calcext:value-type="float">
            <text:p>413</text:p>
          </table:table-cell>
          <table:table-cell office:value-type="float" office:value="1067438080" calcext:value-type="float">
            <text:p>1067438080</text:p>
          </table:table-cell>
          <table:table-cell office:value-type="float" office:value="21" calcext:value-type="float">
            <text:p>21</text:p>
          </table:table-cell>
          <table:table-cell office:value-type="float" office:value="30814208" calcext:value-type="float">
            <text:p>30814208</text:p>
          </table:table-cell>
          <table:table-cell office:value-type="float" office:value="0" calcext:value-type="float">
            <text:p>0</text:p>
          </table:table-cell>
          <table:table-cell office:value-type="float" office:value="423571456" calcext:value-type="float">
            <text:p>42357145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400" calcext:value-type="float">
            <text:p>400</text:p>
          </table:table-cell>
          <table:table-cell office:value-type="float" office:value="14262" calcext:value-type="float">
            <text:p>14262</text:p>
          </table:table-cell>
          <table:table-cell office:value-type="float" office:value="5650" calcext:value-type="float">
            <text:p>5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7" calcext:value-type="float">
            <text:p>14377</text:p>
          </table:table-cell>
          <table:table-cell office:value-type="float" office:value="5794" calcext:value-type="float">
            <text:p>5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8:00</text:p>
          </table:table-cell>
          <table:table-cell office:value-type="float" office:value="413" calcext:value-type="float">
            <text:p>413</text:p>
          </table:table-cell>
          <table:table-cell office:value-type="float" office:value="1067438080" calcext:value-type="float">
            <text:p>1067438080</text:p>
          </table:table-cell>
          <table:table-cell office:value-type="float" office:value="21" calcext:value-type="float">
            <text:p>21</text:p>
          </table:table-cell>
          <table:table-cell office:value-type="float" office:value="30814208" calcext:value-type="float">
            <text:p>30814208</text:p>
          </table:table-cell>
          <table:table-cell office:value-type="float" office:value="0" calcext:value-type="float">
            <text:p>0</text:p>
          </table:table-cell>
          <table:table-cell office:value-type="float" office:value="423571456" calcext:value-type="float">
            <text:p>42357145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400" calcext:value-type="float">
            <text:p>400</text:p>
          </table:table-cell>
          <table:table-cell office:value-type="float" office:value="14262" calcext:value-type="float">
            <text:p>14262</text:p>
          </table:table-cell>
          <table:table-cell office:value-type="float" office:value="5650" calcext:value-type="float">
            <text:p>5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7" calcext:value-type="float">
            <text:p>14377</text:p>
          </table:table-cell>
          <table:table-cell office:value-type="float" office:value="5794" calcext:value-type="float">
            <text:p>5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7:00</text:p>
          </table:table-cell>
          <table:table-cell office:value-type="float" office:value="403" calcext:value-type="float">
            <text:p>403</text:p>
          </table:table-cell>
          <table:table-cell office:value-type="float" office:value="1068580864" calcext:value-type="float">
            <text:p>1068580864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21250003576279" calcext:value-type="float">
            <text:p>0.12125000357627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400" calcext:value-type="float">
            <text:p>400</text:p>
          </table:table-cell>
          <table:table-cell office:value-type="float" office:value="13614" calcext:value-type="float">
            <text:p>13614</text:p>
          </table:table-cell>
          <table:table-cell office:value-type="float" office:value="4764" calcext:value-type="float">
            <text:p>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3" calcext:value-type="float">
            <text:p>13703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7:00</text:p>
          </table:table-cell>
          <table:table-cell office:value-type="float" office:value="403" calcext:value-type="float">
            <text:p>403</text:p>
          </table:table-cell>
          <table:table-cell office:value-type="float" office:value="1068580864" calcext:value-type="float">
            <text:p>1068580864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21250003576279" calcext:value-type="float">
            <text:p>0.12125000357627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400" calcext:value-type="float">
            <text:p>400</text:p>
          </table:table-cell>
          <table:table-cell office:value-type="float" office:value="13614" calcext:value-type="float">
            <text:p>13614</text:p>
          </table:table-cell>
          <table:table-cell office:value-type="float" office:value="4764" calcext:value-type="float">
            <text:p>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3" calcext:value-type="float">
            <text:p>13703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6:00</text:p>
          </table:table-cell>
          <table:table-cell office:value-type="float" office:value="394" calcext:value-type="float">
            <text:p>394</text:p>
          </table:table-cell>
          <table:table-cell office:value-type="float" office:value="1067196416" calcext:value-type="float">
            <text:p>1067196416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417017856" calcext:value-type="float">
            <text:p>417017856</text:p>
          </table:table-cell>
          <table:table-cell office:value-type="float" office:value="84" calcext:value-type="float">
            <text:p>84</text:p>
          </table:table-cell>
          <table:table-cell office:value-type="float" office:value="401395712" calcext:value-type="float">
            <text:p>401395712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400" calcext:value-type="float">
            <text:p>400</text:p>
          </table:table-cell>
          <table:table-cell office:value-type="float" office:value="12910" calcext:value-type="float">
            <text:p>12910</text:p>
          </table:table-cell>
          <table:table-cell office:value-type="float" office:value="3939" calcext:value-type="float">
            <text:p>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0" calcext:value-type="float">
            <text:p>13010</text:p>
          </table:table-cell>
          <table:table-cell office:value-type="float" office:value="4081" calcext:value-type="float">
            <text:p>4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6:00</text:p>
          </table:table-cell>
          <table:table-cell office:value-type="float" office:value="394" calcext:value-type="float">
            <text:p>394</text:p>
          </table:table-cell>
          <table:table-cell office:value-type="float" office:value="1067196416" calcext:value-type="float">
            <text:p>1067196416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417017856" calcext:value-type="float">
            <text:p>417017856</text:p>
          </table:table-cell>
          <table:table-cell office:value-type="float" office:value="84" calcext:value-type="float">
            <text:p>84</text:p>
          </table:table-cell>
          <table:table-cell office:value-type="float" office:value="401395712" calcext:value-type="float">
            <text:p>401395712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400" calcext:value-type="float">
            <text:p>400</text:p>
          </table:table-cell>
          <table:table-cell office:value-type="float" office:value="12910" calcext:value-type="float">
            <text:p>12910</text:p>
          </table:table-cell>
          <table:table-cell office:value-type="float" office:value="3939" calcext:value-type="float">
            <text:p>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0" calcext:value-type="float">
            <text:p>13010</text:p>
          </table:table-cell>
          <table:table-cell office:value-type="float" office:value="4081" calcext:value-type="float">
            <text:p>4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5:00</text:p>
          </table:table-cell>
          <table:table-cell office:value-type="float" office:value="424" calcext:value-type="float">
            <text:p>424</text:p>
          </table:table-cell>
          <table:table-cell office:value-type="float" office:value="1068318720" calcext:value-type="float">
            <text:p>1068318720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119000002741814" calcext:value-type="float">
            <text:p>0.119000002741814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350" calcext:value-type="float">
            <text:p>350</text:p>
          </table:table-cell>
          <table:table-cell office:value-type="float" office:value="12219" calcext:value-type="float">
            <text:p>12219</text:p>
          </table:table-cell>
          <table:table-cell office:value-type="float" office:value="3231" calcext:value-type="float">
            <text:p>3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02" calcext:value-type="float">
            <text:p>12302</text:p>
          </table:table-cell>
          <table:table-cell office:value-type="float" office:value="3367" calcext:value-type="float">
            <text:p>3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5:00</text:p>
          </table:table-cell>
          <table:table-cell office:value-type="float" office:value="424" calcext:value-type="float">
            <text:p>424</text:p>
          </table:table-cell>
          <table:table-cell office:value-type="float" office:value="1068318720" calcext:value-type="float">
            <text:p>1068318720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119000002741814" calcext:value-type="float">
            <text:p>0.119000002741814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350" calcext:value-type="float">
            <text:p>350</text:p>
          </table:table-cell>
          <table:table-cell office:value-type="float" office:value="12219" calcext:value-type="float">
            <text:p>12219</text:p>
          </table:table-cell>
          <table:table-cell office:value-type="float" office:value="3231" calcext:value-type="float">
            <text:p>3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02" calcext:value-type="float">
            <text:p>12302</text:p>
          </table:table-cell>
          <table:table-cell office:value-type="float" office:value="3367" calcext:value-type="float">
            <text:p>3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4:00</text:p>
          </table:table-cell>
          <table:table-cell office:value-type="float" office:value="406" calcext:value-type="float">
            <text:p>406</text:p>
          </table:table-cell>
          <table:table-cell office:value-type="float" office:value="1067577344" calcext:value-type="float">
            <text:p>1067577344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350" calcext:value-type="float">
            <text:p>350</text:p>
          </table:table-cell>
          <table:table-cell office:value-type="float" office:value="11422" calcext:value-type="float">
            <text:p>11422</text:p>
          </table:table-cell>
          <table:table-cell office:value-type="float" office:value="2705" calcext:value-type="float">
            <text:p>2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9" calcext:value-type="float">
            <text:p>11539</text:p>
          </table:table-cell>
          <table:table-cell office:value-type="float" office:value="2807" calcext:value-type="float">
            <text:p>28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4:00</text:p>
          </table:table-cell>
          <table:table-cell office:value-type="float" office:value="406" calcext:value-type="float">
            <text:p>406</text:p>
          </table:table-cell>
          <table:table-cell office:value-type="float" office:value="1067577344" calcext:value-type="float">
            <text:p>1067577344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350" calcext:value-type="float">
            <text:p>350</text:p>
          </table:table-cell>
          <table:table-cell office:value-type="float" office:value="11422" calcext:value-type="float">
            <text:p>11422</text:p>
          </table:table-cell>
          <table:table-cell office:value-type="float" office:value="2705" calcext:value-type="float">
            <text:p>2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9" calcext:value-type="float">
            <text:p>11539</text:p>
          </table:table-cell>
          <table:table-cell office:value-type="float" office:value="2807" calcext:value-type="float">
            <text:p>28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3:00</text:p>
          </table:table-cell>
          <table:table-cell office:value-type="float" office:value="410" calcext:value-type="float">
            <text:p>410</text:p>
          </table:table-cell>
          <table:table-cell office:value-type="float" office:value="1067319296" calcext:value-type="float">
            <text:p>1067319296</text:p>
          </table:table-cell>
          <table:table-cell office:value-type="float" office:value="0" calcext:value-type="float">
            <text:p>0</text:p>
          </table:table-cell>
          <table:table-cell office:value-type="float" office:value="29118464" calcext:value-type="float">
            <text:p>2911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350" calcext:value-type="float">
            <text:p>350</text:p>
          </table:table-cell>
          <table:table-cell office:value-type="float" office:value="10657" calcext:value-type="float">
            <text:p>10657</text:p>
          </table:table-cell>
          <table:table-cell office:value-type="float" office:value="2132" calcext:value-type="float">
            <text:p>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94" calcext:value-type="float">
            <text:p>10794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3:00</text:p>
          </table:table-cell>
          <table:table-cell office:value-type="float" office:value="410" calcext:value-type="float">
            <text:p>410</text:p>
          </table:table-cell>
          <table:table-cell office:value-type="float" office:value="1067319296" calcext:value-type="float">
            <text:p>1067319296</text:p>
          </table:table-cell>
          <table:table-cell office:value-type="float" office:value="0" calcext:value-type="float">
            <text:p>0</text:p>
          </table:table-cell>
          <table:table-cell office:value-type="float" office:value="29118464" calcext:value-type="float">
            <text:p>2911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350" calcext:value-type="float">
            <text:p>350</text:p>
          </table:table-cell>
          <table:table-cell office:value-type="float" office:value="10657" calcext:value-type="float">
            <text:p>10657</text:p>
          </table:table-cell>
          <table:table-cell office:value-type="float" office:value="2132" calcext:value-type="float">
            <text:p>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94" calcext:value-type="float">
            <text:p>10794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2:00</text:p>
          </table:table-cell>
          <table:table-cell office:value-type="float" office:value="404" calcext:value-type="float">
            <text:p>404</text:p>
          </table:table-cell>
          <table:table-cell office:value-type="float" office:value="1067171840" calcext:value-type="float">
            <text:p>1067171840</text:p>
          </table:table-cell>
          <table:table-cell office:value-type="float" office:value="0" calcext:value-type="float">
            <text:p>0</text:p>
          </table:table-cell>
          <table:table-cell office:value-type="float" office:value="1069056" calcext:value-type="float">
            <text:p>106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300" calcext:value-type="float">
            <text:p>300</text:p>
          </table:table-cell>
          <table:table-cell office:value-type="float" office:value="9897" calcext:value-type="float">
            <text:p>9897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4" calcext:value-type="float">
            <text:p>10034</text:p>
          </table:table-cell>
          <table:table-cell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2:00</text:p>
          </table:table-cell>
          <table:table-cell office:value-type="float" office:value="404" calcext:value-type="float">
            <text:p>404</text:p>
          </table:table-cell>
          <table:table-cell office:value-type="float" office:value="1067171840" calcext:value-type="float">
            <text:p>1067171840</text:p>
          </table:table-cell>
          <table:table-cell office:value-type="float" office:value="0" calcext:value-type="float">
            <text:p>0</text:p>
          </table:table-cell>
          <table:table-cell office:value-type="float" office:value="1069056" calcext:value-type="float">
            <text:p>106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300" calcext:value-type="float">
            <text:p>300</text:p>
          </table:table-cell>
          <table:table-cell office:value-type="float" office:value="9897" calcext:value-type="float">
            <text:p>9897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4" calcext:value-type="float">
            <text:p>10034</text:p>
          </table:table-cell>
          <table:table-cell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1:00</text:p>
          </table:table-cell>
          <table:table-cell office:value-type="float" office:value="404" calcext:value-type="float">
            <text:p>404</text:p>
          </table:table-cell>
          <table:table-cell office:value-type="float" office:value="1067847680" calcext:value-type="float">
            <text:p>1067847680</text:p>
          </table:table-cell>
          <table:table-cell office:value-type="float" office:value="0" calcext:value-type="float">
            <text:p>0</text:p>
          </table:table-cell>
          <table:table-cell office:value-type="float" office:value="29646848" calcext:value-type="float">
            <text:p>2964684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387690496" calcext:value-type="float">
            <text:p>387690496</text:p>
          </table:table-cell>
          <table:table-cell office:value-type="float" office:value="0" calcext:value-type="float">
            <text:p>0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300" calcext:value-type="float">
            <text:p>300</text:p>
          </table:table-cell>
          <table:table-cell office:value-type="float" office:value="9148" calcext:value-type="float">
            <text:p>9148</text:p>
          </table:table-cell>
          <table:table-cell office:value-type="float" office:value="1314" calcext:value-type="float">
            <text:p>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2" calcext:value-type="float">
            <text:p>9262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1:00</text:p>
          </table:table-cell>
          <table:table-cell office:value-type="float" office:value="404" calcext:value-type="float">
            <text:p>404</text:p>
          </table:table-cell>
          <table:table-cell office:value-type="float" office:value="1067847680" calcext:value-type="float">
            <text:p>1067847680</text:p>
          </table:table-cell>
          <table:table-cell office:value-type="float" office:value="0" calcext:value-type="float">
            <text:p>0</text:p>
          </table:table-cell>
          <table:table-cell office:value-type="float" office:value="29646848" calcext:value-type="float">
            <text:p>2964684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387690496" calcext:value-type="float">
            <text:p>387690496</text:p>
          </table:table-cell>
          <table:table-cell office:value-type="float" office:value="0" calcext:value-type="float">
            <text:p>0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300" calcext:value-type="float">
            <text:p>300</text:p>
          </table:table-cell>
          <table:table-cell office:value-type="float" office:value="9148" calcext:value-type="float">
            <text:p>9148</text:p>
          </table:table-cell>
          <table:table-cell office:value-type="float" office:value="1314" calcext:value-type="float">
            <text:p>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2" calcext:value-type="float">
            <text:p>9262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0:00</text:p>
          </table:table-cell>
          <table:table-cell office:value-type="float" office:value="400" calcext:value-type="float">
            <text:p>400</text:p>
          </table:table-cell>
          <table:table-cell office:value-type="float" office:value="1066217472" calcext:value-type="float">
            <text:p>1066217472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82566400" calcext:value-type="float">
            <text:p>382566400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300" calcext:value-type="float">
            <text:p>300</text:p>
          </table:table-cell>
          <table:table-cell office:value-type="float" office:value="8338" calcext:value-type="float">
            <text:p>8338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4" calcext:value-type="float">
            <text:p>8484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0:00</text:p>
          </table:table-cell>
          <table:table-cell office:value-type="float" office:value="400" calcext:value-type="float">
            <text:p>400</text:p>
          </table:table-cell>
          <table:table-cell office:value-type="float" office:value="1066217472" calcext:value-type="float">
            <text:p>1066217472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82566400" calcext:value-type="float">
            <text:p>382566400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300" calcext:value-type="float">
            <text:p>300</text:p>
          </table:table-cell>
          <table:table-cell office:value-type="float" office:value="8338" calcext:value-type="float">
            <text:p>8338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4" calcext:value-type="float">
            <text:p>8484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9:00</text:p>
          </table:table-cell>
          <table:table-cell office:value-type="float" office:value="407" calcext:value-type="float">
            <text:p>407</text:p>
          </table:table-cell>
          <table:table-cell office:value-type="float" office:value="1066266624" calcext:value-type="float">
            <text:p>1066266624</text:p>
          </table:table-cell>
          <table:table-cell office:value-type="float" office:value="21" calcext:value-type="float">
            <text:p>21</text:p>
          </table:table-cell>
          <table:table-cell office:value-type="float" office:value="29048832" calcext:value-type="float">
            <text:p>29048832</text:p>
          </table:table-cell>
          <table:table-cell office:value-type="float" office:value="0" calcext:value-type="float">
            <text:p>0</text:p>
          </table:table-cell>
          <table:table-cell office:value-type="float" office:value="389128192" calcext:value-type="float">
            <text:p>389128192</text:p>
          </table:table-cell>
          <table:table-cell office:value-type="float" office:value="63" calcext:value-type="float">
            <text:p>63</text:p>
          </table:table-cell>
          <table:table-cell office:value-type="float" office:value="379940864" calcext:value-type="float">
            <text:p>379940864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12250000238419" calcext:value-type="float">
            <text:p>0.112250000238419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250" calcext:value-type="float">
            <text:p>250</text:p>
          </table:table-cell>
          <table:table-cell office:value-type="float" office:value="7606" calcext:value-type="float">
            <text:p>7606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3" calcext:value-type="float">
            <text:p>7743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9:00</text:p>
          </table:table-cell>
          <table:table-cell office:value-type="float" office:value="407" calcext:value-type="float">
            <text:p>407</text:p>
          </table:table-cell>
          <table:table-cell office:value-type="float" office:value="1066266624" calcext:value-type="float">
            <text:p>1066266624</text:p>
          </table:table-cell>
          <table:table-cell office:value-type="float" office:value="21" calcext:value-type="float">
            <text:p>21</text:p>
          </table:table-cell>
          <table:table-cell office:value-type="float" office:value="29048832" calcext:value-type="float">
            <text:p>29048832</text:p>
          </table:table-cell>
          <table:table-cell office:value-type="float" office:value="0" calcext:value-type="float">
            <text:p>0</text:p>
          </table:table-cell>
          <table:table-cell office:value-type="float" office:value="389128192" calcext:value-type="float">
            <text:p>389128192</text:p>
          </table:table-cell>
          <table:table-cell office:value-type="float" office:value="63" calcext:value-type="float">
            <text:p>63</text:p>
          </table:table-cell>
          <table:table-cell office:value-type="float" office:value="379940864" calcext:value-type="float">
            <text:p>379940864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12250000238419" calcext:value-type="float">
            <text:p>0.112250000238419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250" calcext:value-type="float">
            <text:p>250</text:p>
          </table:table-cell>
          <table:table-cell office:value-type="float" office:value="7606" calcext:value-type="float">
            <text:p>7606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3" calcext:value-type="float">
            <text:p>7743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8:00</text:p>
          </table:table-cell>
          <table:table-cell office:value-type="float" office:value="416" calcext:value-type="float">
            <text:p>416</text:p>
          </table:table-cell>
          <table:table-cell office:value-type="float" office:value="1066176512" calcext:value-type="float">
            <text:p>1066176512</text:p>
          </table:table-cell>
          <table:table-cell office:value-type="float" office:value="16" calcext:value-type="float">
            <text:p>16</text:p>
          </table:table-cell>
          <table:table-cell office:value-type="float" office:value="28979200" calcext:value-type="float">
            <text:p>28979200</text:p>
          </table:table-cell>
          <table:table-cell office:value-type="float" office:value="0" calcext:value-type="float">
            <text:p>0</text:p>
          </table:table-cell>
          <table:table-cell office:value-type="float" office:value="389128192" calcext:value-type="float">
            <text:p>389128192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105250000953674" calcext:value-type="float">
            <text:p>0.10525000095367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50" calcext:value-type="float">
            <text:p>250</text:p>
          </table:table-cell>
          <table:table-cell office:value-type="float" office:value="6856" calcext:value-type="float">
            <text:p>6856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8:00</text:p>
          </table:table-cell>
          <table:table-cell office:value-type="float" office:value="416" calcext:value-type="float">
            <text:p>416</text:p>
          </table:table-cell>
          <table:table-cell office:value-type="float" office:value="1066176512" calcext:value-type="float">
            <text:p>1066176512</text:p>
          </table:table-cell>
          <table:table-cell office:value-type="float" office:value="16" calcext:value-type="float">
            <text:p>16</text:p>
          </table:table-cell>
          <table:table-cell office:value-type="float" office:value="28979200" calcext:value-type="float">
            <text:p>28979200</text:p>
          </table:table-cell>
          <table:table-cell office:value-type="float" office:value="0" calcext:value-type="float">
            <text:p>0</text:p>
          </table:table-cell>
          <table:table-cell office:value-type="float" office:value="389128192" calcext:value-type="float">
            <text:p>389128192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105250000953674" calcext:value-type="float">
            <text:p>0.10525000095367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50" calcext:value-type="float">
            <text:p>250</text:p>
          </table:table-cell>
          <table:table-cell office:value-type="float" office:value="6856" calcext:value-type="float">
            <text:p>6856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7:00</text:p>
          </table:table-cell>
          <table:table-cell office:value-type="float" office:value="397" calcext:value-type="float">
            <text:p>397</text:p>
          </table:table-cell>
          <table:table-cell office:value-type="float" office:value="1066090496" calcext:value-type="float">
            <text:p>1066090496</text:p>
          </table:table-cell>
          <table:table-cell office:value-type="float" office:value="16" calcext:value-type="float">
            <text:p>16</text:p>
          </table:table-cell>
          <table:table-cell office:value-type="float" office:value="29040640" calcext:value-type="float">
            <text:p>29040640</text:p>
          </table:table-cell>
          <table:table-cell office:value-type="float" office:value="0" calcext:value-type="float">
            <text:p>0</text:p>
          </table:table-cell>
          <table:table-cell office:value-type="float" office:value="389447680" calcext:value-type="float">
            <text:p>389447680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" calcext:value-type="float">
            <text:p>0</text:p>
          </table:table-cell>
          <table:table-cell office:value-type="float" office:value="0.165000006556511" calcext:value-type="float">
            <text:p>0.165000006556511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250" calcext:value-type="float">
            <text:p>250</text:p>
          </table:table-cell>
          <table:table-cell office:value-type="float" office:value="6086" calcext:value-type="float">
            <text:p>6086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9" calcext:value-type="float">
            <text:p>62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7:00</text:p>
          </table:table-cell>
          <table:table-cell office:value-type="float" office:value="397" calcext:value-type="float">
            <text:p>397</text:p>
          </table:table-cell>
          <table:table-cell office:value-type="float" office:value="1066090496" calcext:value-type="float">
            <text:p>1066090496</text:p>
          </table:table-cell>
          <table:table-cell office:value-type="float" office:value="16" calcext:value-type="float">
            <text:p>16</text:p>
          </table:table-cell>
          <table:table-cell office:value-type="float" office:value="29040640" calcext:value-type="float">
            <text:p>29040640</text:p>
          </table:table-cell>
          <table:table-cell office:value-type="float" office:value="0" calcext:value-type="float">
            <text:p>0</text:p>
          </table:table-cell>
          <table:table-cell office:value-type="float" office:value="389447680" calcext:value-type="float">
            <text:p>389447680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" calcext:value-type="float">
            <text:p>0</text:p>
          </table:table-cell>
          <table:table-cell office:value-type="float" office:value="0.165000006556511" calcext:value-type="float">
            <text:p>0.165000006556511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250" calcext:value-type="float">
            <text:p>250</text:p>
          </table:table-cell>
          <table:table-cell office:value-type="float" office:value="6086" calcext:value-type="float">
            <text:p>6086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9" calcext:value-type="float">
            <text:p>62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6:00</text:p>
          </table:table-cell>
          <table:table-cell office:value-type="float" office:value="389" calcext:value-type="float">
            <text:p>389</text:p>
          </table:table-cell>
          <table:table-cell office:value-type="float" office:value="1066168320" calcext:value-type="float">
            <text:p>1066168320</text:p>
          </table:table-cell>
          <table:table-cell office:value-type="float" office:value="16" calcext:value-type="float">
            <text:p>16</text:p>
          </table:table-cell>
          <table:table-cell office:value-type="float" office:value="29040640" calcext:value-type="float">
            <text:p>29040640</text:p>
          </table:table-cell>
          <table:table-cell office:value-type="float" office:value="0" calcext:value-type="float">
            <text:p>0</text:p>
          </table:table-cell>
          <table:table-cell office:value-type="float" office:value="389447680" calcext:value-type="float">
            <text:p>389447680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10249999910593" calcext:value-type="float">
            <text:p>0.10249999910593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200" calcext:value-type="float">
            <text:p>200</text:p>
          </table:table-cell>
          <table:table-cell office:value-type="float" office:value="5404" calcext:value-type="float">
            <text:p>540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4" calcext:value-type="float">
            <text:p>5574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6:00</text:p>
          </table:table-cell>
          <table:table-cell office:value-type="float" office:value="389" calcext:value-type="float">
            <text:p>389</text:p>
          </table:table-cell>
          <table:table-cell office:value-type="float" office:value="1066168320" calcext:value-type="float">
            <text:p>1066168320</text:p>
          </table:table-cell>
          <table:table-cell office:value-type="float" office:value="16" calcext:value-type="float">
            <text:p>16</text:p>
          </table:table-cell>
          <table:table-cell office:value-type="float" office:value="29040640" calcext:value-type="float">
            <text:p>29040640</text:p>
          </table:table-cell>
          <table:table-cell office:value-type="float" office:value="0" calcext:value-type="float">
            <text:p>0</text:p>
          </table:table-cell>
          <table:table-cell office:value-type="float" office:value="389447680" calcext:value-type="float">
            <text:p>389447680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10249999910593" calcext:value-type="float">
            <text:p>0.10249999910593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200" calcext:value-type="float">
            <text:p>200</text:p>
          </table:table-cell>
          <table:table-cell office:value-type="float" office:value="5404" calcext:value-type="float">
            <text:p>540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4" calcext:value-type="float">
            <text:p>5574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5:00</text:p>
          </table:table-cell>
          <table:table-cell office:value-type="float" office:value="380" calcext:value-type="float">
            <text:p>380</text:p>
          </table:table-cell>
          <table:table-cell office:value-type="float" office:value="1065766912" calcext:value-type="float">
            <text:p>10657669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57" calcext:value-type="float">
            <text:p>57</text:p>
          </table:table-cell>
          <table:table-cell office:value-type="float" office:value="371478528" calcext:value-type="float">
            <text:p>371478528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11174999922514" calcext:value-type="float">
            <text:p>0.11174999922514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200" calcext:value-type="float">
            <text:p>200</text:p>
          </table:table-cell>
          <table:table-cell office:value-type="float" office:value="4727" calcext:value-type="float">
            <text:p>472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5" calcext:value-type="float">
            <text:p>492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5:00</text:p>
          </table:table-cell>
          <table:table-cell office:value-type="float" office:value="380" calcext:value-type="float">
            <text:p>380</text:p>
          </table:table-cell>
          <table:table-cell office:value-type="float" office:value="1065766912" calcext:value-type="float">
            <text:p>10657669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57" calcext:value-type="float">
            <text:p>57</text:p>
          </table:table-cell>
          <table:table-cell office:value-type="float" office:value="371478528" calcext:value-type="float">
            <text:p>371478528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11174999922514" calcext:value-type="float">
            <text:p>0.11174999922514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200" calcext:value-type="float">
            <text:p>200</text:p>
          </table:table-cell>
          <table:table-cell office:value-type="float" office:value="4727" calcext:value-type="float">
            <text:p>472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5" calcext:value-type="float">
            <text:p>492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4:00</text:p>
          </table:table-cell>
          <table:table-cell office:value-type="float" office:value="354" calcext:value-type="float">
            <text:p>354</text:p>
          </table:table-cell>
          <table:table-cell office:value-type="float" office:value="1064964096" calcext:value-type="float">
            <text:p>1064964096</text:p>
          </table:table-cell>
          <table:table-cell office:value-type="float" office:value="16" calcext:value-type="float">
            <text:p>16</text:p>
          </table:table-cell>
          <table:table-cell office:value-type="float" office:value="28942336" calcext:value-type="float">
            <text:p>28942336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51" calcext:value-type="float">
            <text:p>51</text:p>
          </table:table-cell>
          <table:table-cell office:value-type="float" office:value="365404160" calcext:value-type="float">
            <text:p>365404160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200" calcext:value-type="float">
            <text:p>200</text:p>
          </table:table-cell>
          <table:table-cell office:value-type="float" office:value="4026" calcext:value-type="float">
            <text:p>402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5" calcext:value-type="float">
            <text:p>423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4:00</text:p>
          </table:table-cell>
          <table:table-cell office:value-type="float" office:value="354" calcext:value-type="float">
            <text:p>354</text:p>
          </table:table-cell>
          <table:table-cell office:value-type="float" office:value="1064964096" calcext:value-type="float">
            <text:p>1064964096</text:p>
          </table:table-cell>
          <table:table-cell office:value-type="float" office:value="16" calcext:value-type="float">
            <text:p>16</text:p>
          </table:table-cell>
          <table:table-cell office:value-type="float" office:value="28942336" calcext:value-type="float">
            <text:p>28942336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51" calcext:value-type="float">
            <text:p>51</text:p>
          </table:table-cell>
          <table:table-cell office:value-type="float" office:value="365404160" calcext:value-type="float">
            <text:p>365404160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200" calcext:value-type="float">
            <text:p>200</text:p>
          </table:table-cell>
          <table:table-cell office:value-type="float" office:value="4026" calcext:value-type="float">
            <text:p>402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5" calcext:value-type="float">
            <text:p>423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3:00</text:p>
          </table:table-cell>
          <table:table-cell office:value-type="float" office:value="348" calcext:value-type="float">
            <text:p>348</text:p>
          </table:table-cell>
          <table:table-cell office:value-type="float" office:value="1064595456" calcext:value-type="float">
            <text:p>1064595456</text:p>
          </table:table-cell>
          <table:table-cell office:value-type="float" office:value="15" calcext:value-type="float">
            <text:p>15</text:p>
          </table:table-cell>
          <table:table-cell office:value-type="float" office:value="26865664" calcext:value-type="float">
            <text:p>26865664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65379584" calcext:value-type="float">
            <text:p>365379584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150" calcext:value-type="float">
            <text:p>150</text:p>
          </table:table-cell>
          <table:table-cell office:value-type="float" office:value="3424" calcext:value-type="float">
            <text:p>342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8" calcext:value-type="float">
            <text:p>359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3:00</text:p>
          </table:table-cell>
          <table:table-cell office:value-type="float" office:value="348" calcext:value-type="float">
            <text:p>348</text:p>
          </table:table-cell>
          <table:table-cell office:value-type="float" office:value="1064595456" calcext:value-type="float">
            <text:p>1064595456</text:p>
          </table:table-cell>
          <table:table-cell office:value-type="float" office:value="15" calcext:value-type="float">
            <text:p>15</text:p>
          </table:table-cell>
          <table:table-cell office:value-type="float" office:value="26865664" calcext:value-type="float">
            <text:p>26865664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65379584" calcext:value-type="float">
            <text:p>365379584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150" calcext:value-type="float">
            <text:p>150</text:p>
          </table:table-cell>
          <table:table-cell office:value-type="float" office:value="3424" calcext:value-type="float">
            <text:p>342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8" calcext:value-type="float">
            <text:p>359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2:00</text:p>
          </table:table-cell>
          <table:table-cell office:value-type="float" office:value="325" calcext:value-type="float">
            <text:p>325</text:p>
          </table:table-cell>
          <table:table-cell office:value-type="float" office:value="1007919104" calcext:value-type="float">
            <text:p>1007919104</text:p>
          </table:table-cell>
          <table:table-cell office:value-type="float" office:value="12" calcext:value-type="float">
            <text:p>12</text:p>
          </table:table-cell>
          <table:table-cell office:value-type="float" office:value="27463680" calcext:value-type="float">
            <text:p>27463680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969500005245209" calcext:value-type="float">
            <text:p>0.969500005245209</text:p>
          </table:table-cell>
          <table:table-cell office:value-type="float" office:value="150" calcext:value-type="float">
            <text:p>150</text:p>
          </table:table-cell>
          <table:table-cell office:value-type="float" office:value="2853" calcext:value-type="float">
            <text:p>28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2:00</text:p>
          </table:table-cell>
          <table:table-cell office:value-type="float" office:value="325" calcext:value-type="float">
            <text:p>325</text:p>
          </table:table-cell>
          <table:table-cell office:value-type="float" office:value="1007919104" calcext:value-type="float">
            <text:p>1007919104</text:p>
          </table:table-cell>
          <table:table-cell office:value-type="float" office:value="12" calcext:value-type="float">
            <text:p>12</text:p>
          </table:table-cell>
          <table:table-cell office:value-type="float" office:value="27463680" calcext:value-type="float">
            <text:p>27463680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969500005245209" calcext:value-type="float">
            <text:p>0.969500005245209</text:p>
          </table:table-cell>
          <table:table-cell office:value-type="float" office:value="150" calcext:value-type="float">
            <text:p>150</text:p>
          </table:table-cell>
          <table:table-cell office:value-type="float" office:value="2853" calcext:value-type="float">
            <text:p>28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1:00</text:p>
          </table:table-cell>
          <table:table-cell office:value-type="float" office:value="261" calcext:value-type="float">
            <text:p>261</text:p>
          </table:table-cell>
          <table:table-cell office:value-type="float" office:value="908259328" calcext:value-type="float">
            <text:p>908259328</text:p>
          </table:table-cell>
          <table:table-cell office:value-type="float" office:value="11" calcext:value-type="float">
            <text:p>11</text:p>
          </table:table-cell>
          <table:table-cell office:value-type="float" office:value="26017792" calcext:value-type="float">
            <text:p>26017792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971499979496002" calcext:value-type="float">
            <text:p>0.971499979496002</text:p>
          </table:table-cell>
          <table:table-cell office:value-type="float" office:value="150" calcext:value-type="float">
            <text:p>150</text:p>
          </table:table-cell>
          <table:table-cell office:value-type="float" office:value="2278" calcext:value-type="float">
            <text:p>227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1:00</text:p>
          </table:table-cell>
          <table:table-cell office:value-type="float" office:value="261" calcext:value-type="float">
            <text:p>261</text:p>
          </table:table-cell>
          <table:table-cell office:value-type="float" office:value="908259328" calcext:value-type="float">
            <text:p>908259328</text:p>
          </table:table-cell>
          <table:table-cell office:value-type="float" office:value="11" calcext:value-type="float">
            <text:p>11</text:p>
          </table:table-cell>
          <table:table-cell office:value-type="float" office:value="26017792" calcext:value-type="float">
            <text:p>26017792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971499979496002" calcext:value-type="float">
            <text:p>0.971499979496002</text:p>
          </table:table-cell>
          <table:table-cell office:value-type="float" office:value="150" calcext:value-type="float">
            <text:p>150</text:p>
          </table:table-cell>
          <table:table-cell office:value-type="float" office:value="2278" calcext:value-type="float">
            <text:p>227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0:00</text:p>
          </table:table-cell>
          <table:table-cell office:value-type="float" office:value="269" calcext:value-type="float">
            <text:p>269</text:p>
          </table:table-cell>
          <table:table-cell office:value-type="float" office:value="773087232" calcext:value-type="float">
            <text:p>773087232</text:p>
          </table:table-cell>
          <table:table-cell office:value-type="float" office:value="2" calcext:value-type="float">
            <text:p>2</text:p>
          </table:table-cell>
          <table:table-cell office:value-type="float" office:value="26595328" calcext:value-type="float">
            <text:p>26595328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100" calcext:value-type="float">
            <text:p>100</text:p>
          </table:table-cell>
          <table:table-cell office:value-type="float" office:value="1860" calcext:value-type="float">
            <text:p>18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0:00</text:p>
          </table:table-cell>
          <table:table-cell office:value-type="float" office:value="269" calcext:value-type="float">
            <text:p>269</text:p>
          </table:table-cell>
          <table:table-cell office:value-type="float" office:value="773087232" calcext:value-type="float">
            <text:p>773087232</text:p>
          </table:table-cell>
          <table:table-cell office:value-type="float" office:value="2" calcext:value-type="float">
            <text:p>2</text:p>
          </table:table-cell>
          <table:table-cell office:value-type="float" office:value="26595328" calcext:value-type="float">
            <text:p>26595328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100" calcext:value-type="float">
            <text:p>100</text:p>
          </table:table-cell>
          <table:table-cell office:value-type="float" office:value="1860" calcext:value-type="float">
            <text:p>18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9:00</text:p>
          </table:table-cell>
          <table:table-cell office:value-type="float" office:value="267" calcext:value-type="float">
            <text:p>267</text:p>
          </table:table-cell>
          <table:table-cell office:value-type="float" office:value="674623488" calcext:value-type="float">
            <text:p>674623488</text:p>
          </table:table-cell>
          <table:table-cell office:value-type="float" office:value="2" calcext:value-type="float">
            <text:p>2</text:p>
          </table:table-cell>
          <table:table-cell office:value-type="float" office:value="25071616" calcext:value-type="float">
            <text:p>250716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office:value-type="float" office:value="355655680" calcext:value-type="float">
            <text:p>355655680</text:p>
          </table:table-cell>
          <table:table-cell office:value-type="float" office:value="0" calcext:value-type="float">
            <text:p>0</text:p>
          </table:table-cell>
          <table:table-cell office:value-type="float" office:value="0.0610000006854534" calcext:value-type="float">
            <text:p>0.061000000685453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100" calcext:value-type="float">
            <text:p>100</text:p>
          </table:table-cell>
          <table:table-cell office:value-type="float" office:value="1472" calcext:value-type="float">
            <text:p>14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9:00</text:p>
          </table:table-cell>
          <table:table-cell office:value-type="float" office:value="267" calcext:value-type="float">
            <text:p>267</text:p>
          </table:table-cell>
          <table:table-cell office:value-type="float" office:value="674623488" calcext:value-type="float">
            <text:p>674623488</text:p>
          </table:table-cell>
          <table:table-cell office:value-type="float" office:value="2" calcext:value-type="float">
            <text:p>2</text:p>
          </table:table-cell>
          <table:table-cell office:value-type="float" office:value="25071616" calcext:value-type="float">
            <text:p>250716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office:value-type="float" office:value="355655680" calcext:value-type="float">
            <text:p>355655680</text:p>
          </table:table-cell>
          <table:table-cell office:value-type="float" office:value="0" calcext:value-type="float">
            <text:p>0</text:p>
          </table:table-cell>
          <table:table-cell office:value-type="float" office:value="0.0610000006854534" calcext:value-type="float">
            <text:p>0.061000000685453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100" calcext:value-type="float">
            <text:p>100</text:p>
          </table:table-cell>
          <table:table-cell office:value-type="float" office:value="1472" calcext:value-type="float">
            <text:p>14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8:00</text:p>
          </table:table-cell>
          <table:table-cell office:value-type="float" office:value="180" calcext:value-type="float">
            <text:p>180</text:p>
          </table:table-cell>
          <table:table-cell office:value-type="float" office:value="603885568" calcext:value-type="float">
            <text:p>603885568</text:p>
          </table:table-cell>
          <table:table-cell office:value-type="float" office:value="2" calcext:value-type="float">
            <text:p>2</text:p>
          </table:table-cell>
          <table:table-cell office:value-type="float" office:value="25071616" calcext:value-type="float">
            <text:p>250716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office:value-type="float" office:value="355655680" calcext:value-type="float">
            <text:p>355655680</text:p>
          </table:table-cell>
          <table:table-cell office:value-type="float" office:value="0" calcext:value-type="float">
            <text:p>0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100" calcext:value-type="float">
            <text:p>100</text:p>
          </table:table-cell>
          <table:table-cell office:value-type="float" office:value="1081" calcext:value-type="float">
            <text:p>108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8:00</text:p>
          </table:table-cell>
          <table:table-cell office:value-type="float" office:value="180" calcext:value-type="float">
            <text:p>180</text:p>
          </table:table-cell>
          <table:table-cell office:value-type="float" office:value="603885568" calcext:value-type="float">
            <text:p>603885568</text:p>
          </table:table-cell>
          <table:table-cell office:value-type="float" office:value="2" calcext:value-type="float">
            <text:p>2</text:p>
          </table:table-cell>
          <table:table-cell office:value-type="float" office:value="25071616" calcext:value-type="float">
            <text:p>250716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office:value-type="float" office:value="355655680" calcext:value-type="float">
            <text:p>355655680</text:p>
          </table:table-cell>
          <table:table-cell office:value-type="float" office:value="0" calcext:value-type="float">
            <text:p>0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100" calcext:value-type="float">
            <text:p>100</text:p>
          </table:table-cell>
          <table:table-cell office:value-type="float" office:value="1081" calcext:value-type="float">
            <text:p>108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7:00</text:p>
          </table:table-cell>
          <table:table-cell office:value-type="float" office:value="148" calcext:value-type="float">
            <text:p>148</text:p>
          </table:table-cell>
          <table:table-cell office:value-type="float" office:value="556949504" calcext:value-type="float">
            <text:p>556949504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0" calcext:value-type="float">
            <text:p>0</text:p>
          </table:table-cell>
          <table:table-cell office:value-type="float" office:value="356065280" calcext:value-type="float">
            <text:p>356065280</text:p>
          </table:table-cell>
          <table:table-cell office:value-type="float" office:value="0" calcext:value-type="float">
            <text:p>0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50" calcext:value-type="float">
            <text:p>50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7:00</text:p>
          </table:table-cell>
          <table:table-cell office:value-type="float" office:value="148" calcext:value-type="float">
            <text:p>148</text:p>
          </table:table-cell>
          <table:table-cell office:value-type="float" office:value="556949504" calcext:value-type="float">
            <text:p>556949504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0" calcext:value-type="float">
            <text:p>0</text:p>
          </table:table-cell>
          <table:table-cell office:value-type="float" office:value="356065280" calcext:value-type="float">
            <text:p>356065280</text:p>
          </table:table-cell>
          <table:table-cell office:value-type="float" office:value="0" calcext:value-type="float">
            <text:p>0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50" calcext:value-type="float">
            <text:p>50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6:00</text:p>
          </table:table-cell>
          <table:table-cell office:value-type="float" office:value="128" calcext:value-type="float">
            <text:p>128</text:p>
          </table:table-cell>
          <table:table-cell office:value-type="float" office:value="519020544" calcext:value-type="float">
            <text:p>519020544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50" calcext:value-type="float">
            <text:p>50</text:p>
          </table:table-cell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6:00</text:p>
          </table:table-cell>
          <table:table-cell office:value-type="float" office:value="128" calcext:value-type="float">
            <text:p>128</text:p>
          </table:table-cell>
          <table:table-cell office:value-type="float" office:value="519020544" calcext:value-type="float">
            <text:p>519020544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50" calcext:value-type="float">
            <text:p>50</text:p>
          </table:table-cell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5:00</text:p>
          </table:table-cell>
          <table:table-cell office:value-type="float" office:value="86" calcext:value-type="float">
            <text:p>86</text:p>
          </table:table-cell>
          <table:table-cell office:value-type="float" office:value="493375488" calcext:value-type="float">
            <text:p>493375488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3697792" calcext:value-type="float">
            <text:p>353697792</text:p>
          </table:table-cell>
          <table:table-cell office:value-type="float" office:value="0" calcext:value-type="float">
            <text:p>0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50" calcext:value-type="float">
            <text:p>50</text:p>
          </table:table-cell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5:00</text:p>
          </table:table-cell>
          <table:table-cell office:value-type="float" office:value="86" calcext:value-type="float">
            <text:p>86</text:p>
          </table:table-cell>
          <table:table-cell office:value-type="float" office:value="493375488" calcext:value-type="float">
            <text:p>493375488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3697792" calcext:value-type="float">
            <text:p>353697792</text:p>
          </table:table-cell>
          <table:table-cell office:value-type="float" office:value="0" calcext:value-type="float">
            <text:p>0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50" calcext:value-type="float">
            <text:p>50</text:p>
          </table:table-cell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4:00</text:p>
          </table:table-cell>
          <table:table-cell office:value-type="float" office:value="57" calcext:value-type="float">
            <text:p>57</text:p>
          </table:table-cell>
          <table:table-cell office:value-type="float" office:value="487378944" calcext:value-type="float">
            <text:p>487378944</text:p>
          </table:table-cell>
          <table:table-cell office:value-type="float" office:value="0" calcext:value-type="float">
            <text:p>0</text:p>
          </table:table-cell>
          <table:table-cell office:value-type="float" office:value="24457216" calcext:value-type="float">
            <text:p>2445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4164736" calcext:value-type="float">
            <text:p>354164736</text:p>
          </table:table-cell>
          <table:table-cell office:value-type="float" office:value="0" calcext:value-type="float">
            <text:p>0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4:00</text:p>
          </table:table-cell>
          <table:table-cell office:value-type="float" office:value="57" calcext:value-type="float">
            <text:p>57</text:p>
          </table:table-cell>
          <table:table-cell office:value-type="float" office:value="487378944" calcext:value-type="float">
            <text:p>487378944</text:p>
          </table:table-cell>
          <table:table-cell office:value-type="float" office:value="0" calcext:value-type="float">
            <text:p>0</text:p>
          </table:table-cell>
          <table:table-cell office:value-type="float" office:value="24457216" calcext:value-type="float">
            <text:p>2445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4164736" calcext:value-type="float">
            <text:p>354164736</text:p>
          </table:table-cell>
          <table:table-cell office:value-type="float" office:value="0" calcext:value-type="float">
            <text:p>0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3:00</text:p>
          </table:table-cell>
          <table:table-cell office:value-type="float" office:value="52" calcext:value-type="float">
            <text:p>52</text:p>
          </table:table-cell>
          <table:table-cell office:value-type="float" office:value="480952320" calcext:value-type="float">
            <text:p>480952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810176" calcext:value-type="float">
            <text:p>357810176</text:p>
          </table:table-cell>
          <table:table-cell office:value-type="float" office:value="0" calcext:value-type="float">
            <text:p>0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3:00</text:p>
          </table:table-cell>
          <table:table-cell office:value-type="float" office:value="52" calcext:value-type="float">
            <text:p>52</text:p>
          </table:table-cell>
          <table:table-cell office:value-type="float" office:value="480952320" calcext:value-type="float">
            <text:p>480952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810176" calcext:value-type="float">
            <text:p>357810176</text:p>
          </table:table-cell>
          <table:table-cell office:value-type="float" office:value="0" calcext:value-type="float">
            <text:p>0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2:00</text:p>
          </table:table-cell>
          <table:table-cell office:value-type="float" office:value="39" calcext:value-type="float">
            <text:p>39</text:p>
          </table:table-cell>
          <table:table-cell office:value-type="float" office:value="476913664" calcext:value-type="float">
            <text:p>476913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810176" calcext:value-type="float">
            <text:p>357810176</text:p>
          </table:table-cell>
          <table:table-cell office:value-type="float" office:value="0" calcext:value-type="float">
            <text:p>0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2:00</text:p>
          </table:table-cell>
          <table:table-cell office:value-type="float" office:value="39" calcext:value-type="float">
            <text:p>39</text:p>
          </table:table-cell>
          <table:table-cell office:value-type="float" office:value="476913664" calcext:value-type="float">
            <text:p>476913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810176" calcext:value-type="float">
            <text:p>357810176</text:p>
          </table:table-cell>
          <table:table-cell office:value-type="float" office:value="0" calcext:value-type="float">
            <text:p>0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1:00</text:p>
          </table:table-cell>
          <table:table-cell office:value-type="float" office:value="31" calcext:value-type="float">
            <text:p>31</text:p>
          </table:table-cell>
          <table:table-cell office:value-type="float" office:value="472842240" calcext:value-type="float">
            <text:p>472842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8842368" calcext:value-type="float">
            <text:p>358842368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1:00</text:p>
          </table:table-cell>
          <table:table-cell office:value-type="float" office:value="31" calcext:value-type="float">
            <text:p>31</text:p>
          </table:table-cell>
          <table:table-cell office:value-type="float" office:value="472842240" calcext:value-type="float">
            <text:p>472842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8842368" calcext:value-type="float">
            <text:p>358842368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0:00</text:p>
          </table:table-cell>
          <table:table-cell office:value-type="float" office:value="27" calcext:value-type="float">
            <text:p>27</text:p>
          </table:table-cell>
          <table:table-cell office:value-type="float" office:value="470966272" calcext:value-type="float">
            <text:p>470966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473152" calcext:value-type="float">
            <text:p>359473152</text:p>
          </table:table-cell>
          <table:table-cell office:value-type="float" office:value="0" calcext:value-type="float">
            <text:p>0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0:00</text:p>
          </table:table-cell>
          <table:table-cell office:value-type="float" office:value="27" calcext:value-type="float">
            <text:p>27</text:p>
          </table:table-cell>
          <table:table-cell office:value-type="float" office:value="470966272" calcext:value-type="float">
            <text:p>470966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473152" calcext:value-type="float">
            <text:p>359473152</text:p>
          </table:table-cell>
          <table:table-cell office:value-type="float" office:value="0" calcext:value-type="float">
            <text:p>0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29:00</text:p>
          </table:table-cell>
          <table:table-cell office:value-type="float" office:value="22" calcext:value-type="float">
            <text:p>22</text:p>
          </table:table-cell>
          <table:table-cell office:value-type="float" office:value="468656128" calcext:value-type="float">
            <text:p>468656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29:00</text:p>
          </table:table-cell>
          <table:table-cell office:value-type="float" office:value="22" calcext:value-type="float">
            <text:p>22</text:p>
          </table:table-cell>
          <table:table-cell office:value-type="float" office:value="468656128" calcext:value-type="float">
            <text:p>468656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28:00</text:p>
          </table:table-cell>
          <table:table-cell office:value-type="float" office:value="18" calcext:value-type="float">
            <text:p>18</text:p>
          </table:table-cell>
          <table:table-cell office:value-type="float" office:value="467263488" calcext:value-type="float">
            <text:p>467263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2196992" calcext:value-type="float">
            <text:p>362196992</text:p>
          </table:table-cell>
          <table:table-cell office:value-type="float" office:value="0" calcext:value-type="float">
            <text:p>0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28:00</text:p>
          </table:table-cell>
          <table:table-cell office:value-type="float" office:value="18" calcext:value-type="float">
            <text:p>18</text:p>
          </table:table-cell>
          <table:table-cell office:value-type="float" office:value="467263488" calcext:value-type="float">
            <text:p>467263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2196992" calcext:value-type="float">
            <text:p>362196992</text:p>
          </table:table-cell>
          <table:table-cell office:value-type="float" office:value="0" calcext:value-type="float">
            <text:p>0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 table:number-rows-repeated="1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shapes>
          <draw:frame draw:z-index="0" draw:style-name="gr1" draw:text-style-name="P1" svg:width="453.51pt" svg:height="255.09pt" svg:x="2295.35pt" svg:y="11.99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 Sheet2.A2:Sheet2.A83 Sheet2.G1:Sheet2.G1 Sheet2.G2:Sheet2.G83 Sheet2.A2:Sheet2.A83 Sheet2.H1:Sheet2.H1 Sheet2.H2:Sheet2.H83 Sheet2.A2:Sheet2.A83 Sheet2.I1:Sheet2.I1 Sheet2.I2:Sheet2.I83 Sheet2.A2:Sheet2.A83 Sheet2.J1:Sheet2.J1 Sheet2.J2:Sheet2.J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454.85pt" svg:y="272.75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19.33pt" svg:y="558.03pt">
            <loext:p draw:notify-on-update-of-ranges="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930.85pt" svg:y="30.93pt">
            <loext:p draw:notify-on-update-of-ranges="Sheet2.M1:Sheet2.M1 Sheet2.M2:Sheet2.M83 Sheet2.N1:Sheet2.N1 Sheet2.N2:Sheet2.N83 Sheet2.O1:Sheet2.O1 Sheet2.O2:Sheet2.O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796.2pt" svg:y="558.03pt">
            <loext:p draw:notify-on-update-of-ranges="Sheet2.A2:Sheet2.A83 Sheet2.C1:Sheet2.C1 Sheet2.C2:Sheet2.C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806.86pt" svg:y="282.05pt">
            <loext:p draw:notify-on-update-of-ranges="Sheet2.N1:Sheet2.N1 Sheet2.N2:Sheet2.N83 Sheet2.O1:Sheet2.O1 Sheet2.O2:Sheet2.O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464.07pt" svg:y="7.91pt">
            <loext:p draw:notify-on-update-of-ranges="Sheet2.A2:Sheet2.A83 Sheet2.S1:Sheet2.S1 Sheet2.S2:Sheet2.S83 Sheet2.A2:Sheet2.A83 Sheet2.T1:Sheet2.T1 Sheet2.T2:Sheet2.T8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2" table:number-columns-repeated="1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middletier_normalized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1</text:p>
          </table:table-cell>
          <table:table-cell office:value-type="string" calcext:value-type="string">
            <text:p>cpu_edge2</text:p>
          </table:table-cell>
          <table:table-cell office:value-type="string" calcext:value-type="string">
            <text:p>Nodecpu_1</text:p>
          </table:table-cell>
          <table:table-cell office:value-type="string" calcext:value-type="string">
            <text:p>Nodecpu_2</text:p>
          </table:table-cell>
          <table:table-cell office:value-type="string" calcext:value-type="string">
            <text:p>Nodecpu_3</text:p>
          </table:table-cell>
          <table:table-cell office:value-type="string" calcext:value-type="string">
            <text:p>Nodecpu_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locustusers_normalized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 office:value-type="string" calcext:value-type="string">
            <text:p>Status_200_normalized</text:p>
          </table:table-cell>
          <table:table-cell office:value-type="string" calcext:value-type="string">
            <text:p>Status_500_normalized</text:p>
          </table:table-cell>
          <table:table-cell office:value-type="string" calcext:value-type="string">
            <text:p>Status_0_normalized</text:p>
          </table:table-cell>
          <table:table-cell office:value-type="string" calcext:value-type="string">
            <text:p>success_rate</text:p>
          </table:table-cell>
          <table:table-cell office:value-type="string" calcext:value-type="string">
            <text:p>failure_rate</text:p>
          </table:table-cell>
          <table:table-cell office:value-type="string" calcext:value-type="string">
            <text:p>success_rate_per_user_change</text:p>
          </table:table-cell>
          <table:table-cell office:value-type="string" calcext:value-type="string">
            <text:p>failure_rate_per_user_chang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eventlog.B2]/1000" office:value-type="float" office:value="0.4" calcext:value-type="float">
            <text:p>0.4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[eventlog.D2]/1000" office:value-type="float" office:value="0" calcext:value-type="float">
            <text:p>0</text:p>
          </table:table-cell>
          <table:table-cell table:formula="of:=[eventlog.F2]/1000" office:value-type="float" office:value="0.091" calcext:value-type="float">
            <text:p>0.091</text:p>
          </table:table-cell>
          <table:table-cell table:formula="of:=[eventlog.H2]/1000" office:value-type="float" office:value="0.084" calcext:value-type="float">
            <text:p>0.084</text:p>
          </table:table-cell>
          <table:table-cell table:formula="of:=[eventlog.J2]" office:value-type="float" office:value="0" calcext:value-type="float">
            <text:p>0</text:p>
          </table:table-cell>
          <table:table-cell table:formula="of:=[eventlog.K2]" office:value-type="float" office:value="0.0627499967813492" calcext:value-type="float">
            <text:p>0.062749996781349</text:p>
          </table:table-cell>
          <table:table-cell table:formula="of:=[eventlog.L2]" office:value-type="float" office:value="0.137749999761581" calcext:value-type="float">
            <text:p>0.137749999761581</text:p>
          </table:table-cell>
          <table:table-cell table:formula="of:=[eventlog.M2]" office:value-type="float" office:value="0.956250011920929" calcext:value-type="float">
            <text:p>0.956250011920929</text:p>
          </table:table-cell>
          <table:table-cell table:formula="of:=[eventlog.N2]" office:value-type="float" office:value="600" calcext:value-type="float">
            <text:p>600</text:p>
          </table:table-cell>
          <table:table-cell table:formula="of:=[.K2]/[.K$2]" office:value-type="float" office:value="1" calcext:value-type="float">
            <text:p>1</text:p>
          </table:table-cell>
          <table:table-cell table:formula="of:=[eventlog.O2]+[eventlog.S2]" office:value-type="float" office:value="37692" calcext:value-type="float">
            <text:p>37692</text:p>
          </table:table-cell>
          <table:table-cell table:formula="of:=[eventlog.P2]+[eventlog.T2]" office:value-type="float" office:value="25179" calcext:value-type="float">
            <text:p>25179</text:p>
          </table:table-cell>
          <table:table-cell table:formula="of:=[eventlog.Q2]+[eventlog.U2]" office:value-type="float" office:value="9" calcext:value-type="float">
            <text:p>9</text:p>
          </table:table-cell>
          <table:table-cell table:formula="of:=[.M2]/[.M$2]" office:value-type="float" office:value="1" calcext:value-type="float">
            <text:p>1</text:p>
          </table:table-cell>
          <table:table-cell table:formula="of:=[.N2]/[.N$2]" office:value-type="float" office:value="1" calcext:value-type="float">
            <text:p>1</text:p>
          </table:table-cell>
          <table:table-cell table:formula="of:=[.O2]/[.O$2]" office:value-type="float" office:value="1" calcext:value-type="float">
            <text:p>1</text:p>
          </table:table-cell>
          <table:table-cell table:formula="of:=([.M2])/([.M$2]+[.N$2]+[.O$2])" office:value-type="float" office:value="0.599427480916031" calcext:value-type="float">
            <text:p>0.599427480916031</text:p>
          </table:table-cell>
          <table:table-cell table:formula="of:=([.N2]+[.O2])/([.M$2]+[.N$2]+[.O$2])" office:value-type="float" office:value="0.400572519083969" calcext:value-type="float">
            <text:p>0.400572519083969</text:p>
          </table:table-cell>
          <table:table-cell table:formula="of:=([.M2]-[.M$7])/([.M$2]+[.N$2]+[.O$2]-[.M$7]-[.N$7]-[.O$7])" office:value-type="float" office:value="0.41106166560712" calcext:value-type="float">
            <text:p>0.41106166560712</text:p>
          </table:table-cell>
          <table:table-cell table:formula="of:=([.N2]-[.N$7]+[.O2]-[.O$7])/([.M$2]+[.N$2]+[.O$2]-[.M$7]-[.N$7]-[.O$7])" office:value-type="float" office:value="0.58893833439288" calcext:value-type="float">
            <text:p>0.588938334392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eventlog.B3]/1000" office:value-type="float" office:value="0.4" calcext:value-type="float">
            <text:p>0.4</text:p>
          </table:table-cell>
          <table:table-cell table:formula="of:=[.B3]/[.B$2]" office:value-type="float" office:value="1" calcext:value-type="float">
            <text:p>1</text:p>
          </table:table-cell>
          <table:table-cell table:formula="of:=[eventlog.D3]/1000" office:value-type="float" office:value="0" calcext:value-type="float">
            <text:p>0</text:p>
          </table:table-cell>
          <table:table-cell table:formula="of:=[eventlog.F3]/1000" office:value-type="float" office:value="0.091" calcext:value-type="float">
            <text:p>0.091</text:p>
          </table:table-cell>
          <table:table-cell table:formula="of:=[eventlog.H3]/1000" office:value-type="float" office:value="0.084" calcext:value-type="float">
            <text:p>0.084</text:p>
          </table:table-cell>
          <table:table-cell table:formula="of:=[eventlog.J3]" office:value-type="float" office:value="0" calcext:value-type="float">
            <text:p>0</text:p>
          </table:table-cell>
          <table:table-cell table:formula="of:=[eventlog.K3]" office:value-type="float" office:value="0.0627499967813492" calcext:value-type="float">
            <text:p>0.062749996781349</text:p>
          </table:table-cell>
          <table:table-cell table:formula="of:=[eventlog.L3]" office:value-type="float" office:value="0.137749999761581" calcext:value-type="float">
            <text:p>0.137749999761581</text:p>
          </table:table-cell>
          <table:table-cell table:formula="of:=[eventlog.M3]" office:value-type="float" office:value="0.956250011920929" calcext:value-type="float">
            <text:p>0.956250011920929</text:p>
          </table:table-cell>
          <table:table-cell table:formula="of:=[eventlog.N3]" office:value-type="float" office:value="600" calcext:value-type="float">
            <text:p>600</text:p>
          </table:table-cell>
          <table:table-cell table:formula="of:=[.K3]/[.K$2]" office:value-type="float" office:value="1" calcext:value-type="float">
            <text:p>1</text:p>
          </table:table-cell>
          <table:table-cell table:formula="of:=[eventlog.O3]+[eventlog.S3]" office:value-type="float" office:value="37692" calcext:value-type="float">
            <text:p>37692</text:p>
          </table:table-cell>
          <table:table-cell table:formula="of:=[eventlog.P3]+[eventlog.T3]" office:value-type="float" office:value="25179" calcext:value-type="float">
            <text:p>25179</text:p>
          </table:table-cell>
          <table:table-cell table:formula="of:=[eventlog.Q3]+[eventlog.U3]" office:value-type="float" office:value="9" calcext:value-type="float">
            <text:p>9</text:p>
          </table:table-cell>
          <table:table-cell table:formula="of:=[.M3]/[.M$2]" office:value-type="float" office:value="1" calcext:value-type="float">
            <text:p>1</text:p>
          </table:table-cell>
          <table:table-cell table:formula="of:=[.N3]/[.N$2]" office:value-type="float" office:value="1" calcext:value-type="float">
            <text:p>1</text:p>
          </table:table-cell>
          <table:table-cell table:formula="of:=[.O3]/[.O$2]" office:value-type="float" office:value="1" calcext:value-type="float">
            <text:p>1</text:p>
          </table:table-cell>
          <table:table-cell table:formula="of:=([.M3])/([.M$2]+[.N$2]+[.O$2])" office:value-type="float" office:value="0.599427480916031" calcext:value-type="float">
            <text:p>0.599427480916031</text:p>
          </table:table-cell>
          <table:table-cell table:formula="of:=([.N3]+[.O3])/([.M$2]+[.N$2]+[.O$2])" office:value-type="float" office:value="0.400572519083969" calcext:value-type="float">
            <text:p>0.400572519083969</text:p>
          </table:table-cell>
          <table:table-cell table:formula="of:=([.M3]-[.M$7])/([.M$2]+[.N$2]+[.O$2]-[.M$7]-[.N$7]-[.O$7])" office:value-type="float" office:value="0.41106166560712" calcext:value-type="float">
            <text:p>0.41106166560712</text:p>
          </table:table-cell>
          <table:table-cell table:formula="of:=([.N3]-[.N$7]+[.O3]-[.O$7])/([.M$2]+[.N$2]+[.O$2]-[.M$7]-[.N$7]-[.O$7])" office:value-type="float" office:value="0.58893833439288" calcext:value-type="float">
            <text:p>0.588938334392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eventlog.B4]/1000" office:value-type="float" office:value="0.4" calcext:value-type="float">
            <text:p>0.4</text:p>
          </table:table-cell>
          <table:table-cell table:formula="of:=[.B4]/[.B$2]" office:value-type="float" office:value="1" calcext:value-type="float">
            <text:p>1</text:p>
          </table:table-cell>
          <table:table-cell table:formula="of:=[eventlog.D4]/1000" office:value-type="float" office:value="0" calcext:value-type="float">
            <text:p>0</text:p>
          </table:table-cell>
          <table:table-cell table:formula="of:=[eventlog.F4]/1000" office:value-type="float" office:value="0.091" calcext:value-type="float">
            <text:p>0.091</text:p>
          </table:table-cell>
          <table:table-cell table:formula="of:=[eventlog.H4]/1000" office:value-type="float" office:value="0.084" calcext:value-type="float">
            <text:p>0.084</text:p>
          </table:table-cell>
          <table:table-cell table:formula="of:=[eventlog.J4]" office:value-type="float" office:value="0" calcext:value-type="float">
            <text:p>0</text:p>
          </table:table-cell>
          <table:table-cell table:formula="of:=[eventlog.K4]" office:value-type="float" office:value="0.0727500021457672" calcext:value-type="float">
            <text:p>0.072750002145767</text:p>
          </table:table-cell>
          <table:table-cell table:formula="of:=[eventlog.L4]" office:value-type="float" office:value="0.135250002145767" calcext:value-type="float">
            <text:p>0.135250002145767</text:p>
          </table:table-cell>
          <table:table-cell table:formula="of:=[eventlog.M4]" office:value-type="float" office:value="0.958750009536743" calcext:value-type="float">
            <text:p>0.958750009536743</text:p>
          </table:table-cell>
          <table:table-cell table:formula="of:=[eventlog.N4]" office:value-type="float" office:value="600" calcext:value-type="float">
            <text:p>600</text:p>
          </table:table-cell>
          <table:table-cell table:formula="of:=[.K4]/[.K$2]" office:value-type="float" office:value="1" calcext:value-type="float">
            <text:p>1</text:p>
          </table:table-cell>
          <table:table-cell table:formula="of:=[eventlog.O4]+[eventlog.S4]" office:value-type="float" office:value="36038" calcext:value-type="float">
            <text:p>36038</text:p>
          </table:table-cell>
          <table:table-cell table:formula="of:=[eventlog.P4]+[eventlog.T4]" office:value-type="float" office:value="22911" calcext:value-type="float">
            <text:p>22911</text:p>
          </table:table-cell>
          <table:table-cell table:formula="of:=[eventlog.Q4]+[eventlog.U4]" office:value-type="float" office:value="3" calcext:value-type="float">
            <text:p>3</text:p>
          </table:table-cell>
          <table:table-cell table:formula="of:=[.M4]/[.M$2]" office:value-type="float" office:value="0.956118009126605" calcext:value-type="float">
            <text:p>0.956118009126605</text:p>
          </table:table-cell>
          <table:table-cell table:formula="of:=[.N4]/[.N$2]" office:value-type="float" office:value="0.909924937447873" calcext:value-type="float">
            <text:p>0.909924937447873</text:p>
          </table:table-cell>
          <table:table-cell table:formula="of:=[.O4]/[.O$2]" office:value-type="float" office:value="0.333333333333333" calcext:value-type="float">
            <text:p>0.333333333333333</text:p>
          </table:table-cell>
          <table:table-cell table:formula="of:=([.M4])/([.M$2]+[.N$2]+[.O$2])" office:value-type="float" office:value="0.573123409669211" calcext:value-type="float">
            <text:p>0.573123409669211</text:p>
          </table:table-cell>
          <table:table-cell table:formula="of:=([.N4]+[.O4])/([.M$2]+[.N$2]+[.O$2])" office:value-type="float" office:value="0.364408396946565" calcext:value-type="float">
            <text:p>0.364408396946565</text:p>
          </table:table-cell>
          <table:table-cell table:formula="of:=([.M4]-[.M$7])/([.M$2]+[.N$2]+[.O$2]-[.M$7]-[.N$7]-[.O$7])" office:value-type="float" office:value="0.200762873490146" calcext:value-type="float">
            <text:p>0.200762873490146</text:p>
          </table:table-cell>
          <table:table-cell table:formula="of:=([.N4]-[.N$7]+[.O4]-[.O$7])/([.M$2]+[.N$2]+[.O$2]-[.M$7]-[.N$7]-[.O$7])" office:value-type="float" office:value="0.299809281627463" calcext:value-type="float">
            <text:p>0.2998092816274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eventlog.B5]/1000" office:value-type="float" office:value="0.4" calcext:value-type="float">
            <text:p>0.4</text:p>
          </table:table-cell>
          <table:table-cell table:formula="of:=[.B5]/[.B$2]" office:value-type="float" office:value="1" calcext:value-type="float">
            <text:p>1</text:p>
          </table:table-cell>
          <table:table-cell table:formula="of:=[eventlog.D5]/1000" office:value-type="float" office:value="0" calcext:value-type="float">
            <text:p>0</text:p>
          </table:table-cell>
          <table:table-cell table:formula="of:=[eventlog.F5]/1000" office:value-type="float" office:value="0.091" calcext:value-type="float">
            <text:p>0.091</text:p>
          </table:table-cell>
          <table:table-cell table:formula="of:=[eventlog.H5]/1000" office:value-type="float" office:value="0.084" calcext:value-type="float">
            <text:p>0.084</text:p>
          </table:table-cell>
          <table:table-cell table:formula="of:=[eventlog.J5]" office:value-type="float" office:value="0" calcext:value-type="float">
            <text:p>0</text:p>
          </table:table-cell>
          <table:table-cell table:formula="of:=[eventlog.K5]" office:value-type="float" office:value="0.0727500021457672" calcext:value-type="float">
            <text:p>0.072750002145767</text:p>
          </table:table-cell>
          <table:table-cell table:formula="of:=[eventlog.L5]" office:value-type="float" office:value="0.135250002145767" calcext:value-type="float">
            <text:p>0.135250002145767</text:p>
          </table:table-cell>
          <table:table-cell table:formula="of:=[eventlog.M5]" office:value-type="float" office:value="0.958750009536743" calcext:value-type="float">
            <text:p>0.958750009536743</text:p>
          </table:table-cell>
          <table:table-cell table:formula="of:=[eventlog.N5]" office:value-type="float" office:value="600" calcext:value-type="float">
            <text:p>600</text:p>
          </table:table-cell>
          <table:table-cell table:formula="of:=[.K5]/[.K$2]" office:value-type="float" office:value="1" calcext:value-type="float">
            <text:p>1</text:p>
          </table:table-cell>
          <table:table-cell table:formula="of:=[eventlog.O5]+[eventlog.S5]" office:value-type="float" office:value="36038" calcext:value-type="float">
            <text:p>36038</text:p>
          </table:table-cell>
          <table:table-cell table:formula="of:=[eventlog.P5]+[eventlog.T5]" office:value-type="float" office:value="22911" calcext:value-type="float">
            <text:p>22911</text:p>
          </table:table-cell>
          <table:table-cell table:formula="of:=[eventlog.Q5]+[eventlog.U5]" office:value-type="float" office:value="3" calcext:value-type="float">
            <text:p>3</text:p>
          </table:table-cell>
          <table:table-cell table:formula="of:=[.M5]/[.M$2]" office:value-type="float" office:value="0.956118009126605" calcext:value-type="float">
            <text:p>0.956118009126605</text:p>
          </table:table-cell>
          <table:table-cell table:formula="of:=[.N5]/[.N$2]" office:value-type="float" office:value="0.909924937447873" calcext:value-type="float">
            <text:p>0.909924937447873</text:p>
          </table:table-cell>
          <table:table-cell table:formula="of:=[.O5]/[.O$2]" office:value-type="float" office:value="0.333333333333333" calcext:value-type="float">
            <text:p>0.333333333333333</text:p>
          </table:table-cell>
          <table:table-cell table:formula="of:=([.M5])/([.M$2]+[.N$2]+[.O$2])" office:value-type="float" office:value="0.573123409669211" calcext:value-type="float">
            <text:p>0.573123409669211</text:p>
          </table:table-cell>
          <table:table-cell table:formula="of:=([.N5]+[.O5])/([.M$2]+[.N$2]+[.O$2])" office:value-type="float" office:value="0.364408396946565" calcext:value-type="float">
            <text:p>0.364408396946565</text:p>
          </table:table-cell>
          <table:table-cell table:formula="of:=([.M5]-[.M$7])/([.M$2]+[.N$2]+[.O$2]-[.M$7]-[.N$7]-[.O$7])" office:value-type="float" office:value="0.200762873490146" calcext:value-type="float">
            <text:p>0.200762873490146</text:p>
          </table:table-cell>
          <table:table-cell table:formula="of:=([.N5]-[.N$7]+[.O5]-[.O$7])/([.M$2]+[.N$2]+[.O$2]-[.M$7]-[.N$7]-[.O$7])" office:value-type="float" office:value="0.299809281627463" calcext:value-type="float">
            <text:p>0.2998092816274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eventlog.B6]/1000" office:value-type="float" office:value="0.401" calcext:value-type="float">
            <text:p>0.401</text:p>
          </table:table-cell>
          <table:table-cell table:formula="of:=[.B6]/[.B$2]" office:value-type="float" office:value="1.0025" calcext:value-type="float">
            <text:p>1.0025</text:p>
          </table:table-cell>
          <table:table-cell table:formula="of:=[eventlog.D6]/1000" office:value-type="float" office:value="0" calcext:value-type="float">
            <text:p>0</text:p>
          </table:table-cell>
          <table:table-cell table:formula="of:=[eventlog.F6]/1000" office:value-type="float" office:value="0.091" calcext:value-type="float">
            <text:p>0.091</text:p>
          </table:table-cell>
          <table:table-cell table:formula="of:=[eventlog.H6]/1000" office:value-type="float" office:value="0.084" calcext:value-type="float">
            <text:p>0.084</text:p>
          </table:table-cell>
          <table:table-cell table:formula="of:=[eventlog.J6]" office:value-type="float" office:value="0" calcext:value-type="float">
            <text:p>0</text:p>
          </table:table-cell>
          <table:table-cell table:formula="of:=[eventlog.K6]" office:value-type="float" office:value="0.059749998152256" calcext:value-type="float">
            <text:p>0.059749998152256</text:p>
          </table:table-cell>
          <table:table-cell table:formula="of:=[eventlog.L6]" office:value-type="float" office:value="0.135749995708466" calcext:value-type="float">
            <text:p>0.135749995708466</text:p>
          </table:table-cell>
          <table:table-cell table:formula="of:=[eventlog.M6]" office:value-type="float" office:value="0.957499980926514" calcext:value-type="float">
            <text:p>0.957499980926514</text:p>
          </table:table-cell>
          <table:table-cell table:formula="of:=[eventlog.N6]" office:value-type="float" office:value="600" calcext:value-type="float">
            <text:p>600</text:p>
          </table:table-cell>
          <table:table-cell table:formula="of:=[.K6]/[.K$2]" office:value-type="float" office:value="1" calcext:value-type="float">
            <text:p>1</text:p>
          </table:table-cell>
          <table:table-cell table:formula="of:=[eventlog.O6]+[eventlog.S6]" office:value-type="float" office:value="34459" calcext:value-type="float">
            <text:p>34459</text:p>
          </table:table-cell>
          <table:table-cell table:formula="of:=[eventlog.P6]+[eventlog.T6]" office:value-type="float" office:value="20555" calcext:value-type="float">
            <text:p>20555</text:p>
          </table:table-cell>
          <table:table-cell table:formula="of:=[eventlog.Q6]+[eventlog.U6]" office:value-type="float" office:value="1" calcext:value-type="float">
            <text:p>1</text:p>
          </table:table-cell>
          <table:table-cell table:formula="of:=[.M6]/[.M$2]" office:value-type="float" office:value="0.914225830414942" calcext:value-type="float">
            <text:p>0.914225830414942</text:p>
          </table:table-cell>
          <table:table-cell table:formula="of:=[.N6]/[.N$2]" office:value-type="float" office:value="0.816354898923706" calcext:value-type="float">
            <text:p>0.816354898923706</text:p>
          </table:table-cell>
          <table:table-cell table:formula="of:=[.O6]/[.O$2]" office:value-type="float" office:value="0.111111111111111" calcext:value-type="float">
            <text:p>0.111111111111111</text:p>
          </table:table-cell>
          <table:table-cell table:formula="of:=([.M6])/([.M$2]+[.N$2]+[.O$2])" office:value-type="float" office:value="0.548012086513995" calcext:value-type="float">
            <text:p>0.548012086513995</text:p>
          </table:table-cell>
          <table:table-cell table:formula="of:=([.N6]+[.O6])/([.M$2]+[.N$2]+[.O$2])" office:value-type="float" office:value="0.326908396946565" calcext:value-type="float">
            <text:p>0.326908396946565</text:p>
          </table:table-cell>
          <table:table-cell table:formula="of:=([.M6]-[.M$7])/([.M$2]+[.N$2]+[.O$2]-[.M$7]-[.N$7]-[.O$7])" office:value-type="float" office:value="0" calcext:value-type="float">
            <text:p>0</text:p>
          </table:table-cell>
          <table:table-cell table:formula="of:=([.N6]-[.N$7]+[.O6]-[.O$7])/([.M$2]+[.N$2]+[.O$2]-[.M$7]-[.N$7]-[.O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eventlog.B7]/1000" office:value-type="float" office:value="0.401" calcext:value-type="float">
            <text:p>0.401</text:p>
          </table:table-cell>
          <table:table-cell table:formula="of:=[.B7]/[.B$2]" office:value-type="float" office:value="1.0025" calcext:value-type="float">
            <text:p>1.0025</text:p>
          </table:table-cell>
          <table:table-cell table:formula="of:=[eventlog.D7]/1000" office:value-type="float" office:value="0" calcext:value-type="float">
            <text:p>0</text:p>
          </table:table-cell>
          <table:table-cell table:formula="of:=[eventlog.F7]/1000" office:value-type="float" office:value="0.091" calcext:value-type="float">
            <text:p>0.091</text:p>
          </table:table-cell>
          <table:table-cell table:formula="of:=[eventlog.H7]/1000" office:value-type="float" office:value="0.084" calcext:value-type="float">
            <text:p>0.084</text:p>
          </table:table-cell>
          <table:table-cell table:formula="of:=[eventlog.J7]" office:value-type="float" office:value="0" calcext:value-type="float">
            <text:p>0</text:p>
          </table:table-cell>
          <table:table-cell table:formula="of:=[eventlog.K7]" office:value-type="float" office:value="0.059749998152256" calcext:value-type="float">
            <text:p>0.059749998152256</text:p>
          </table:table-cell>
          <table:table-cell table:formula="of:=[eventlog.L7]" office:value-type="float" office:value="0.135749995708466" calcext:value-type="float">
            <text:p>0.135749995708466</text:p>
          </table:table-cell>
          <table:table-cell table:formula="of:=[eventlog.M7]" office:value-type="float" office:value="0.957499980926514" calcext:value-type="float">
            <text:p>0.957499980926514</text:p>
          </table:table-cell>
          <table:table-cell table:formula="of:=[eventlog.N7]" office:value-type="float" office:value="600" calcext:value-type="float">
            <text:p>600</text:p>
          </table:table-cell>
          <table:table-cell table:formula="of:=[.K7]/[.K$2]" office:value-type="float" office:value="1" calcext:value-type="float">
            <text:p>1</text:p>
          </table:table-cell>
          <table:table-cell table:formula="of:=[eventlog.O7]+[eventlog.S7]" office:value-type="float" office:value="34459" calcext:value-type="float">
            <text:p>34459</text:p>
          </table:table-cell>
          <table:table-cell table:formula="of:=[eventlog.P7]+[eventlog.T7]" office:value-type="float" office:value="20555" calcext:value-type="float">
            <text:p>20555</text:p>
          </table:table-cell>
          <table:table-cell table:formula="of:=[eventlog.Q7]+[eventlog.U7]" office:value-type="float" office:value="1" calcext:value-type="float">
            <text:p>1</text:p>
          </table:table-cell>
          <table:table-cell table:formula="of:=[.M7]/[.M$2]" office:value-type="float" office:value="0.914225830414942" calcext:value-type="float">
            <text:p>0.914225830414942</text:p>
          </table:table-cell>
          <table:table-cell table:formula="of:=[.N7]/[.N$2]" office:value-type="float" office:value="0.816354898923706" calcext:value-type="float">
            <text:p>0.816354898923706</text:p>
          </table:table-cell>
          <table:table-cell table:formula="of:=[.O7]/[.O$2]" office:value-type="float" office:value="0.111111111111111" calcext:value-type="float">
            <text:p>0.111111111111111</text:p>
          </table:table-cell>
          <table:table-cell table:formula="of:=([.M7])/([.M$2]+[.N$2]+[.O$2])" office:value-type="float" office:value="0.548012086513995" calcext:value-type="float">
            <text:p>0.548012086513995</text:p>
          </table:table-cell>
          <table:table-cell table:formula="of:=([.N7]+[.O7])/([.M$2]+[.N$2]+[.O$2])" office:value-type="float" office:value="0.326908396946565" calcext:value-type="float">
            <text:p>0.326908396946565</text:p>
          </table:table-cell>
          <table:table-cell table:formula="of:=([.M7]-[.M$7])/([.M$2]+[.N$2]+[.O$2]-[.M$7]-[.N$7]-[.O$7])" office:value-type="float" office:value="0" calcext:value-type="float">
            <text:p>0</text:p>
          </table:table-cell>
          <table:table-cell table:formula="of:=([.N7]-[.N$7]+[.O7]-[.O$7])/([.M$2]+[.N$2]+[.O$2]-[.M$7]-[.N$7]-[.O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eventlog.B8]/1000" office:value-type="float" office:value="0.402" calcext:value-type="float">
            <text:p>0.402</text:p>
          </table:table-cell>
          <table:table-cell table:formula="of:=[.B8]/[.B$2]" office:value-type="float" office:value="1.005" calcext:value-type="float">
            <text:p>1.005</text:p>
          </table:table-cell>
          <table:table-cell table:formula="of:=[eventlog.D8]/1000" office:value-type="float" office:value="0.021" calcext:value-type="float">
            <text:p>0.021</text:p>
          </table:table-cell>
          <table:table-cell table:formula="of:=[eventlog.F8]/1000" office:value-type="float" office:value="0.091" calcext:value-type="float">
            <text:p>0.091</text:p>
          </table:table-cell>
          <table:table-cell table:formula="of:=[eventlog.H8]/1000" office:value-type="float" office:value="0.084" calcext:value-type="float">
            <text:p>0.084</text:p>
          </table:table-cell>
          <table:table-cell table:formula="of:=[eventlog.J8]" office:value-type="float" office:value="0" calcext:value-type="float">
            <text:p>0</text:p>
          </table:table-cell>
          <table:table-cell table:formula="of:=[eventlog.K8]" office:value-type="float" office:value="0.067500002682209" calcext:value-type="float">
            <text:p>0.067500002682209</text:p>
          </table:table-cell>
          <table:table-cell table:formula="of:=[eventlog.L8]" office:value-type="float" office:value="0.133000001311302" calcext:value-type="float">
            <text:p>0.133000001311302</text:p>
          </table:table-cell>
          <table:table-cell table:formula="of:=[eventlog.M8]" office:value-type="float" office:value="0.956499993801117" calcext:value-type="float">
            <text:p>0.956499993801117</text:p>
          </table:table-cell>
          <table:table-cell table:formula="of:=[eventlog.N8]" office:value-type="float" office:value="500" calcext:value-type="float">
            <text:p>500</text:p>
          </table:table-cell>
          <table:table-cell table:formula="of:=[.K8]/[.K$2]" office:value-type="float" office:value="0.833333333333333" calcext:value-type="float">
            <text:p>0.833333333333333</text:p>
          </table:table-cell>
          <table:table-cell table:formula="of:=[eventlog.O8]+[eventlog.S8]" office:value-type="float" office:value="32974" calcext:value-type="float">
            <text:p>32974</text:p>
          </table:table-cell>
          <table:table-cell table:formula="of:=[eventlog.P8]+[eventlog.T8]" office:value-type="float" office:value="18144" calcext:value-type="float">
            <text:p>18144</text:p>
          </table:table-cell>
          <table:table-cell table:formula="of:=[eventlog.Q8]+[eventlog.U8]" office:value-type="float" office:value="1" calcext:value-type="float">
            <text:p>1</text:p>
          </table:table-cell>
          <table:table-cell table:formula="of:=[.M8]/[.M$2]" office:value-type="float" office:value="0.87482754961265" calcext:value-type="float">
            <text:p>0.87482754961265</text:p>
          </table:table-cell>
          <table:table-cell table:formula="of:=[.N8]/[.N$2]" office:value-type="float" office:value="0.720600500417014" calcext:value-type="float">
            <text:p>0.720600500417014</text:p>
          </table:table-cell>
          <table:table-cell table:formula="of:=[.O8]/[.O$2]" office:value-type="float" office:value="0.111111111111111" calcext:value-type="float">
            <text:p>0.111111111111111</text:p>
          </table:table-cell>
          <table:table-cell table:formula="of:=([.M8])/([.M$2]+[.N$2]+[.O$2])" office:value-type="float" office:value="0.524395674300254" calcext:value-type="float">
            <text:p>0.524395674300254</text:p>
          </table:table-cell>
          <table:table-cell table:formula="of:=([.N8]+[.O8])/([.M$2]+[.N$2]+[.O$2])" office:value-type="float" office:value="0.288565521628499" calcext:value-type="float">
            <text:p>0.28856552162849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eventlog.B9]/1000" office:value-type="float" office:value="0.402" calcext:value-type="float">
            <text:p>0.402</text:p>
          </table:table-cell>
          <table:table-cell table:formula="of:=[.B9]/[.B$2]" office:value-type="float" office:value="1.005" calcext:value-type="float">
            <text:p>1.005</text:p>
          </table:table-cell>
          <table:table-cell table:formula="of:=[eventlog.D9]/1000" office:value-type="float" office:value="0.021" calcext:value-type="float">
            <text:p>0.021</text:p>
          </table:table-cell>
          <table:table-cell table:formula="of:=[eventlog.F9]/1000" office:value-type="float" office:value="0.091" calcext:value-type="float">
            <text:p>0.091</text:p>
          </table:table-cell>
          <table:table-cell table:formula="of:=[eventlog.H9]/1000" office:value-type="float" office:value="0.084" calcext:value-type="float">
            <text:p>0.084</text:p>
          </table:table-cell>
          <table:table-cell table:formula="of:=[eventlog.J9]" office:value-type="float" office:value="0" calcext:value-type="float">
            <text:p>0</text:p>
          </table:table-cell>
          <table:table-cell table:formula="of:=[eventlog.K9]" office:value-type="float" office:value="0.067500002682209" calcext:value-type="float">
            <text:p>0.067500002682209</text:p>
          </table:table-cell>
          <table:table-cell table:formula="of:=[eventlog.L9]" office:value-type="float" office:value="0.133000001311302" calcext:value-type="float">
            <text:p>0.133000001311302</text:p>
          </table:table-cell>
          <table:table-cell table:formula="of:=[eventlog.M9]" office:value-type="float" office:value="0.956499993801117" calcext:value-type="float">
            <text:p>0.956499993801117</text:p>
          </table:table-cell>
          <table:table-cell table:formula="of:=[eventlog.N9]" office:value-type="float" office:value="500" calcext:value-type="float">
            <text:p>500</text:p>
          </table:table-cell>
          <table:table-cell table:formula="of:=[.K9]/[.K$2]" office:value-type="float" office:value="0.833333333333333" calcext:value-type="float">
            <text:p>0.833333333333333</text:p>
          </table:table-cell>
          <table:table-cell table:formula="of:=[eventlog.O9]+[eventlog.S9]" office:value-type="float" office:value="32974" calcext:value-type="float">
            <text:p>32974</text:p>
          </table:table-cell>
          <table:table-cell table:formula="of:=[eventlog.P9]+[eventlog.T9]" office:value-type="float" office:value="18144" calcext:value-type="float">
            <text:p>18144</text:p>
          </table:table-cell>
          <table:table-cell table:formula="of:=[eventlog.Q9]+[eventlog.U9]" office:value-type="float" office:value="1" calcext:value-type="float">
            <text:p>1</text:p>
          </table:table-cell>
          <table:table-cell table:formula="of:=[.M9]/[.M$2]" office:value-type="float" office:value="0.87482754961265" calcext:value-type="float">
            <text:p>0.87482754961265</text:p>
          </table:table-cell>
          <table:table-cell table:formula="of:=[.N9]/[.N$2]" office:value-type="float" office:value="0.720600500417014" calcext:value-type="float">
            <text:p>0.720600500417014</text:p>
          </table:table-cell>
          <table:table-cell table:formula="of:=[.O9]/[.O$2]" office:value-type="float" office:value="0.111111111111111" calcext:value-type="float">
            <text:p>0.111111111111111</text:p>
          </table:table-cell>
          <table:table-cell table:formula="of:=([.M9])/([.M$2]+[.N$2]+[.O$2])" office:value-type="float" office:value="0.524395674300254" calcext:value-type="float">
            <text:p>0.524395674300254</text:p>
          </table:table-cell>
          <table:table-cell table:formula="of:=([.N9]+[.O9])/([.M$2]+[.N$2]+[.O$2])" office:value-type="float" office:value="0.288565521628499" calcext:value-type="float">
            <text:p>0.28856552162849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eventlog.B10]/1000" office:value-type="float" office:value="0.4" calcext:value-type="float">
            <text:p>0.4</text:p>
          </table:table-cell>
          <table:table-cell table:formula="of:=[.B10]/[.B$2]" office:value-type="float" office:value="1" calcext:value-type="float">
            <text:p>1</text:p>
          </table:table-cell>
          <table:table-cell table:formula="of:=[eventlog.D10]/1000" office:value-type="float" office:value="0.021" calcext:value-type="float">
            <text:p>0.021</text:p>
          </table:table-cell>
          <table:table-cell table:formula="of:=[eventlog.F10]/1000" office:value-type="float" office:value="0.091" calcext:value-type="float">
            <text:p>0.091</text:p>
          </table:table-cell>
          <table:table-cell table:formula="of:=[eventlog.H10]/1000" office:value-type="float" office:value="0.084" calcext:value-type="float">
            <text:p>0.084</text:p>
          </table:table-cell>
          <table:table-cell table:formula="of:=[eventlog.J10]" office:value-type="float" office:value="0" calcext:value-type="float">
            <text:p>0</text:p>
          </table:table-cell>
          <table:table-cell table:formula="of:=[eventlog.K10]" office:value-type="float" office:value="0.0724999979138374" calcext:value-type="float">
            <text:p>0.072499997913837</text:p>
          </table:table-cell>
          <table:table-cell table:formula="of:=[eventlog.L10]" office:value-type="float" office:value="0.194499999284744" calcext:value-type="float">
            <text:p>0.194499999284744</text:p>
          </table:table-cell>
          <table:table-cell table:formula="of:=[eventlog.M10]" office:value-type="float" office:value="0.959249973297119" calcext:value-type="float">
            <text:p>0.959249973297119</text:p>
          </table:table-cell>
          <table:table-cell table:formula="of:=[eventlog.N10]" office:value-type="float" office:value="500" calcext:value-type="float">
            <text:p>500</text:p>
          </table:table-cell>
          <table:table-cell table:formula="of:=[.K10]/[.K$2]" office:value-type="float" office:value="0.833333333333333" calcext:value-type="float">
            <text:p>0.833333333333333</text:p>
          </table:table-cell>
          <table:table-cell table:formula="of:=[eventlog.O10]+[eventlog.S10]" office:value-type="float" office:value="31423" calcext:value-type="float">
            <text:p>31423</text:p>
          </table:table-cell>
          <table:table-cell table:formula="of:=[eventlog.P10]+[eventlog.T10]" office:value-type="float" office:value="15851" calcext:value-type="float">
            <text:p>15851</text:p>
          </table:table-cell>
          <table:table-cell table:formula="of:=[eventlog.Q10]+[eventlog.U10]" office:value-type="float" office:value="1" calcext:value-type="float">
            <text:p>1</text:p>
          </table:table-cell>
          <table:table-cell table:formula="of:=[.M10]/[.M$2]" office:value-type="float" office:value="0.833678234108034" calcext:value-type="float">
            <text:p>0.833678234108034</text:p>
          </table:table-cell>
          <table:table-cell table:formula="of:=[.N10]/[.N$2]" office:value-type="float" office:value="0.62953254696374" calcext:value-type="float">
            <text:p>0.62953254696374</text:p>
          </table:table-cell>
          <table:table-cell table:formula="of:=[.O10]/[.O$2]" office:value-type="float" office:value="0.111111111111111" calcext:value-type="float">
            <text:p>0.111111111111111</text:p>
          </table:table-cell>
          <table:table-cell table:formula="of:=([.M10])/([.M$2]+[.N$2]+[.O$2])" office:value-type="float" office:value="0.499729643765903" calcext:value-type="float">
            <text:p>0.499729643765903</text:p>
          </table:table-cell>
          <table:table-cell table:formula="of:=([.N10]+[.O10])/([.M$2]+[.N$2]+[.O$2])" office:value-type="float" office:value="0.252099236641221" calcext:value-type="float">
            <text:p>0.25209923664122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eventlog.B11]/1000" office:value-type="float" office:value="0.4" calcext:value-type="float">
            <text:p>0.4</text:p>
          </table:table-cell>
          <table:table-cell table:formula="of:=[.B11]/[.B$2]" office:value-type="float" office:value="1" calcext:value-type="float">
            <text:p>1</text:p>
          </table:table-cell>
          <table:table-cell table:formula="of:=[eventlog.D11]/1000" office:value-type="float" office:value="0.021" calcext:value-type="float">
            <text:p>0.021</text:p>
          </table:table-cell>
          <table:table-cell table:formula="of:=[eventlog.F11]/1000" office:value-type="float" office:value="0.091" calcext:value-type="float">
            <text:p>0.091</text:p>
          </table:table-cell>
          <table:table-cell table:formula="of:=[eventlog.H11]/1000" office:value-type="float" office:value="0.084" calcext:value-type="float">
            <text:p>0.084</text:p>
          </table:table-cell>
          <table:table-cell table:formula="of:=[eventlog.J11]" office:value-type="float" office:value="0" calcext:value-type="float">
            <text:p>0</text:p>
          </table:table-cell>
          <table:table-cell table:formula="of:=[eventlog.K11]" office:value-type="float" office:value="0.0724999979138374" calcext:value-type="float">
            <text:p>0.072499997913837</text:p>
          </table:table-cell>
          <table:table-cell table:formula="of:=[eventlog.L11]" office:value-type="float" office:value="0.194499999284744" calcext:value-type="float">
            <text:p>0.194499999284744</text:p>
          </table:table-cell>
          <table:table-cell table:formula="of:=[eventlog.M11]" office:value-type="float" office:value="0.959249973297119" calcext:value-type="float">
            <text:p>0.959249973297119</text:p>
          </table:table-cell>
          <table:table-cell table:formula="of:=[eventlog.N11]" office:value-type="float" office:value="500" calcext:value-type="float">
            <text:p>500</text:p>
          </table:table-cell>
          <table:table-cell table:formula="of:=[.K11]/[.K$2]" office:value-type="float" office:value="0.833333333333333" calcext:value-type="float">
            <text:p>0.833333333333333</text:p>
          </table:table-cell>
          <table:table-cell table:formula="of:=[eventlog.O11]+[eventlog.S11]" office:value-type="float" office:value="31423" calcext:value-type="float">
            <text:p>31423</text:p>
          </table:table-cell>
          <table:table-cell table:formula="of:=[eventlog.P11]+[eventlog.T11]" office:value-type="float" office:value="15851" calcext:value-type="float">
            <text:p>15851</text:p>
          </table:table-cell>
          <table:table-cell table:formula="of:=[eventlog.Q11]+[eventlog.U11]" office:value-type="float" office:value="1" calcext:value-type="float">
            <text:p>1</text:p>
          </table:table-cell>
          <table:table-cell table:formula="of:=[.M11]/[.M$2]" office:value-type="float" office:value="0.833678234108034" calcext:value-type="float">
            <text:p>0.833678234108034</text:p>
          </table:table-cell>
          <table:table-cell table:formula="of:=[.N11]/[.N$2]" office:value-type="float" office:value="0.62953254696374" calcext:value-type="float">
            <text:p>0.62953254696374</text:p>
          </table:table-cell>
          <table:table-cell table:formula="of:=[.O11]/[.O$2]" office:value-type="float" office:value="0.111111111111111" calcext:value-type="float">
            <text:p>0.111111111111111</text:p>
          </table:table-cell>
          <table:table-cell table:formula="of:=([.M11])/([.M$2]+[.N$2]+[.O$2])" office:value-type="float" office:value="0.499729643765903" calcext:value-type="float">
            <text:p>0.499729643765903</text:p>
          </table:table-cell>
          <table:table-cell table:formula="of:=([.N11]+[.O11])/([.M$2]+[.N$2]+[.O$2])" office:value-type="float" office:value="0.252099236641221" calcext:value-type="float">
            <text:p>0.25209923664122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eventlog.B12]/1000" office:value-type="float" office:value="0.413" calcext:value-type="float">
            <text:p>0.413</text:p>
          </table:table-cell>
          <table:table-cell table:formula="of:=[.B12]/[.B$2]" office:value-type="float" office:value="1.0325" calcext:value-type="float">
            <text:p>1.0325</text:p>
          </table:table-cell>
          <table:table-cell table:formula="of:=[eventlog.D12]/1000" office:value-type="float" office:value="0.021" calcext:value-type="float">
            <text:p>0.021</text:p>
          </table:table-cell>
          <table:table-cell table:formula="of:=[eventlog.F12]/1000" office:value-type="float" office:value="0.083" calcext:value-type="float">
            <text:p>0.083</text:p>
          </table:table-cell>
          <table:table-cell table:formula="of:=[eventlog.H12]/1000" office:value-type="float" office:value="0.084" calcext:value-type="float">
            <text:p>0.084</text:p>
          </table:table-cell>
          <table:table-cell table:formula="of:=[eventlog.J12]" office:value-type="float" office:value="0" calcext:value-type="float">
            <text:p>0</text:p>
          </table:table-cell>
          <table:table-cell table:formula="of:=[eventlog.K12]" office:value-type="float" office:value="0.063000001013279" calcext:value-type="float">
            <text:p>0.063000001013279</text:p>
          </table:table-cell>
          <table:table-cell table:formula="of:=[eventlog.L12]" office:value-type="float" office:value="0.165999993681908" calcext:value-type="float">
            <text:p>0.165999993681908</text:p>
          </table:table-cell>
          <table:table-cell table:formula="of:=[eventlog.M12]" office:value-type="float" office:value="0.957750022411346" calcext:value-type="float">
            <text:p>0.957750022411346</text:p>
          </table:table-cell>
          <table:table-cell table:formula="of:=[eventlog.N12]" office:value-type="float" office:value="500" calcext:value-type="float">
            <text:p>500</text:p>
          </table:table-cell>
          <table:table-cell table:formula="of:=[.K12]/[.K$2]" office:value-type="float" office:value="0.833333333333333" calcext:value-type="float">
            <text:p>0.833333333333333</text:p>
          </table:table-cell>
          <table:table-cell table:formula="of:=[eventlog.O12]+[eventlog.S12]" office:value-type="float" office:value="29930" calcext:value-type="float">
            <text:p>29930</text:p>
          </table:table-cell>
          <table:table-cell table:formula="of:=[eventlog.P12]+[eventlog.T12]" office:value-type="float" office:value="13471" calcext:value-type="float">
            <text:p>13471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.M12]/[.M$2]" office:value-type="float" office:value="0.794067706675157" calcext:value-type="float">
            <text:p>0.794067706675157</text:p>
          </table:table-cell>
          <table:table-cell table:formula="of:=[.N12]/[.N$2]" office:value-type="float" office:value="0.535009333174471" calcext:value-type="float">
            <text:p>0.535009333174471</text:p>
          </table:table-cell>
          <table:table-cell table:formula="of:=[.O12]/[.O$2]" office:value-type="float" office:value="0" calcext:value-type="float">
            <text:p>0</text:p>
          </table:table-cell>
          <table:table-cell table:formula="of:=([.M12])/([.M$2]+[.N$2]+[.O$2])" office:value-type="float" office:value="0.475986005089059" calcext:value-type="float">
            <text:p>0.475986005089059</text:p>
          </table:table-cell>
          <table:table-cell table:formula="of:=([.N12]+[.O12])/([.M$2]+[.N$2]+[.O$2])" office:value-type="float" office:value="0.214233460559796" calcext:value-type="float">
            <text:p>0.21423346055979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eventlog.B13]/1000" office:value-type="float" office:value="0.413" calcext:value-type="float">
            <text:p>0.413</text:p>
          </table:table-cell>
          <table:table-cell table:formula="of:=[.B13]/[.B$2]" office:value-type="float" office:value="1.0325" calcext:value-type="float">
            <text:p>1.0325</text:p>
          </table:table-cell>
          <table:table-cell table:formula="of:=[eventlog.D13]/1000" office:value-type="float" office:value="0.021" calcext:value-type="float">
            <text:p>0.021</text:p>
          </table:table-cell>
          <table:table-cell table:formula="of:=[eventlog.F13]/1000" office:value-type="float" office:value="0.083" calcext:value-type="float">
            <text:p>0.083</text:p>
          </table:table-cell>
          <table:table-cell table:formula="of:=[eventlog.H13]/1000" office:value-type="float" office:value="0.084" calcext:value-type="float">
            <text:p>0.084</text:p>
          </table:table-cell>
          <table:table-cell table:formula="of:=[eventlog.J13]" office:value-type="float" office:value="0" calcext:value-type="float">
            <text:p>0</text:p>
          </table:table-cell>
          <table:table-cell table:formula="of:=[eventlog.K13]" office:value-type="float" office:value="0.063000001013279" calcext:value-type="float">
            <text:p>0.063000001013279</text:p>
          </table:table-cell>
          <table:table-cell table:formula="of:=[eventlog.L13]" office:value-type="float" office:value="0.165999993681908" calcext:value-type="float">
            <text:p>0.165999993681908</text:p>
          </table:table-cell>
          <table:table-cell table:formula="of:=[eventlog.M13]" office:value-type="float" office:value="0.957750022411346" calcext:value-type="float">
            <text:p>0.957750022411346</text:p>
          </table:table-cell>
          <table:table-cell table:formula="of:=[eventlog.N13]" office:value-type="float" office:value="500" calcext:value-type="float">
            <text:p>500</text:p>
          </table:table-cell>
          <table:table-cell table:formula="of:=[.K13]/[.K$2]" office:value-type="float" office:value="0.833333333333333" calcext:value-type="float">
            <text:p>0.833333333333333</text:p>
          </table:table-cell>
          <table:table-cell table:formula="of:=[eventlog.O13]+[eventlog.S13]" office:value-type="float" office:value="29930" calcext:value-type="float">
            <text:p>29930</text:p>
          </table:table-cell>
          <table:table-cell table:formula="of:=[eventlog.P13]+[eventlog.T13]" office:value-type="float" office:value="13471" calcext:value-type="float">
            <text:p>13471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.M13]/[.M$2]" office:value-type="float" office:value="0.794067706675157" calcext:value-type="float">
            <text:p>0.794067706675157</text:p>
          </table:table-cell>
          <table:table-cell table:formula="of:=[.N13]/[.N$2]" office:value-type="float" office:value="0.535009333174471" calcext:value-type="float">
            <text:p>0.535009333174471</text:p>
          </table:table-cell>
          <table:table-cell table:formula="of:=[.O13]/[.O$2]" office:value-type="float" office:value="0" calcext:value-type="float">
            <text:p>0</text:p>
          </table:table-cell>
          <table:table-cell table:formula="of:=([.M13])/([.M$2]+[.N$2]+[.O$2])" office:value-type="float" office:value="0.475986005089059" calcext:value-type="float">
            <text:p>0.475986005089059</text:p>
          </table:table-cell>
          <table:table-cell table:formula="of:=([.N13]+[.O13])/([.M$2]+[.N$2]+[.O$2])" office:value-type="float" office:value="0.214233460559796" calcext:value-type="float">
            <text:p>0.21423346055979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eventlog.B14]/1000" office:value-type="float" office:value="0.413" calcext:value-type="float">
            <text:p>0.413</text:p>
          </table:table-cell>
          <table:table-cell table:formula="of:=[.B14]/[.B$2]" office:value-type="float" office:value="1.0325" calcext:value-type="float">
            <text:p>1.0325</text:p>
          </table:table-cell>
          <table:table-cell table:formula="of:=[eventlog.D14]/1000" office:value-type="float" office:value="0.021" calcext:value-type="float">
            <text:p>0.021</text:p>
          </table:table-cell>
          <table:table-cell table:formula="of:=[eventlog.F14]/1000" office:value-type="float" office:value="0" calcext:value-type="float">
            <text:p>0</text:p>
          </table:table-cell>
          <table:table-cell table:formula="of:=[eventlog.H14]/1000" office:value-type="float" office:value="0.084" calcext:value-type="float">
            <text:p>0.084</text:p>
          </table:table-cell>
          <table:table-cell table:formula="of:=[eventlog.J14]" office:value-type="float" office:value="0" calcext:value-type="float">
            <text:p>0</text:p>
          </table:table-cell>
          <table:table-cell table:formula="of:=[eventlog.K14]" office:value-type="float" office:value="0.069750003516674" calcext:value-type="float">
            <text:p>0.069750003516674</text:p>
          </table:table-cell>
          <table:table-cell table:formula="of:=[eventlog.L14]" office:value-type="float" office:value="0.123000003397465" calcext:value-type="float">
            <text:p>0.123000003397465</text:p>
          </table:table-cell>
          <table:table-cell table:formula="of:=[eventlog.M14]" office:value-type="float" office:value="0.957499980926514" calcext:value-type="float">
            <text:p>0.957499980926514</text:p>
          </table:table-cell>
          <table:table-cell table:formula="of:=[eventlog.N14]" office:value-type="float" office:value="400" calcext:value-type="float">
            <text:p>400</text:p>
          </table:table-cell>
          <table:table-cell table:formula="of:=[.K14]/[.K$2]" office:value-type="float" office:value="0.666666666666667" calcext:value-type="float">
            <text:p>0.666666666666667</text:p>
          </table:table-cell>
          <table:table-cell table:formula="of:=[eventlog.O14]+[eventlog.S14]" office:value-type="float" office:value="28639" calcext:value-type="float">
            <text:p>28639</text:p>
          </table:table-cell>
          <table:table-cell table:formula="of:=[eventlog.P14]+[eventlog.T14]" office:value-type="float" office:value="11444" calcext:value-type="float">
            <text:p>11444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.M14]/[.M$2]" office:value-type="float" office:value="0.759816406664544" calcext:value-type="float">
            <text:p>0.759816406664544</text:p>
          </table:table-cell>
          <table:table-cell table:formula="of:=[.N14]/[.N$2]" office:value-type="float" office:value="0.454505738909409" calcext:value-type="float">
            <text:p>0.454505738909409</text:p>
          </table:table-cell>
          <table:table-cell table:formula="of:=[.O14]/[.O$2]" office:value-type="float" office:value="0" calcext:value-type="float">
            <text:p>0</text:p>
          </table:table-cell>
          <table:table-cell table:formula="of:=([.M14])/([.M$2]+[.N$2]+[.O$2])" office:value-type="float" office:value="0.455454834605598" calcext:value-type="float">
            <text:p>0.455454834605598</text:p>
          </table:table-cell>
          <table:table-cell table:formula="of:=([.N14]+[.O14])/([.M$2]+[.N$2]+[.O$2])" office:value-type="float" office:value="0.181997455470738" calcext:value-type="float">
            <text:p>0.18199745547073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eventlog.B15]/1000" office:value-type="float" office:value="0.413" calcext:value-type="float">
            <text:p>0.413</text:p>
          </table:table-cell>
          <table:table-cell table:formula="of:=[.B15]/[.B$2]" office:value-type="float" office:value="1.0325" calcext:value-type="float">
            <text:p>1.0325</text:p>
          </table:table-cell>
          <table:table-cell table:formula="of:=[eventlog.D15]/1000" office:value-type="float" office:value="0.021" calcext:value-type="float">
            <text:p>0.021</text:p>
          </table:table-cell>
          <table:table-cell table:formula="of:=[eventlog.F15]/1000" office:value-type="float" office:value="0" calcext:value-type="float">
            <text:p>0</text:p>
          </table:table-cell>
          <table:table-cell table:formula="of:=[eventlog.H15]/1000" office:value-type="float" office:value="0.084" calcext:value-type="float">
            <text:p>0.084</text:p>
          </table:table-cell>
          <table:table-cell table:formula="of:=[eventlog.J15]" office:value-type="float" office:value="0" calcext:value-type="float">
            <text:p>0</text:p>
          </table:table-cell>
          <table:table-cell table:formula="of:=[eventlog.K15]" office:value-type="float" office:value="0.069750003516674" calcext:value-type="float">
            <text:p>0.069750003516674</text:p>
          </table:table-cell>
          <table:table-cell table:formula="of:=[eventlog.L15]" office:value-type="float" office:value="0.123000003397465" calcext:value-type="float">
            <text:p>0.123000003397465</text:p>
          </table:table-cell>
          <table:table-cell table:formula="of:=[eventlog.M15]" office:value-type="float" office:value="0.957499980926514" calcext:value-type="float">
            <text:p>0.957499980926514</text:p>
          </table:table-cell>
          <table:table-cell table:formula="of:=[eventlog.N15]" office:value-type="float" office:value="400" calcext:value-type="float">
            <text:p>400</text:p>
          </table:table-cell>
          <table:table-cell table:formula="of:=[.K15]/[.K$2]" office:value-type="float" office:value="0.666666666666667" calcext:value-type="float">
            <text:p>0.666666666666667</text:p>
          </table:table-cell>
          <table:table-cell table:formula="of:=[eventlog.O15]+[eventlog.S15]" office:value-type="float" office:value="28639" calcext:value-type="float">
            <text:p>28639</text:p>
          </table:table-cell>
          <table:table-cell table:formula="of:=[eventlog.P15]+[eventlog.T15]" office:value-type="float" office:value="11444" calcext:value-type="float">
            <text:p>11444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.M15]/[.M$2]" office:value-type="float" office:value="0.759816406664544" calcext:value-type="float">
            <text:p>0.759816406664544</text:p>
          </table:table-cell>
          <table:table-cell table:formula="of:=[.N15]/[.N$2]" office:value-type="float" office:value="0.454505738909409" calcext:value-type="float">
            <text:p>0.454505738909409</text:p>
          </table:table-cell>
          <table:table-cell table:formula="of:=[.O15]/[.O$2]" office:value-type="float" office:value="0" calcext:value-type="float">
            <text:p>0</text:p>
          </table:table-cell>
          <table:table-cell table:formula="of:=([.M15])/([.M$2]+[.N$2]+[.O$2])" office:value-type="float" office:value="0.455454834605598" calcext:value-type="float">
            <text:p>0.455454834605598</text:p>
          </table:table-cell>
          <table:table-cell table:formula="of:=([.N15]+[.O15])/([.M$2]+[.N$2]+[.O$2])" office:value-type="float" office:value="0.181997455470738" calcext:value-type="float">
            <text:p>0.18199745547073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eventlog.B16]/1000" office:value-type="float" office:value="0.403" calcext:value-type="float">
            <text:p>0.403</text:p>
          </table:table-cell>
          <table:table-cell table:formula="of:=[.B16]/[.B$2]" office:value-type="float" office:value="1.0075" calcext:value-type="float">
            <text:p>1.0075</text:p>
          </table:table-cell>
          <table:table-cell table:formula="of:=[eventlog.D16]/1000" office:value-type="float" office:value="0.021" calcext:value-type="float">
            <text:p>0.021</text:p>
          </table:table-cell>
          <table:table-cell table:formula="of:=[eventlog.F16]/1000" office:value-type="float" office:value="0" calcext:value-type="float">
            <text:p>0</text:p>
          </table:table-cell>
          <table:table-cell table:formula="of:=[eventlog.H16]/1000" office:value-type="float" office:value="0.084" calcext:value-type="float">
            <text:p>0.084</text:p>
          </table:table-cell>
          <table:table-cell table:formula="of:=[eventlog.J16]" office:value-type="float" office:value="0" calcext:value-type="float">
            <text:p>0</text:p>
          </table:table-cell>
          <table:table-cell table:formula="of:=[eventlog.K16]" office:value-type="float" office:value="0.0662499964237213" calcext:value-type="float">
            <text:p>0.066249996423721</text:p>
          </table:table-cell>
          <table:table-cell table:formula="of:=[eventlog.L16]" office:value-type="float" office:value="0.121250003576279" calcext:value-type="float">
            <text:p>0.121250003576279</text:p>
          </table:table-cell>
          <table:table-cell table:formula="of:=[eventlog.M16]" office:value-type="float" office:value="0.958249986171722" calcext:value-type="float">
            <text:p>0.958249986171722</text:p>
          </table:table-cell>
          <table:table-cell table:formula="of:=[eventlog.N16]" office:value-type="float" office:value="400" calcext:value-type="float">
            <text:p>400</text:p>
          </table:table-cell>
          <table:table-cell table:formula="of:=[.K16]/[.K$2]" office:value-type="float" office:value="0.666666666666667" calcext:value-type="float">
            <text:p>0.666666666666667</text:p>
          </table:table-cell>
          <table:table-cell table:formula="of:=[eventlog.O16]+[eventlog.S16]" office:value-type="float" office:value="27317" calcext:value-type="float">
            <text:p>27317</text:p>
          </table:table-cell>
          <table:table-cell table:formula="of:=[eventlog.P16]+[eventlog.T16]" office:value-type="float" office:value="9695" calcext:value-type="float">
            <text:p>9695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.M16]/[.M$2]" office:value-type="float" office:value="0.724742650960416" calcext:value-type="float">
            <text:p>0.724742650960416</text:p>
          </table:table-cell>
          <table:table-cell table:formula="of:=[.N16]/[.N$2]" office:value-type="float" office:value="0.38504309146511" calcext:value-type="float">
            <text:p>0.38504309146511</text:p>
          </table:table-cell>
          <table:table-cell table:formula="of:=[.O16]/[.O$2]" office:value-type="float" office:value="0" calcext:value-type="float">
            <text:p>0</text:p>
          </table:table-cell>
          <table:table-cell table:formula="of:=([.M16])/([.M$2]+[.N$2]+[.O$2])" office:value-type="float" office:value="0.434430661577608" calcext:value-type="float">
            <text:p>0.434430661577608</text:p>
          </table:table-cell>
          <table:table-cell table:formula="of:=([.N16]+[.O16])/([.M$2]+[.N$2]+[.O$2])" office:value-type="float" office:value="0.154182569974555" calcext:value-type="float">
            <text:p>0.15418256997455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eventlog.B17]/1000" office:value-type="float" office:value="0.403" calcext:value-type="float">
            <text:p>0.403</text:p>
          </table:table-cell>
          <table:table-cell table:formula="of:=[.B17]/[.B$2]" office:value-type="float" office:value="1.0075" calcext:value-type="float">
            <text:p>1.0075</text:p>
          </table:table-cell>
          <table:table-cell table:formula="of:=[eventlog.D17]/1000" office:value-type="float" office:value="0.021" calcext:value-type="float">
            <text:p>0.021</text:p>
          </table:table-cell>
          <table:table-cell table:formula="of:=[eventlog.F17]/1000" office:value-type="float" office:value="0" calcext:value-type="float">
            <text:p>0</text:p>
          </table:table-cell>
          <table:table-cell table:formula="of:=[eventlog.H17]/1000" office:value-type="float" office:value="0.084" calcext:value-type="float">
            <text:p>0.084</text:p>
          </table:table-cell>
          <table:table-cell table:formula="of:=[eventlog.J17]" office:value-type="float" office:value="0" calcext:value-type="float">
            <text:p>0</text:p>
          </table:table-cell>
          <table:table-cell table:formula="of:=[eventlog.K17]" office:value-type="float" office:value="0.0662499964237213" calcext:value-type="float">
            <text:p>0.066249996423721</text:p>
          </table:table-cell>
          <table:table-cell table:formula="of:=[eventlog.L17]" office:value-type="float" office:value="0.121250003576279" calcext:value-type="float">
            <text:p>0.121250003576279</text:p>
          </table:table-cell>
          <table:table-cell table:formula="of:=[eventlog.M17]" office:value-type="float" office:value="0.958249986171722" calcext:value-type="float">
            <text:p>0.958249986171722</text:p>
          </table:table-cell>
          <table:table-cell table:formula="of:=[eventlog.N17]" office:value-type="float" office:value="400" calcext:value-type="float">
            <text:p>400</text:p>
          </table:table-cell>
          <table:table-cell table:formula="of:=[.K17]/[.K$2]" office:value-type="float" office:value="0.666666666666667" calcext:value-type="float">
            <text:p>0.666666666666667</text:p>
          </table:table-cell>
          <table:table-cell table:formula="of:=[eventlog.O17]+[eventlog.S17]" office:value-type="float" office:value="27317" calcext:value-type="float">
            <text:p>27317</text:p>
          </table:table-cell>
          <table:table-cell table:formula="of:=[eventlog.P17]+[eventlog.T17]" office:value-type="float" office:value="9695" calcext:value-type="float">
            <text:p>9695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.M17]/[.M$2]" office:value-type="float" office:value="0.724742650960416" calcext:value-type="float">
            <text:p>0.724742650960416</text:p>
          </table:table-cell>
          <table:table-cell table:formula="of:=[.N17]/[.N$2]" office:value-type="float" office:value="0.38504309146511" calcext:value-type="float">
            <text:p>0.38504309146511</text:p>
          </table:table-cell>
          <table:table-cell table:formula="of:=[.O17]/[.O$2]" office:value-type="float" office:value="0" calcext:value-type="float">
            <text:p>0</text:p>
          </table:table-cell>
          <table:table-cell table:formula="of:=([.M17])/([.M$2]+[.N$2]+[.O$2])" office:value-type="float" office:value="0.434430661577608" calcext:value-type="float">
            <text:p>0.434430661577608</text:p>
          </table:table-cell>
          <table:table-cell table:formula="of:=([.N17]+[.O17])/([.M$2]+[.N$2]+[.O$2])" office:value-type="float" office:value="0.154182569974555" calcext:value-type="float">
            <text:p>0.15418256997455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eventlog.B18]/1000" office:value-type="float" office:value="0.394" calcext:value-type="float">
            <text:p>0.394</text:p>
          </table:table-cell>
          <table:table-cell table:formula="of:=[.B18]/[.B$2]" office:value-type="float" office:value="0.985" calcext:value-type="float">
            <text:p>0.985</text:p>
          </table:table-cell>
          <table:table-cell table:formula="of:=[eventlog.D18]/1000" office:value-type="float" office:value="0.021" calcext:value-type="float">
            <text:p>0.021</text:p>
          </table:table-cell>
          <table:table-cell table:formula="of:=[eventlog.F18]/1000" office:value-type="float" office:value="0" calcext:value-type="float">
            <text:p>0</text:p>
          </table:table-cell>
          <table:table-cell table:formula="of:=[eventlog.H18]/1000" office:value-type="float" office:value="0.084" calcext:value-type="float">
            <text:p>0.084</text:p>
          </table:table-cell>
          <table:table-cell table:formula="of:=[eventlog.J18]" office:value-type="float" office:value="0" calcext:value-type="float">
            <text:p>0</text:p>
          </table:table-cell>
          <table:table-cell table:formula="of:=[eventlog.K18]" office:value-type="float" office:value="0.0659999996423721" calcext:value-type="float">
            <text:p>0.065999999642372</text:p>
          </table:table-cell>
          <table:table-cell table:formula="of:=[eventlog.L18]" office:value-type="float" office:value="0.123250000178814" calcext:value-type="float">
            <text:p>0.123250000178814</text:p>
          </table:table-cell>
          <table:table-cell table:formula="of:=[eventlog.M18]" office:value-type="float" office:value="0.95550000667572" calcext:value-type="float">
            <text:p>0.95550000667572</text:p>
          </table:table-cell>
          <table:table-cell table:formula="of:=[eventlog.N18]" office:value-type="float" office:value="400" calcext:value-type="float">
            <text:p>400</text:p>
          </table:table-cell>
          <table:table-cell table:formula="of:=[.K18]/[.K$2]" office:value-type="float" office:value="0.666666666666667" calcext:value-type="float">
            <text:p>0.666666666666667</text:p>
          </table:table-cell>
          <table:table-cell table:formula="of:=[eventlog.O18]+[eventlog.S18]" office:value-type="float" office:value="25920" calcext:value-type="float">
            <text:p>25920</text:p>
          </table:table-cell>
          <table:table-cell table:formula="of:=[eventlog.P18]+[eventlog.T18]" office:value-type="float" office:value="8020" calcext:value-type="float">
            <text:p>8020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.M18]/[.M$2]" office:value-type="float" office:value="0.687679083094556" calcext:value-type="float">
            <text:p>0.687679083094556</text:p>
          </table:table-cell>
          <table:table-cell table:formula="of:=[.N18]/[.N$2]" office:value-type="float" office:value="0.318519401088208" calcext:value-type="float">
            <text:p>0.318519401088208</text:p>
          </table:table-cell>
          <table:table-cell table:formula="of:=[.O18]/[.O$2]" office:value-type="float" office:value="0" calcext:value-type="float">
            <text:p>0</text:p>
          </table:table-cell>
          <table:table-cell table:formula="of:=([.M18])/([.M$2]+[.N$2]+[.O$2])" office:value-type="float" office:value="0.412213740458015" calcext:value-type="float">
            <text:p>0.412213740458015</text:p>
          </table:table-cell>
          <table:table-cell table:formula="of:=([.N18]+[.O18])/([.M$2]+[.N$2]+[.O$2])" office:value-type="float" office:value="0.127544529262087" calcext:value-type="float">
            <text:p>0.12754452926208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eventlog.B19]/1000" office:value-type="float" office:value="0.394" calcext:value-type="float">
            <text:p>0.394</text:p>
          </table:table-cell>
          <table:table-cell table:formula="of:=[.B19]/[.B$2]" office:value-type="float" office:value="0.985" calcext:value-type="float">
            <text:p>0.985</text:p>
          </table:table-cell>
          <table:table-cell table:formula="of:=[eventlog.D19]/1000" office:value-type="float" office:value="0.021" calcext:value-type="float">
            <text:p>0.021</text:p>
          </table:table-cell>
          <table:table-cell table:formula="of:=[eventlog.F19]/1000" office:value-type="float" office:value="0" calcext:value-type="float">
            <text:p>0</text:p>
          </table:table-cell>
          <table:table-cell table:formula="of:=[eventlog.H19]/1000" office:value-type="float" office:value="0.084" calcext:value-type="float">
            <text:p>0.084</text:p>
          </table:table-cell>
          <table:table-cell table:formula="of:=[eventlog.J19]" office:value-type="float" office:value="0" calcext:value-type="float">
            <text:p>0</text:p>
          </table:table-cell>
          <table:table-cell table:formula="of:=[eventlog.K19]" office:value-type="float" office:value="0.0659999996423721" calcext:value-type="float">
            <text:p>0.065999999642372</text:p>
          </table:table-cell>
          <table:table-cell table:formula="of:=[eventlog.L19]" office:value-type="float" office:value="0.123250000178814" calcext:value-type="float">
            <text:p>0.123250000178814</text:p>
          </table:table-cell>
          <table:table-cell table:formula="of:=[eventlog.M19]" office:value-type="float" office:value="0.95550000667572" calcext:value-type="float">
            <text:p>0.95550000667572</text:p>
          </table:table-cell>
          <table:table-cell table:formula="of:=[eventlog.N19]" office:value-type="float" office:value="400" calcext:value-type="float">
            <text:p>400</text:p>
          </table:table-cell>
          <table:table-cell table:formula="of:=[.K19]/[.K$2]" office:value-type="float" office:value="0.666666666666667" calcext:value-type="float">
            <text:p>0.666666666666667</text:p>
          </table:table-cell>
          <table:table-cell table:formula="of:=[eventlog.O19]+[eventlog.S19]" office:value-type="float" office:value="25920" calcext:value-type="float">
            <text:p>25920</text:p>
          </table:table-cell>
          <table:table-cell table:formula="of:=[eventlog.P19]+[eventlog.T19]" office:value-type="float" office:value="8020" calcext:value-type="float">
            <text:p>8020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.M19]/[.M$2]" office:value-type="float" office:value="0.687679083094556" calcext:value-type="float">
            <text:p>0.687679083094556</text:p>
          </table:table-cell>
          <table:table-cell table:formula="of:=[.N19]/[.N$2]" office:value-type="float" office:value="0.318519401088208" calcext:value-type="float">
            <text:p>0.318519401088208</text:p>
          </table:table-cell>
          <table:table-cell table:formula="of:=[.O19]/[.O$2]" office:value-type="float" office:value="0" calcext:value-type="float">
            <text:p>0</text:p>
          </table:table-cell>
          <table:table-cell table:formula="of:=([.M19])/([.M$2]+[.N$2]+[.O$2])" office:value-type="float" office:value="0.412213740458015" calcext:value-type="float">
            <text:p>0.412213740458015</text:p>
          </table:table-cell>
          <table:table-cell table:formula="of:=([.N19]+[.O19])/([.M$2]+[.N$2]+[.O$2])" office:value-type="float" office:value="0.127544529262087" calcext:value-type="float">
            <text:p>0.12754452926208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eventlog.B20]/1000" office:value-type="float" office:value="0.424" calcext:value-type="float">
            <text:p>0.424</text:p>
          </table:table-cell>
          <table:table-cell table:formula="of:=[.B20]/[.B$2]" office:value-type="float" office:value="1.06" calcext:value-type="float">
            <text:p>1.06</text:p>
          </table:table-cell>
          <table:table-cell table:formula="of:=[eventlog.D20]/1000" office:value-type="float" office:value="0.021" calcext:value-type="float">
            <text:p>0.021</text:p>
          </table:table-cell>
          <table:table-cell table:formula="of:=[eventlog.F20]/1000" office:value-type="float" office:value="0" calcext:value-type="float">
            <text:p>0</text:p>
          </table:table-cell>
          <table:table-cell table:formula="of:=[eventlog.H20]/1000" office:value-type="float" office:value="0.084" calcext:value-type="float">
            <text:p>0.084</text:p>
          </table:table-cell>
          <table:table-cell table:formula="of:=[eventlog.J20]" office:value-type="float" office:value="0" calcext:value-type="float">
            <text:p>0</text:p>
          </table:table-cell>
          <table:table-cell table:formula="of:=[eventlog.K20]" office:value-type="float" office:value="0.0654999986290932" calcext:value-type="float">
            <text:p>0.065499998629093</text:p>
          </table:table-cell>
          <table:table-cell table:formula="of:=[eventlog.L20]" office:value-type="float" office:value="0.119000002741814" calcext:value-type="float">
            <text:p>0.119000002741814</text:p>
          </table:table-cell>
          <table:table-cell table:formula="of:=[eventlog.M20]" office:value-type="float" office:value="0.957750022411346" calcext:value-type="float">
            <text:p>0.957750022411346</text:p>
          </table:table-cell>
          <table:table-cell table:formula="of:=[eventlog.N20]" office:value-type="float" office:value="350" calcext:value-type="float">
            <text:p>350</text:p>
          </table:table-cell>
          <table:table-cell table:formula="of:=[.K20]/[.K$2]" office:value-type="float" office:value="0.583333333333333" calcext:value-type="float">
            <text:p>0.583333333333333</text:p>
          </table:table-cell>
          <table:table-cell table:formula="of:=[eventlog.O20]+[eventlog.S20]" office:value-type="float" office:value="24521" calcext:value-type="float">
            <text:p>24521</text:p>
          </table:table-cell>
          <table:table-cell table:formula="of:=[eventlog.P20]+[eventlog.T20]" office:value-type="float" office:value="6598" calcext:value-type="float">
            <text:p>6598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.M20]/[.M$2]" office:value-type="float" office:value="0.65056245357105" calcext:value-type="float">
            <text:p>0.65056245357105</text:p>
          </table:table-cell>
          <table:table-cell table:formula="of:=[.N20]/[.N$2]" office:value-type="float" office:value="0.262043766630923" calcext:value-type="float">
            <text:p>0.262043766630923</text:p>
          </table:table-cell>
          <table:table-cell table:formula="of:=[.O20]/[.O$2]" office:value-type="float" office:value="0" calcext:value-type="float">
            <text:p>0</text:p>
          </table:table-cell>
          <table:table-cell table:formula="of:=([.M20])/([.M$2]+[.N$2]+[.O$2])" office:value-type="float" office:value="0.389965012722646" calcext:value-type="float">
            <text:p>0.389965012722646</text:p>
          </table:table-cell>
          <table:table-cell table:formula="of:=([.N20]+[.O20])/([.M$2]+[.N$2]+[.O$2])" office:value-type="float" office:value="0.104930025445293" calcext:value-type="float">
            <text:p>0.10493002544529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eventlog.B21]/1000" office:value-type="float" office:value="0.424" calcext:value-type="float">
            <text:p>0.424</text:p>
          </table:table-cell>
          <table:table-cell table:formula="of:=[.B21]/[.B$2]" office:value-type="float" office:value="1.06" calcext:value-type="float">
            <text:p>1.06</text:p>
          </table:table-cell>
          <table:table-cell table:formula="of:=[eventlog.D21]/1000" office:value-type="float" office:value="0.021" calcext:value-type="float">
            <text:p>0.021</text:p>
          </table:table-cell>
          <table:table-cell table:formula="of:=[eventlog.F21]/1000" office:value-type="float" office:value="0" calcext:value-type="float">
            <text:p>0</text:p>
          </table:table-cell>
          <table:table-cell table:formula="of:=[eventlog.H21]/1000" office:value-type="float" office:value="0.084" calcext:value-type="float">
            <text:p>0.084</text:p>
          </table:table-cell>
          <table:table-cell table:formula="of:=[eventlog.J21]" office:value-type="float" office:value="0" calcext:value-type="float">
            <text:p>0</text:p>
          </table:table-cell>
          <table:table-cell table:formula="of:=[eventlog.K21]" office:value-type="float" office:value="0.0654999986290932" calcext:value-type="float">
            <text:p>0.065499998629093</text:p>
          </table:table-cell>
          <table:table-cell table:formula="of:=[eventlog.L21]" office:value-type="float" office:value="0.119000002741814" calcext:value-type="float">
            <text:p>0.119000002741814</text:p>
          </table:table-cell>
          <table:table-cell table:formula="of:=[eventlog.M21]" office:value-type="float" office:value="0.957750022411346" calcext:value-type="float">
            <text:p>0.957750022411346</text:p>
          </table:table-cell>
          <table:table-cell table:formula="of:=[eventlog.N21]" office:value-type="float" office:value="350" calcext:value-type="float">
            <text:p>350</text:p>
          </table:table-cell>
          <table:table-cell table:formula="of:=[.K21]/[.K$2]" office:value-type="float" office:value="0.583333333333333" calcext:value-type="float">
            <text:p>0.583333333333333</text:p>
          </table:table-cell>
          <table:table-cell table:formula="of:=[eventlog.O21]+[eventlog.S21]" office:value-type="float" office:value="24521" calcext:value-type="float">
            <text:p>24521</text:p>
          </table:table-cell>
          <table:table-cell table:formula="of:=[eventlog.P21]+[eventlog.T21]" office:value-type="float" office:value="6598" calcext:value-type="float">
            <text:p>6598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.M21]/[.M$2]" office:value-type="float" office:value="0.65056245357105" calcext:value-type="float">
            <text:p>0.65056245357105</text:p>
          </table:table-cell>
          <table:table-cell table:formula="of:=[.N21]/[.N$2]" office:value-type="float" office:value="0.262043766630923" calcext:value-type="float">
            <text:p>0.262043766630923</text:p>
          </table:table-cell>
          <table:table-cell table:formula="of:=[.O21]/[.O$2]" office:value-type="float" office:value="0" calcext:value-type="float">
            <text:p>0</text:p>
          </table:table-cell>
          <table:table-cell table:formula="of:=([.M21])/([.M$2]+[.N$2]+[.O$2])" office:value-type="float" office:value="0.389965012722646" calcext:value-type="float">
            <text:p>0.389965012722646</text:p>
          </table:table-cell>
          <table:table-cell table:formula="of:=([.N21]+[.O21])/([.M$2]+[.N$2]+[.O$2])" office:value-type="float" office:value="0.104930025445293" calcext:value-type="float">
            <text:p>0.10493002544529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eventlog.B22]/1000" office:value-type="float" office:value="0.406" calcext:value-type="float">
            <text:p>0.406</text:p>
          </table:table-cell>
          <table:table-cell table:formula="of:=[.B22]/[.B$2]" office:value-type="float" office:value="1.015" calcext:value-type="float">
            <text:p>1.015</text:p>
          </table:table-cell>
          <table:table-cell table:formula="of:=[eventlog.D22]/1000" office:value-type="float" office:value="0.021" calcext:value-type="float">
            <text:p>0.021</text:p>
          </table:table-cell>
          <table:table-cell table:formula="of:=[eventlog.F22]/1000" office:value-type="float" office:value="0" calcext:value-type="float">
            <text:p>0</text:p>
          </table:table-cell>
          <table:table-cell table:formula="of:=[eventlog.H22]/1000" office:value-type="float" office:value="0.084" calcext:value-type="float">
            <text:p>0.084</text:p>
          </table:table-cell>
          <table:table-cell table:formula="of:=[eventlog.J22]" office:value-type="float" office:value="0" calcext:value-type="float">
            <text:p>0</text:p>
          </table:table-cell>
          <table:table-cell table:formula="of:=[eventlog.K22]" office:value-type="float" office:value="0.0659999996423721" calcext:value-type="float">
            <text:p>0.065999999642372</text:p>
          </table:table-cell>
          <table:table-cell table:formula="of:=[eventlog.L22]" office:value-type="float" office:value="0.124750003218651" calcext:value-type="float">
            <text:p>0.124750003218651</text:p>
          </table:table-cell>
          <table:table-cell table:formula="of:=[eventlog.M22]" office:value-type="float" office:value="0.957249999046326" calcext:value-type="float">
            <text:p>0.957249999046326</text:p>
          </table:table-cell>
          <table:table-cell table:formula="of:=[eventlog.N22]" office:value-type="float" office:value="350" calcext:value-type="float">
            <text:p>350</text:p>
          </table:table-cell>
          <table:table-cell table:formula="of:=[.K22]/[.K$2]" office:value-type="float" office:value="0.583333333333333" calcext:value-type="float">
            <text:p>0.583333333333333</text:p>
          </table:table-cell>
          <table:table-cell table:formula="of:=[eventlog.O22]+[eventlog.S22]" office:value-type="float" office:value="22961" calcext:value-type="float">
            <text:p>22961</text:p>
          </table:table-cell>
          <table:table-cell table:formula="of:=[eventlog.P22]+[eventlog.T22]" office:value-type="float" office:value="5512" calcext:value-type="float">
            <text:p>5512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.M22]/[.M$2]" office:value-type="float" office:value="0.609174360607025" calcext:value-type="float">
            <text:p>0.609174360607025</text:p>
          </table:table-cell>
          <table:table-cell table:formula="of:=[.N22]/[.N$2]" office:value-type="float" office:value="0.218912585885063" calcext:value-type="float">
            <text:p>0.218912585885063</text:p>
          </table:table-cell>
          <table:table-cell table:formula="of:=[.O22]/[.O$2]" office:value-type="float" office:value="0" calcext:value-type="float">
            <text:p>0</text:p>
          </table:table-cell>
          <table:table-cell table:formula="of:=([.M22])/([.M$2]+[.N$2]+[.O$2])" office:value-type="float" office:value="0.365155852417303" calcext:value-type="float">
            <text:p>0.365155852417303</text:p>
          </table:table-cell>
          <table:table-cell table:formula="of:=([.N22]+[.O22])/([.M$2]+[.N$2]+[.O$2])" office:value-type="float" office:value="0.0876590330788804" calcext:value-type="float">
            <text:p>0.08765903307888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eventlog.B23]/1000" office:value-type="float" office:value="0.406" calcext:value-type="float">
            <text:p>0.406</text:p>
          </table:table-cell>
          <table:table-cell table:formula="of:=[.B23]/[.B$2]" office:value-type="float" office:value="1.015" calcext:value-type="float">
            <text:p>1.015</text:p>
          </table:table-cell>
          <table:table-cell table:formula="of:=[eventlog.D23]/1000" office:value-type="float" office:value="0.021" calcext:value-type="float">
            <text:p>0.021</text:p>
          </table:table-cell>
          <table:table-cell table:formula="of:=[eventlog.F23]/1000" office:value-type="float" office:value="0" calcext:value-type="float">
            <text:p>0</text:p>
          </table:table-cell>
          <table:table-cell table:formula="of:=[eventlog.H23]/1000" office:value-type="float" office:value="0.084" calcext:value-type="float">
            <text:p>0.084</text:p>
          </table:table-cell>
          <table:table-cell table:formula="of:=[eventlog.J23]" office:value-type="float" office:value="0" calcext:value-type="float">
            <text:p>0</text:p>
          </table:table-cell>
          <table:table-cell table:formula="of:=[eventlog.K23]" office:value-type="float" office:value="0.0659999996423721" calcext:value-type="float">
            <text:p>0.065999999642372</text:p>
          </table:table-cell>
          <table:table-cell table:formula="of:=[eventlog.L23]" office:value-type="float" office:value="0.124750003218651" calcext:value-type="float">
            <text:p>0.124750003218651</text:p>
          </table:table-cell>
          <table:table-cell table:formula="of:=[eventlog.M23]" office:value-type="float" office:value="0.957249999046326" calcext:value-type="float">
            <text:p>0.957249999046326</text:p>
          </table:table-cell>
          <table:table-cell table:formula="of:=[eventlog.N23]" office:value-type="float" office:value="350" calcext:value-type="float">
            <text:p>350</text:p>
          </table:table-cell>
          <table:table-cell table:formula="of:=[.K23]/[.K$2]" office:value-type="float" office:value="0.583333333333333" calcext:value-type="float">
            <text:p>0.583333333333333</text:p>
          </table:table-cell>
          <table:table-cell table:formula="of:=[eventlog.O23]+[eventlog.S23]" office:value-type="float" office:value="22961" calcext:value-type="float">
            <text:p>22961</text:p>
          </table:table-cell>
          <table:table-cell table:formula="of:=[eventlog.P23]+[eventlog.T23]" office:value-type="float" office:value="5512" calcext:value-type="float">
            <text:p>5512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.M23]/[.M$2]" office:value-type="float" office:value="0.609174360607025" calcext:value-type="float">
            <text:p>0.609174360607025</text:p>
          </table:table-cell>
          <table:table-cell table:formula="of:=[.N23]/[.N$2]" office:value-type="float" office:value="0.218912585885063" calcext:value-type="float">
            <text:p>0.218912585885063</text:p>
          </table:table-cell>
          <table:table-cell table:formula="of:=[.O23]/[.O$2]" office:value-type="float" office:value="0" calcext:value-type="float">
            <text:p>0</text:p>
          </table:table-cell>
          <table:table-cell table:formula="of:=([.M23])/([.M$2]+[.N$2]+[.O$2])" office:value-type="float" office:value="0.365155852417303" calcext:value-type="float">
            <text:p>0.365155852417303</text:p>
          </table:table-cell>
          <table:table-cell table:formula="of:=([.N23]+[.O23])/([.M$2]+[.N$2]+[.O$2])" office:value-type="float" office:value="0.0876590330788804" calcext:value-type="float">
            <text:p>0.08765903307888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eventlog.B24]/1000" office:value-type="float" office:value="0.41" calcext:value-type="float">
            <text:p>0.41</text:p>
          </table:table-cell>
          <table:table-cell table:formula="of:=[.B24]/[.B$2]" office:value-type="float" office:value="1.025" calcext:value-type="float">
            <text:p>1.025</text:p>
          </table:table-cell>
          <table:table-cell table:formula="of:=[eventlog.D24]/1000" office:value-type="float" office:value="0" calcext:value-type="float">
            <text:p>0</text:p>
          </table:table-cell>
          <table:table-cell table:formula="of:=[eventlog.F24]/1000" office:value-type="float" office:value="0" calcext:value-type="float">
            <text:p>0</text:p>
          </table:table-cell>
          <table:table-cell table:formula="of:=[eventlog.H24]/1000" office:value-type="float" office:value="0.084" calcext:value-type="float">
            <text:p>0.084</text:p>
          </table:table-cell>
          <table:table-cell table:formula="of:=[eventlog.J24]" office:value-type="float" office:value="0" calcext:value-type="float">
            <text:p>0</text:p>
          </table:table-cell>
          <table:table-cell table:formula="of:=[eventlog.K24]" office:value-type="float" office:value="0.0662499964237213" calcext:value-type="float">
            <text:p>0.066249996423721</text:p>
          </table:table-cell>
          <table:table-cell table:formula="of:=[eventlog.L24]" office:value-type="float" office:value="0.116750001907349" calcext:value-type="float">
            <text:p>0.116750001907349</text:p>
          </table:table-cell>
          <table:table-cell table:formula="of:=[eventlog.M24]" office:value-type="float" office:value="0.957249999046326" calcext:value-type="float">
            <text:p>0.957249999046326</text:p>
          </table:table-cell>
          <table:table-cell table:formula="of:=[eventlog.N24]" office:value-type="float" office:value="350" calcext:value-type="float">
            <text:p>350</text:p>
          </table:table-cell>
          <table:table-cell table:formula="of:=[.K24]/[.K$2]" office:value-type="float" office:value="0.583333333333333" calcext:value-type="float">
            <text:p>0.583333333333333</text:p>
          </table:table-cell>
          <table:table-cell table:formula="of:=[eventlog.O24]+[eventlog.S24]" office:value-type="float" office:value="21451" calcext:value-type="float">
            <text:p>21451</text:p>
          </table:table-cell>
          <table:table-cell table:formula="of:=[eventlog.P24]+[eventlog.T24]" office:value-type="float" office:value="4349" calcext:value-type="float">
            <text:p>4349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.M24]/[.M$2]" office:value-type="float" office:value="0.569112809084156" calcext:value-type="float">
            <text:p>0.569112809084156</text:p>
          </table:table-cell>
          <table:table-cell table:formula="of:=[.N24]/[.N$2]" office:value-type="float" office:value="0.172723301163668" calcext:value-type="float">
            <text:p>0.172723301163668</text:p>
          </table:table-cell>
          <table:table-cell table:formula="of:=[.O24]/[.O$2]" office:value-type="float" office:value="0" calcext:value-type="float">
            <text:p>0</text:p>
          </table:table-cell>
          <table:table-cell table:formula="of:=([.M24])/([.M$2]+[.N$2]+[.O$2])" office:value-type="float" office:value="0.341141857506361" calcext:value-type="float">
            <text:p>0.341141857506361</text:p>
          </table:table-cell>
          <table:table-cell table:formula="of:=([.N24]+[.O24])/([.M$2]+[.N$2]+[.O$2])" office:value-type="float" office:value="0.0691634860050891" calcext:value-type="float">
            <text:p>0.06916348600508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eventlog.B25]/1000" office:value-type="float" office:value="0.41" calcext:value-type="float">
            <text:p>0.41</text:p>
          </table:table-cell>
          <table:table-cell table:formula="of:=[.B25]/[.B$2]" office:value-type="float" office:value="1.025" calcext:value-type="float">
            <text:p>1.025</text:p>
          </table:table-cell>
          <table:table-cell table:formula="of:=[eventlog.D25]/1000" office:value-type="float" office:value="0" calcext:value-type="float">
            <text:p>0</text:p>
          </table:table-cell>
          <table:table-cell table:formula="of:=[eventlog.F25]/1000" office:value-type="float" office:value="0" calcext:value-type="float">
            <text:p>0</text:p>
          </table:table-cell>
          <table:table-cell table:formula="of:=[eventlog.H25]/1000" office:value-type="float" office:value="0.084" calcext:value-type="float">
            <text:p>0.084</text:p>
          </table:table-cell>
          <table:table-cell table:formula="of:=[eventlog.J25]" office:value-type="float" office:value="0" calcext:value-type="float">
            <text:p>0</text:p>
          </table:table-cell>
          <table:table-cell table:formula="of:=[eventlog.K25]" office:value-type="float" office:value="0.0662499964237213" calcext:value-type="float">
            <text:p>0.066249996423721</text:p>
          </table:table-cell>
          <table:table-cell table:formula="of:=[eventlog.L25]" office:value-type="float" office:value="0.116750001907349" calcext:value-type="float">
            <text:p>0.116750001907349</text:p>
          </table:table-cell>
          <table:table-cell table:formula="of:=[eventlog.M25]" office:value-type="float" office:value="0.957249999046326" calcext:value-type="float">
            <text:p>0.957249999046326</text:p>
          </table:table-cell>
          <table:table-cell table:formula="of:=[eventlog.N25]" office:value-type="float" office:value="350" calcext:value-type="float">
            <text:p>350</text:p>
          </table:table-cell>
          <table:table-cell table:formula="of:=[.K25]/[.K$2]" office:value-type="float" office:value="0.583333333333333" calcext:value-type="float">
            <text:p>0.583333333333333</text:p>
          </table:table-cell>
          <table:table-cell table:formula="of:=[eventlog.O25]+[eventlog.S25]" office:value-type="float" office:value="21451" calcext:value-type="float">
            <text:p>21451</text:p>
          </table:table-cell>
          <table:table-cell table:formula="of:=[eventlog.P25]+[eventlog.T25]" office:value-type="float" office:value="4349" calcext:value-type="float">
            <text:p>4349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.M25]/[.M$2]" office:value-type="float" office:value="0.569112809084156" calcext:value-type="float">
            <text:p>0.569112809084156</text:p>
          </table:table-cell>
          <table:table-cell table:formula="of:=[.N25]/[.N$2]" office:value-type="float" office:value="0.172723301163668" calcext:value-type="float">
            <text:p>0.172723301163668</text:p>
          </table:table-cell>
          <table:table-cell table:formula="of:=[.O25]/[.O$2]" office:value-type="float" office:value="0" calcext:value-type="float">
            <text:p>0</text:p>
          </table:table-cell>
          <table:table-cell table:formula="of:=([.M25])/([.M$2]+[.N$2]+[.O$2])" office:value-type="float" office:value="0.341141857506361" calcext:value-type="float">
            <text:p>0.341141857506361</text:p>
          </table:table-cell>
          <table:table-cell table:formula="of:=([.N25]+[.O25])/([.M$2]+[.N$2]+[.O$2])" office:value-type="float" office:value="0.0691634860050891" calcext:value-type="float">
            <text:p>0.06916348600508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eventlog.B26]/1000" office:value-type="float" office:value="0.404" calcext:value-type="float">
            <text:p>0.404</text:p>
          </table:table-cell>
          <table:table-cell table:formula="of:=[.B26]/[.B$2]" office:value-type="float" office:value="1.01" calcext:value-type="float">
            <text:p>1.01</text:p>
          </table:table-cell>
          <table:table-cell table:formula="of:=[eventlog.D26]/1000" office:value-type="float" office:value="0" calcext:value-type="float">
            <text:p>0</text:p>
          </table:table-cell>
          <table:table-cell table:formula="of:=[eventlog.F26]/1000" office:value-type="float" office:value="0" calcext:value-type="float">
            <text:p>0</text:p>
          </table:table-cell>
          <table:table-cell table:formula="of:=[eventlog.H26]/1000" office:value-type="float" office:value="0.084" calcext:value-type="float">
            <text:p>0.084</text:p>
          </table:table-cell>
          <table:table-cell table:formula="of:=[eventlog.J26]" office:value-type="float" office:value="0" calcext:value-type="float">
            <text:p>0</text:p>
          </table:table-cell>
          <table:table-cell table:formula="of:=[eventlog.K26]" office:value-type="float" office:value="0.0625" calcext:value-type="float">
            <text:p>0.0625</text:p>
          </table:table-cell>
          <table:table-cell table:formula="of:=[eventlog.L26]" office:value-type="float" office:value="0.119249999523163" calcext:value-type="float">
            <text:p>0.119249999523163</text:p>
          </table:table-cell>
          <table:table-cell table:formula="of:=[eventlog.M26]" office:value-type="float" office:value="0.957750022411346" calcext:value-type="float">
            <text:p>0.957750022411346</text:p>
          </table:table-cell>
          <table:table-cell table:formula="of:=[eventlog.N26]" office:value-type="float" office:value="300" calcext:value-type="float">
            <text:p>300</text:p>
          </table:table-cell>
          <table:table-cell table:formula="of:=[.K26]/[.K$2]" office:value-type="float" office:value="0.5" calcext:value-type="float">
            <text:p>0.5</text:p>
          </table:table-cell>
          <table:table-cell table:formula="of:=[eventlog.O26]+[eventlog.S26]" office:value-type="float" office:value="19931" calcext:value-type="float">
            <text:p>19931</text:p>
          </table:table-cell>
          <table:table-cell table:formula="of:=[eventlog.P26]+[eventlog.T26]" office:value-type="float" office:value="3476" calcext:value-type="float">
            <text:p>3476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.M26]/[.M$2]" office:value-type="float" office:value="0.528785949273055" calcext:value-type="float">
            <text:p>0.528785949273055</text:p>
          </table:table-cell>
          <table:table-cell table:formula="of:=[.N26]/[.N$2]" office:value-type="float" office:value="0.138051550895588" calcext:value-type="float">
            <text:p>0.138051550895588</text:p>
          </table:table-cell>
          <table:table-cell table:formula="of:=[.O26]/[.O$2]" office:value-type="float" office:value="0" calcext:value-type="float">
            <text:p>0</text:p>
          </table:table-cell>
          <table:table-cell table:formula="of:=([.M26])/([.M$2]+[.N$2]+[.O$2])" office:value-type="float" office:value="0.316968829516539" calcext:value-type="float">
            <text:p>0.316968829516539</text:p>
          </table:table-cell>
          <table:table-cell table:formula="of:=([.N26]+[.O26])/([.M$2]+[.N$2]+[.O$2])" office:value-type="float" office:value="0.0552798982188295" calcext:value-type="float">
            <text:p>0.0552798982188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eventlog.B27]/1000" office:value-type="float" office:value="0.404" calcext:value-type="float">
            <text:p>0.404</text:p>
          </table:table-cell>
          <table:table-cell table:formula="of:=[.B27]/[.B$2]" office:value-type="float" office:value="1.01" calcext:value-type="float">
            <text:p>1.01</text:p>
          </table:table-cell>
          <table:table-cell table:formula="of:=[eventlog.D27]/1000" office:value-type="float" office:value="0" calcext:value-type="float">
            <text:p>0</text:p>
          </table:table-cell>
          <table:table-cell table:formula="of:=[eventlog.F27]/1000" office:value-type="float" office:value="0" calcext:value-type="float">
            <text:p>0</text:p>
          </table:table-cell>
          <table:table-cell table:formula="of:=[eventlog.H27]/1000" office:value-type="float" office:value="0.084" calcext:value-type="float">
            <text:p>0.084</text:p>
          </table:table-cell>
          <table:table-cell table:formula="of:=[eventlog.J27]" office:value-type="float" office:value="0" calcext:value-type="float">
            <text:p>0</text:p>
          </table:table-cell>
          <table:table-cell table:formula="of:=[eventlog.K27]" office:value-type="float" office:value="0.0625" calcext:value-type="float">
            <text:p>0.0625</text:p>
          </table:table-cell>
          <table:table-cell table:formula="of:=[eventlog.L27]" office:value-type="float" office:value="0.119249999523163" calcext:value-type="float">
            <text:p>0.119249999523163</text:p>
          </table:table-cell>
          <table:table-cell table:formula="of:=[eventlog.M27]" office:value-type="float" office:value="0.957750022411346" calcext:value-type="float">
            <text:p>0.957750022411346</text:p>
          </table:table-cell>
          <table:table-cell table:formula="of:=[eventlog.N27]" office:value-type="float" office:value="300" calcext:value-type="float">
            <text:p>300</text:p>
          </table:table-cell>
          <table:table-cell table:formula="of:=[.K27]/[.K$2]" office:value-type="float" office:value="0.5" calcext:value-type="float">
            <text:p>0.5</text:p>
          </table:table-cell>
          <table:table-cell table:formula="of:=[eventlog.O27]+[eventlog.S27]" office:value-type="float" office:value="19931" calcext:value-type="float">
            <text:p>19931</text:p>
          </table:table-cell>
          <table:table-cell table:formula="of:=[eventlog.P27]+[eventlog.T27]" office:value-type="float" office:value="3476" calcext:value-type="float">
            <text:p>3476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.M27]/[.M$2]" office:value-type="float" office:value="0.528785949273055" calcext:value-type="float">
            <text:p>0.528785949273055</text:p>
          </table:table-cell>
          <table:table-cell table:formula="of:=[.N27]/[.N$2]" office:value-type="float" office:value="0.138051550895588" calcext:value-type="float">
            <text:p>0.138051550895588</text:p>
          </table:table-cell>
          <table:table-cell table:formula="of:=[.O27]/[.O$2]" office:value-type="float" office:value="0" calcext:value-type="float">
            <text:p>0</text:p>
          </table:table-cell>
          <table:table-cell table:formula="of:=([.M27])/([.M$2]+[.N$2]+[.O$2])" office:value-type="float" office:value="0.316968829516539" calcext:value-type="float">
            <text:p>0.316968829516539</text:p>
          </table:table-cell>
          <table:table-cell table:formula="of:=([.N27]+[.O27])/([.M$2]+[.N$2]+[.O$2])" office:value-type="float" office:value="0.0552798982188295" calcext:value-type="float">
            <text:p>0.0552798982188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eventlog.B28]/1000" office:value-type="float" office:value="0.404" calcext:value-type="float">
            <text:p>0.404</text:p>
          </table:table-cell>
          <table:table-cell table:formula="of:=[.B28]/[.B$2]" office:value-type="float" office:value="1.01" calcext:value-type="float">
            <text:p>1.01</text:p>
          </table:table-cell>
          <table:table-cell table:formula="of:=[eventlog.D28]/1000" office:value-type="float" office:value="0" calcext:value-type="float">
            <text:p>0</text:p>
          </table:table-cell>
          <table:table-cell table:formula="of:=[eventlog.F28]/1000" office:value-type="float" office:value="0" calcext:value-type="float">
            <text:p>0</text:p>
          </table:table-cell>
          <table:table-cell table:formula="of:=[eventlog.H28]/1000" office:value-type="float" office:value="0.084" calcext:value-type="float">
            <text:p>0.084</text:p>
          </table:table-cell>
          <table:table-cell table:formula="of:=[eventlog.J28]" office:value-type="float" office:value="0" calcext:value-type="float">
            <text:p>0</text:p>
          </table:table-cell>
          <table:table-cell table:formula="of:=[eventlog.K28]" office:value-type="float" office:value="0.0689999982714653" calcext:value-type="float">
            <text:p>0.068999998271465</text:p>
          </table:table-cell>
          <table:table-cell table:formula="of:=[eventlog.L28]" office:value-type="float" office:value="0.112750001251698" calcext:value-type="float">
            <text:p>0.112750001251698</text:p>
          </table:table-cell>
          <table:table-cell table:formula="of:=[eventlog.M28]" office:value-type="float" office:value="0.957499980926514" calcext:value-type="float">
            <text:p>0.957499980926514</text:p>
          </table:table-cell>
          <table:table-cell table:formula="of:=[eventlog.N28]" office:value-type="float" office:value="300" calcext:value-type="float">
            <text:p>300</text:p>
          </table:table-cell>
          <table:table-cell table:formula="of:=[.K28]/[.K$2]" office:value-type="float" office:value="0.5" calcext:value-type="float">
            <text:p>0.5</text:p>
          </table:table-cell>
          <table:table-cell table:formula="of:=[eventlog.O28]+[eventlog.S28]" office:value-type="float" office:value="18410" calcext:value-type="float">
            <text:p>18410</text:p>
          </table:table-cell>
          <table:table-cell table:formula="of:=[eventlog.P28]+[eventlog.T28]" office:value-type="float" office:value="2725" calcext:value-type="float">
            <text:p>2725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.M28]/[.M$2]" office:value-type="float" office:value="0.488432558633132" calcext:value-type="float">
            <text:p>0.488432558633132</text:p>
          </table:table-cell>
          <table:table-cell table:formula="of:=[.N28]/[.N$2]" office:value-type="float" office:value="0.108225108225108" calcext:value-type="float">
            <text:p>0.108225108225108</text:p>
          </table:table-cell>
          <table:table-cell table:formula="of:=[.O28]/[.O$2]" office:value-type="float" office:value="0" calcext:value-type="float">
            <text:p>0</text:p>
          </table:table-cell>
          <table:table-cell table:formula="of:=([.M28])/([.M$2]+[.N$2]+[.O$2])" office:value-type="float" office:value="0.292779898218829" calcext:value-type="float">
            <text:p>0.292779898218829</text:p>
          </table:table-cell>
          <table:table-cell table:formula="of:=([.N28]+[.O28])/([.M$2]+[.N$2]+[.O$2])" office:value-type="float" office:value="0.0433365139949109" calcext:value-type="float">
            <text:p>0.04333651399491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eventlog.B29]/1000" office:value-type="float" office:value="0.404" calcext:value-type="float">
            <text:p>0.404</text:p>
          </table:table-cell>
          <table:table-cell table:formula="of:=[.B29]/[.B$2]" office:value-type="float" office:value="1.01" calcext:value-type="float">
            <text:p>1.01</text:p>
          </table:table-cell>
          <table:table-cell table:formula="of:=[eventlog.D29]/1000" office:value-type="float" office:value="0" calcext:value-type="float">
            <text:p>0</text:p>
          </table:table-cell>
          <table:table-cell table:formula="of:=[eventlog.F29]/1000" office:value-type="float" office:value="0" calcext:value-type="float">
            <text:p>0</text:p>
          </table:table-cell>
          <table:table-cell table:formula="of:=[eventlog.H29]/1000" office:value-type="float" office:value="0.084" calcext:value-type="float">
            <text:p>0.084</text:p>
          </table:table-cell>
          <table:table-cell table:formula="of:=[eventlog.J29]" office:value-type="float" office:value="0" calcext:value-type="float">
            <text:p>0</text:p>
          </table:table-cell>
          <table:table-cell table:formula="of:=[eventlog.K29]" office:value-type="float" office:value="0.0689999982714653" calcext:value-type="float">
            <text:p>0.068999998271465</text:p>
          </table:table-cell>
          <table:table-cell table:formula="of:=[eventlog.L29]" office:value-type="float" office:value="0.112750001251698" calcext:value-type="float">
            <text:p>0.112750001251698</text:p>
          </table:table-cell>
          <table:table-cell table:formula="of:=[eventlog.M29]" office:value-type="float" office:value="0.957499980926514" calcext:value-type="float">
            <text:p>0.957499980926514</text:p>
          </table:table-cell>
          <table:table-cell table:formula="of:=[eventlog.N29]" office:value-type="float" office:value="300" calcext:value-type="float">
            <text:p>300</text:p>
          </table:table-cell>
          <table:table-cell table:formula="of:=[.K29]/[.K$2]" office:value-type="float" office:value="0.5" calcext:value-type="float">
            <text:p>0.5</text:p>
          </table:table-cell>
          <table:table-cell table:formula="of:=[eventlog.O29]+[eventlog.S29]" office:value-type="float" office:value="18410" calcext:value-type="float">
            <text:p>18410</text:p>
          </table:table-cell>
          <table:table-cell table:formula="of:=[eventlog.P29]+[eventlog.T29]" office:value-type="float" office:value="2725" calcext:value-type="float">
            <text:p>2725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.M29]/[.M$2]" office:value-type="float" office:value="0.488432558633132" calcext:value-type="float">
            <text:p>0.488432558633132</text:p>
          </table:table-cell>
          <table:table-cell table:formula="of:=[.N29]/[.N$2]" office:value-type="float" office:value="0.108225108225108" calcext:value-type="float">
            <text:p>0.108225108225108</text:p>
          </table:table-cell>
          <table:table-cell table:formula="of:=[.O29]/[.O$2]" office:value-type="float" office:value="0" calcext:value-type="float">
            <text:p>0</text:p>
          </table:table-cell>
          <table:table-cell table:formula="of:=([.M29])/([.M$2]+[.N$2]+[.O$2])" office:value-type="float" office:value="0.292779898218829" calcext:value-type="float">
            <text:p>0.292779898218829</text:p>
          </table:table-cell>
          <table:table-cell table:formula="of:=([.N29]+[.O29])/([.M$2]+[.N$2]+[.O$2])" office:value-type="float" office:value="0.0433365139949109" calcext:value-type="float">
            <text:p>0.04333651399491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eventlog.B30]/1000" office:value-type="float" office:value="0.4" calcext:value-type="float">
            <text:p>0.4</text:p>
          </table:table-cell>
          <table:table-cell table:formula="of:=[.B30]/[.B$2]" office:value-type="float" office:value="1" calcext:value-type="float">
            <text:p>1</text:p>
          </table:table-cell>
          <table:table-cell table:formula="of:=[eventlog.D30]/1000" office:value-type="float" office:value="0.021" calcext:value-type="float">
            <text:p>0.021</text:p>
          </table:table-cell>
          <table:table-cell table:formula="of:=[eventlog.F30]/1000" office:value-type="float" office:value="0" calcext:value-type="float">
            <text:p>0</text:p>
          </table:table-cell>
          <table:table-cell table:formula="of:=[eventlog.H30]/1000" office:value-type="float" office:value="0.079" calcext:value-type="float">
            <text:p>0.079</text:p>
          </table:table-cell>
          <table:table-cell table:formula="of:=[eventlog.J30]" office:value-type="float" office:value="0.107500001788139" calcext:value-type="float">
            <text:p>0.107500001788139</text:p>
          </table:table-cell>
          <table:table-cell table:formula="of:=[eventlog.K30]" office:value-type="float" office:value="0.0687500014901161" calcext:value-type="float">
            <text:p>0.068750001490116</text:p>
          </table:table-cell>
          <table:table-cell table:formula="of:=[eventlog.L30]" office:value-type="float" office:value="0.11599999666214" calcext:value-type="float">
            <text:p>0.11599999666214</text:p>
          </table:table-cell>
          <table:table-cell table:formula="of:=[eventlog.M30]" office:value-type="float" office:value="0.956250011920929" calcext:value-type="float">
            <text:p>0.956250011920929</text:p>
          </table:table-cell>
          <table:table-cell table:formula="of:=[eventlog.N30]" office:value-type="float" office:value="300" calcext:value-type="float">
            <text:p>300</text:p>
          </table:table-cell>
          <table:table-cell table:formula="of:=[.K30]/[.K$2]" office:value-type="float" office:value="0.5" calcext:value-type="float">
            <text:p>0.5</text:p>
          </table:table-cell>
          <table:table-cell table:formula="of:=[eventlog.O30]+[eventlog.S30]" office:value-type="float" office:value="16822" calcext:value-type="float">
            <text:p>16822</text:p>
          </table:table-cell>
          <table:table-cell table:formula="of:=[eventlog.P30]+[eventlog.T30]" office:value-type="float" office:value="2034" calcext:value-type="float">
            <text:p>2034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.M30]/[.M$2]" office:value-type="float" office:value="0.446301602462061" calcext:value-type="float">
            <text:p>0.446301602462061</text:p>
          </table:table-cell>
          <table:table-cell table:formula="of:=[.N30]/[.N$2]" office:value-type="float" office:value="0.0807816037173835" calcext:value-type="float">
            <text:p>0.080781603717384</text:p>
          </table:table-cell>
          <table:table-cell table:formula="of:=[.O30]/[.O$2]" office:value-type="float" office:value="0" calcext:value-type="float">
            <text:p>0</text:p>
          </table:table-cell>
          <table:table-cell table:formula="of:=([.M30])/([.M$2]+[.N$2]+[.O$2])" office:value-type="float" office:value="0.267525445292621" calcext:value-type="float">
            <text:p>0.267525445292621</text:p>
          </table:table-cell>
          <table:table-cell table:formula="of:=([.N30]+[.O30])/([.M$2]+[.N$2]+[.O$2])" office:value-type="float" office:value="0.0323473282442748" calcext:value-type="float">
            <text:p>0.0323473282442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eventlog.B31]/1000" office:value-type="float" office:value="0.4" calcext:value-type="float">
            <text:p>0.4</text:p>
          </table:table-cell>
          <table:table-cell table:formula="of:=[.B31]/[.B$2]" office:value-type="float" office:value="1" calcext:value-type="float">
            <text:p>1</text:p>
          </table:table-cell>
          <table:table-cell table:formula="of:=[eventlog.D31]/1000" office:value-type="float" office:value="0.021" calcext:value-type="float">
            <text:p>0.021</text:p>
          </table:table-cell>
          <table:table-cell table:formula="of:=[eventlog.F31]/1000" office:value-type="float" office:value="0" calcext:value-type="float">
            <text:p>0</text:p>
          </table:table-cell>
          <table:table-cell table:formula="of:=[eventlog.H31]/1000" office:value-type="float" office:value="0.079" calcext:value-type="float">
            <text:p>0.079</text:p>
          </table:table-cell>
          <table:table-cell table:formula="of:=[eventlog.J31]" office:value-type="float" office:value="0.107500001788139" calcext:value-type="float">
            <text:p>0.107500001788139</text:p>
          </table:table-cell>
          <table:table-cell table:formula="of:=[eventlog.K31]" office:value-type="float" office:value="0.0687500014901161" calcext:value-type="float">
            <text:p>0.068750001490116</text:p>
          </table:table-cell>
          <table:table-cell table:formula="of:=[eventlog.L31]" office:value-type="float" office:value="0.11599999666214" calcext:value-type="float">
            <text:p>0.11599999666214</text:p>
          </table:table-cell>
          <table:table-cell table:formula="of:=[eventlog.M31]" office:value-type="float" office:value="0.956250011920929" calcext:value-type="float">
            <text:p>0.956250011920929</text:p>
          </table:table-cell>
          <table:table-cell table:formula="of:=[eventlog.N31]" office:value-type="float" office:value="300" calcext:value-type="float">
            <text:p>300</text:p>
          </table:table-cell>
          <table:table-cell table:formula="of:=[.K31]/[.K$2]" office:value-type="float" office:value="0.5" calcext:value-type="float">
            <text:p>0.5</text:p>
          </table:table-cell>
          <table:table-cell table:formula="of:=[eventlog.O31]+[eventlog.S31]" office:value-type="float" office:value="16822" calcext:value-type="float">
            <text:p>16822</text:p>
          </table:table-cell>
          <table:table-cell table:formula="of:=[eventlog.P31]+[eventlog.T31]" office:value-type="float" office:value="2034" calcext:value-type="float">
            <text:p>2034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.M31]/[.M$2]" office:value-type="float" office:value="0.446301602462061" calcext:value-type="float">
            <text:p>0.446301602462061</text:p>
          </table:table-cell>
          <table:table-cell table:formula="of:=[.N31]/[.N$2]" office:value-type="float" office:value="0.0807816037173835" calcext:value-type="float">
            <text:p>0.080781603717384</text:p>
          </table:table-cell>
          <table:table-cell table:formula="of:=[.O31]/[.O$2]" office:value-type="float" office:value="0" calcext:value-type="float">
            <text:p>0</text:p>
          </table:table-cell>
          <table:table-cell table:formula="of:=([.M31])/([.M$2]+[.N$2]+[.O$2])" office:value-type="float" office:value="0.267525445292621" calcext:value-type="float">
            <text:p>0.267525445292621</text:p>
          </table:table-cell>
          <table:table-cell table:formula="of:=([.N31]+[.O31])/([.M$2]+[.N$2]+[.O$2])" office:value-type="float" office:value="0.0323473282442748" calcext:value-type="float">
            <text:p>0.0323473282442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eventlog.B32]/1000" office:value-type="float" office:value="0.407" calcext:value-type="float">
            <text:p>0.407</text:p>
          </table:table-cell>
          <table:table-cell table:formula="of:=[.B32]/[.B$2]" office:value-type="float" office:value="1.0175" calcext:value-type="float">
            <text:p>1.0175</text:p>
          </table:table-cell>
          <table:table-cell table:formula="of:=[eventlog.D32]/1000" office:value-type="float" office:value="0.021" calcext:value-type="float">
            <text:p>0.021</text:p>
          </table:table-cell>
          <table:table-cell table:formula="of:=[eventlog.F32]/1000" office:value-type="float" office:value="0" calcext:value-type="float">
            <text:p>0</text:p>
          </table:table-cell>
          <table:table-cell table:formula="of:=[eventlog.H32]/1000" office:value-type="float" office:value="0.063" calcext:value-type="float">
            <text:p>0.063</text:p>
          </table:table-cell>
          <table:table-cell table:formula="of:=[eventlog.J32]" office:value-type="float" office:value="0.107500001788139" calcext:value-type="float">
            <text:p>0.107500001788139</text:p>
          </table:table-cell>
          <table:table-cell table:formula="of:=[eventlog.K32]" office:value-type="float" office:value="0.0662499964237213" calcext:value-type="float">
            <text:p>0.066249996423721</text:p>
          </table:table-cell>
          <table:table-cell table:formula="of:=[eventlog.L32]" office:value-type="float" office:value="0.112250000238419" calcext:value-type="float">
            <text:p>0.112250000238419</text:p>
          </table:table-cell>
          <table:table-cell table:formula="of:=[eventlog.M32]" office:value-type="float" office:value="0.957249999046326" calcext:value-type="float">
            <text:p>0.957249999046326</text:p>
          </table:table-cell>
          <table:table-cell table:formula="of:=[eventlog.N32]" office:value-type="float" office:value="250" calcext:value-type="float">
            <text:p>250</text:p>
          </table:table-cell>
          <table:table-cell table:formula="of:=[.K32]/[.K$2]" office:value-type="float" office:value="0.416666666666667" calcext:value-type="float">
            <text:p>0.416666666666667</text:p>
          </table:table-cell>
          <table:table-cell table:formula="of:=[eventlog.O32]+[eventlog.S32]" office:value-type="float" office:value="15349" calcext:value-type="float">
            <text:p>15349</text:p>
          </table:table-cell>
          <table:table-cell table:formula="of:=[eventlog.P32]+[eventlog.T32]" office:value-type="float" office:value="1487" calcext:value-type="float">
            <text:p>1487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.M32]/[.M$2]" office:value-type="float" office:value="0.407221691605646" calcext:value-type="float">
            <text:p>0.407221691605646</text:p>
          </table:table-cell>
          <table:table-cell table:formula="of:=[.N32]/[.N$2]" office:value-type="float" office:value="0.0590571508002701" calcext:value-type="float">
            <text:p>0.05905715080027</text:p>
          </table:table-cell>
          <table:table-cell table:formula="of:=[.O32]/[.O$2]" office:value-type="float" office:value="0" calcext:value-type="float">
            <text:p>0</text:p>
          </table:table-cell>
          <table:table-cell table:formula="of:=([.M32])/([.M$2]+[.N$2]+[.O$2])" office:value-type="float" office:value="0.244099872773537" calcext:value-type="float">
            <text:p>0.244099872773537</text:p>
          </table:table-cell>
          <table:table-cell table:formula="of:=([.N32]+[.O32])/([.M$2]+[.N$2]+[.O$2])" office:value-type="float" office:value="0.0236482188295165" calcext:value-type="float">
            <text:p>0.02364821882951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eventlog.B33]/1000" office:value-type="float" office:value="0.407" calcext:value-type="float">
            <text:p>0.407</text:p>
          </table:table-cell>
          <table:table-cell table:formula="of:=[.B33]/[.B$2]" office:value-type="float" office:value="1.0175" calcext:value-type="float">
            <text:p>1.0175</text:p>
          </table:table-cell>
          <table:table-cell table:formula="of:=[eventlog.D33]/1000" office:value-type="float" office:value="0.021" calcext:value-type="float">
            <text:p>0.021</text:p>
          </table:table-cell>
          <table:table-cell table:formula="of:=[eventlog.F33]/1000" office:value-type="float" office:value="0" calcext:value-type="float">
            <text:p>0</text:p>
          </table:table-cell>
          <table:table-cell table:formula="of:=[eventlog.H33]/1000" office:value-type="float" office:value="0.063" calcext:value-type="float">
            <text:p>0.063</text:p>
          </table:table-cell>
          <table:table-cell table:formula="of:=[eventlog.J33]" office:value-type="float" office:value="0.107500001788139" calcext:value-type="float">
            <text:p>0.107500001788139</text:p>
          </table:table-cell>
          <table:table-cell table:formula="of:=[eventlog.K33]" office:value-type="float" office:value="0.0662499964237213" calcext:value-type="float">
            <text:p>0.066249996423721</text:p>
          </table:table-cell>
          <table:table-cell table:formula="of:=[eventlog.L33]" office:value-type="float" office:value="0.112250000238419" calcext:value-type="float">
            <text:p>0.112250000238419</text:p>
          </table:table-cell>
          <table:table-cell table:formula="of:=[eventlog.M33]" office:value-type="float" office:value="0.957249999046326" calcext:value-type="float">
            <text:p>0.957249999046326</text:p>
          </table:table-cell>
          <table:table-cell table:formula="of:=[eventlog.N33]" office:value-type="float" office:value="250" calcext:value-type="float">
            <text:p>250</text:p>
          </table:table-cell>
          <table:table-cell table:formula="of:=[.K33]/[.K$2]" office:value-type="float" office:value="0.416666666666667" calcext:value-type="float">
            <text:p>0.416666666666667</text:p>
          </table:table-cell>
          <table:table-cell table:formula="of:=[eventlog.O33]+[eventlog.S33]" office:value-type="float" office:value="15349" calcext:value-type="float">
            <text:p>15349</text:p>
          </table:table-cell>
          <table:table-cell table:formula="of:=[eventlog.P33]+[eventlog.T33]" office:value-type="float" office:value="1487" calcext:value-type="float">
            <text:p>1487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.M33]/[.M$2]" office:value-type="float" office:value="0.407221691605646" calcext:value-type="float">
            <text:p>0.407221691605646</text:p>
          </table:table-cell>
          <table:table-cell table:formula="of:=[.N33]/[.N$2]" office:value-type="float" office:value="0.0590571508002701" calcext:value-type="float">
            <text:p>0.05905715080027</text:p>
          </table:table-cell>
          <table:table-cell table:formula="of:=[.O33]/[.O$2]" office:value-type="float" office:value="0" calcext:value-type="float">
            <text:p>0</text:p>
          </table:table-cell>
          <table:table-cell table:formula="of:=([.M33])/([.M$2]+[.N$2]+[.O$2])" office:value-type="float" office:value="0.244099872773537" calcext:value-type="float">
            <text:p>0.244099872773537</text:p>
          </table:table-cell>
          <table:table-cell table:formula="of:=([.N33]+[.O33])/([.M$2]+[.N$2]+[.O$2])" office:value-type="float" office:value="0.0236482188295165" calcext:value-type="float">
            <text:p>0.02364821882951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eventlog.B34]/1000" office:value-type="float" office:value="0.416" calcext:value-type="float">
            <text:p>0.416</text:p>
          </table:table-cell>
          <table:table-cell table:formula="of:=[.B34]/[.B$2]" office:value-type="float" office:value="1.04" calcext:value-type="float">
            <text:p>1.04</text:p>
          </table:table-cell>
          <table:table-cell table:formula="of:=[eventlog.D34]/1000" office:value-type="float" office:value="0.016" calcext:value-type="float">
            <text:p>0.016</text:p>
          </table:table-cell>
          <table:table-cell table:formula="of:=[eventlog.F34]/1000" office:value-type="float" office:value="0" calcext:value-type="float">
            <text:p>0</text:p>
          </table:table-cell>
          <table:table-cell table:formula="of:=[eventlog.H34]/1000" office:value-type="float" office:value="0.063" calcext:value-type="float">
            <text:p>0.063</text:p>
          </table:table-cell>
          <table:table-cell table:formula="of:=[eventlog.J34]" office:value-type="float" office:value="0.107500001788139" calcext:value-type="float">
            <text:p>0.107500001788139</text:p>
          </table:table-cell>
          <table:table-cell table:formula="of:=[eventlog.K34]" office:value-type="float" office:value="0.0642499998211861" calcext:value-type="float">
            <text:p>0.064249999821186</text:p>
          </table:table-cell>
          <table:table-cell table:formula="of:=[eventlog.L34]" office:value-type="float" office:value="0.105250000953674" calcext:value-type="float">
            <text:p>0.105250000953674</text:p>
          </table:table-cell>
          <table:table-cell table:formula="of:=[eventlog.M34]" office:value-type="float" office:value="0.958000004291534" calcext:value-type="float">
            <text:p>0.958000004291534</text:p>
          </table:table-cell>
          <table:table-cell table:formula="of:=[eventlog.N34]" office:value-type="float" office:value="250" calcext:value-type="float">
            <text:p>250</text:p>
          </table:table-cell>
          <table:table-cell table:formula="of:=[.K34]/[.K$2]" office:value-type="float" office:value="0.416666666666667" calcext:value-type="float">
            <text:p>0.416666666666667</text:p>
          </table:table-cell>
          <table:table-cell table:formula="of:=[eventlog.O34]+[eventlog.S34]" office:value-type="float" office:value="13879" calcext:value-type="float">
            <text:p>13879</text:p>
          </table:table-cell>
          <table:table-cell table:formula="of:=[eventlog.P34]+[eventlog.T34]" office:value-type="float" office:value="1073" calcext:value-type="float">
            <text:p>1073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.M34]/[.M$2]" office:value-type="float" office:value="0.3682213732357" calcext:value-type="float">
            <text:p>0.3682213732357</text:p>
          </table:table-cell>
          <table:table-cell table:formula="of:=[.N34]/[.N$2]" office:value-type="float" office:value="0.0426148774772628" calcext:value-type="float">
            <text:p>0.042614877477263</text:p>
          </table:table-cell>
          <table:table-cell table:formula="of:=[.O34]/[.O$2]" office:value-type="float" office:value="0" calcext:value-type="float">
            <text:p>0</text:p>
          </table:table-cell>
          <table:table-cell table:formula="of:=([.M34])/([.M$2]+[.N$2]+[.O$2])" office:value-type="float" office:value="0.220722010178117" calcext:value-type="float">
            <text:p>0.220722010178117</text:p>
          </table:table-cell>
          <table:table-cell table:formula="of:=([.N34]+[.O34])/([.M$2]+[.N$2]+[.O$2])" office:value-type="float" office:value="0.0170642493638677" calcext:value-type="float">
            <text:p>0.01706424936386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eventlog.B35]/1000" office:value-type="float" office:value="0.416" calcext:value-type="float">
            <text:p>0.416</text:p>
          </table:table-cell>
          <table:table-cell table:formula="of:=[.B35]/[.B$2]" office:value-type="float" office:value="1.04" calcext:value-type="float">
            <text:p>1.04</text:p>
          </table:table-cell>
          <table:table-cell table:formula="of:=[eventlog.D35]/1000" office:value-type="float" office:value="0.016" calcext:value-type="float">
            <text:p>0.016</text:p>
          </table:table-cell>
          <table:table-cell table:formula="of:=[eventlog.F35]/1000" office:value-type="float" office:value="0" calcext:value-type="float">
            <text:p>0</text:p>
          </table:table-cell>
          <table:table-cell table:formula="of:=[eventlog.H35]/1000" office:value-type="float" office:value="0.063" calcext:value-type="float">
            <text:p>0.063</text:p>
          </table:table-cell>
          <table:table-cell table:formula="of:=[eventlog.J35]" office:value-type="float" office:value="0.107500001788139" calcext:value-type="float">
            <text:p>0.107500001788139</text:p>
          </table:table-cell>
          <table:table-cell table:formula="of:=[eventlog.K35]" office:value-type="float" office:value="0.0642499998211861" calcext:value-type="float">
            <text:p>0.064249999821186</text:p>
          </table:table-cell>
          <table:table-cell table:formula="of:=[eventlog.L35]" office:value-type="float" office:value="0.105250000953674" calcext:value-type="float">
            <text:p>0.105250000953674</text:p>
          </table:table-cell>
          <table:table-cell table:formula="of:=[eventlog.M35]" office:value-type="float" office:value="0.958000004291534" calcext:value-type="float">
            <text:p>0.958000004291534</text:p>
          </table:table-cell>
          <table:table-cell table:formula="of:=[eventlog.N35]" office:value-type="float" office:value="250" calcext:value-type="float">
            <text:p>250</text:p>
          </table:table-cell>
          <table:table-cell table:formula="of:=[.K35]/[.K$2]" office:value-type="float" office:value="0.416666666666667" calcext:value-type="float">
            <text:p>0.416666666666667</text:p>
          </table:table-cell>
          <table:table-cell table:formula="of:=[eventlog.O35]+[eventlog.S35]" office:value-type="float" office:value="13879" calcext:value-type="float">
            <text:p>13879</text:p>
          </table:table-cell>
          <table:table-cell table:formula="of:=[eventlog.P35]+[eventlog.T35]" office:value-type="float" office:value="1073" calcext:value-type="float">
            <text:p>1073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.M35]/[.M$2]" office:value-type="float" office:value="0.3682213732357" calcext:value-type="float">
            <text:p>0.3682213732357</text:p>
          </table:table-cell>
          <table:table-cell table:formula="of:=[.N35]/[.N$2]" office:value-type="float" office:value="0.0426148774772628" calcext:value-type="float">
            <text:p>0.042614877477263</text:p>
          </table:table-cell>
          <table:table-cell table:formula="of:=[.O35]/[.O$2]" office:value-type="float" office:value="0" calcext:value-type="float">
            <text:p>0</text:p>
          </table:table-cell>
          <table:table-cell table:formula="of:=([.M35])/([.M$2]+[.N$2]+[.O$2])" office:value-type="float" office:value="0.220722010178117" calcext:value-type="float">
            <text:p>0.220722010178117</text:p>
          </table:table-cell>
          <table:table-cell table:formula="of:=([.N35]+[.O35])/([.M$2]+[.N$2]+[.O$2])" office:value-type="float" office:value="0.0170642493638677" calcext:value-type="float">
            <text:p>0.01706424936386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eventlog.B36]/1000" office:value-type="float" office:value="0.397" calcext:value-type="float">
            <text:p>0.397</text:p>
          </table:table-cell>
          <table:table-cell table:formula="of:=[.B36]/[.B$2]" office:value-type="float" office:value="0.9925" calcext:value-type="float">
            <text:p>0.9925</text:p>
          </table:table-cell>
          <table:table-cell table:formula="of:=[eventlog.D36]/1000" office:value-type="float" office:value="0.016" calcext:value-type="float">
            <text:p>0.016</text:p>
          </table:table-cell>
          <table:table-cell table:formula="of:=[eventlog.F36]/1000" office:value-type="float" office:value="0" calcext:value-type="float">
            <text:p>0</text:p>
          </table:table-cell>
          <table:table-cell table:formula="of:=[eventlog.H36]/1000" office:value-type="float" office:value="0.063" calcext:value-type="float">
            <text:p>0.063</text:p>
          </table:table-cell>
          <table:table-cell table:formula="of:=[eventlog.J36]" office:value-type="float" office:value="0" calcext:value-type="float">
            <text:p>0</text:p>
          </table:table-cell>
          <table:table-cell table:formula="of:=[eventlog.K36]" office:value-type="float" office:value="0.165000006556511" calcext:value-type="float">
            <text:p>0.165000006556511</text:p>
          </table:table-cell>
          <table:table-cell table:formula="of:=[eventlog.L36]" office:value-type="float" office:value="0.10700000077486" calcext:value-type="float">
            <text:p>0.10700000077486</text:p>
          </table:table-cell>
          <table:table-cell table:formula="of:=[eventlog.M36]" office:value-type="float" office:value="0.958750009536743" calcext:value-type="float">
            <text:p>0.958750009536743</text:p>
          </table:table-cell>
          <table:table-cell table:formula="of:=[eventlog.N36]" office:value-type="float" office:value="250" calcext:value-type="float">
            <text:p>250</text:p>
          </table:table-cell>
          <table:table-cell table:formula="of:=[.K36]/[.K$2]" office:value-type="float" office:value="0.416666666666667" calcext:value-type="float">
            <text:p>0.416666666666667</text:p>
          </table:table-cell>
          <table:table-cell table:formula="of:=[eventlog.O36]+[eventlog.S36]" office:value-type="float" office:value="12345" calcext:value-type="float">
            <text:p>12345</text:p>
          </table:table-cell>
          <table:table-cell table:formula="of:=[eventlog.P36]+[eventlog.T36]" office:value-type="float" office:value="705" calcext:value-type="float">
            <text:p>705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.M36]/[.M$2]" office:value-type="float" office:value="0.327523081821076" calcext:value-type="float">
            <text:p>0.327523081821076</text:p>
          </table:table-cell>
          <table:table-cell table:formula="of:=[.N36]/[.N$2]" office:value-type="float" office:value="0.0279995234123674" calcext:value-type="float">
            <text:p>0.027999523412368</text:p>
          </table:table-cell>
          <table:table-cell table:formula="of:=[.O36]/[.O$2]" office:value-type="float" office:value="0" calcext:value-type="float">
            <text:p>0</text:p>
          </table:table-cell>
          <table:table-cell table:formula="of:=([.M36])/([.M$2]+[.N$2]+[.O$2])" office:value-type="float" office:value="0.196326335877863" calcext:value-type="float">
            <text:p>0.196326335877863</text:p>
          </table:table-cell>
          <table:table-cell table:formula="of:=([.N36]+[.O36])/([.M$2]+[.N$2]+[.O$2])" office:value-type="float" office:value="0.0112118320610687" calcext:value-type="float">
            <text:p>0.01121183206106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eventlog.B37]/1000" office:value-type="float" office:value="0.397" calcext:value-type="float">
            <text:p>0.397</text:p>
          </table:table-cell>
          <table:table-cell table:formula="of:=[.B37]/[.B$2]" office:value-type="float" office:value="0.9925" calcext:value-type="float">
            <text:p>0.9925</text:p>
          </table:table-cell>
          <table:table-cell table:formula="of:=[eventlog.D37]/1000" office:value-type="float" office:value="0.016" calcext:value-type="float">
            <text:p>0.016</text:p>
          </table:table-cell>
          <table:table-cell table:formula="of:=[eventlog.F37]/1000" office:value-type="float" office:value="0" calcext:value-type="float">
            <text:p>0</text:p>
          </table:table-cell>
          <table:table-cell table:formula="of:=[eventlog.H37]/1000" office:value-type="float" office:value="0.063" calcext:value-type="float">
            <text:p>0.063</text:p>
          </table:table-cell>
          <table:table-cell table:formula="of:=[eventlog.J37]" office:value-type="float" office:value="0" calcext:value-type="float">
            <text:p>0</text:p>
          </table:table-cell>
          <table:table-cell table:formula="of:=[eventlog.K37]" office:value-type="float" office:value="0.165000006556511" calcext:value-type="float">
            <text:p>0.165000006556511</text:p>
          </table:table-cell>
          <table:table-cell table:formula="of:=[eventlog.L37]" office:value-type="float" office:value="0.10700000077486" calcext:value-type="float">
            <text:p>0.10700000077486</text:p>
          </table:table-cell>
          <table:table-cell table:formula="of:=[eventlog.M37]" office:value-type="float" office:value="0.958750009536743" calcext:value-type="float">
            <text:p>0.958750009536743</text:p>
          </table:table-cell>
          <table:table-cell table:formula="of:=[eventlog.N37]" office:value-type="float" office:value="250" calcext:value-type="float">
            <text:p>250</text:p>
          </table:table-cell>
          <table:table-cell table:formula="of:=[.K37]/[.K$2]" office:value-type="float" office:value="0.416666666666667" calcext:value-type="float">
            <text:p>0.416666666666667</text:p>
          </table:table-cell>
          <table:table-cell table:formula="of:=[eventlog.O37]+[eventlog.S37]" office:value-type="float" office:value="12345" calcext:value-type="float">
            <text:p>12345</text:p>
          </table:table-cell>
          <table:table-cell table:formula="of:=[eventlog.P37]+[eventlog.T37]" office:value-type="float" office:value="705" calcext:value-type="float">
            <text:p>705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.M37]/[.M$2]" office:value-type="float" office:value="0.327523081821076" calcext:value-type="float">
            <text:p>0.327523081821076</text:p>
          </table:table-cell>
          <table:table-cell table:formula="of:=[.N37]/[.N$2]" office:value-type="float" office:value="0.0279995234123674" calcext:value-type="float">
            <text:p>0.027999523412368</text:p>
          </table:table-cell>
          <table:table-cell table:formula="of:=[.O37]/[.O$2]" office:value-type="float" office:value="0" calcext:value-type="float">
            <text:p>0</text:p>
          </table:table-cell>
          <table:table-cell table:formula="of:=([.M37])/([.M$2]+[.N$2]+[.O$2])" office:value-type="float" office:value="0.196326335877863" calcext:value-type="float">
            <text:p>0.196326335877863</text:p>
          </table:table-cell>
          <table:table-cell table:formula="of:=([.N37]+[.O37])/([.M$2]+[.N$2]+[.O$2])" office:value-type="float" office:value="0.0112118320610687" calcext:value-type="float">
            <text:p>0.01121183206106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eventlog.B38]/1000" office:value-type="float" office:value="0.389" calcext:value-type="float">
            <text:p>0.389</text:p>
          </table:table-cell>
          <table:table-cell table:formula="of:=[.B38]/[.B$2]" office:value-type="float" office:value="0.9725" calcext:value-type="float">
            <text:p>0.9725</text:p>
          </table:table-cell>
          <table:table-cell table:formula="of:=[eventlog.D38]/1000" office:value-type="float" office:value="0.016" calcext:value-type="float">
            <text:p>0.016</text:p>
          </table:table-cell>
          <table:table-cell table:formula="of:=[eventlog.F38]/1000" office:value-type="float" office:value="0" calcext:value-type="float">
            <text:p>0</text:p>
          </table:table-cell>
          <table:table-cell table:formula="of:=[eventlog.H38]/1000" office:value-type="float" office:value="0.063" calcext:value-type="float">
            <text:p>0.063</text:p>
          </table:table-cell>
          <table:table-cell table:formula="of:=[eventlog.J38]" office:value-type="float" office:value="0.127250000834465" calcext:value-type="float">
            <text:p>0.127250000834465</text:p>
          </table:table-cell>
          <table:table-cell table:formula="of:=[eventlog.K38]" office:value-type="float" office:value="0.0707499980926514" calcext:value-type="float">
            <text:p>0.070749998092651</text:p>
          </table:table-cell>
          <table:table-cell table:formula="of:=[eventlog.L38]" office:value-type="float" office:value="0.10249999910593" calcext:value-type="float">
            <text:p>0.10249999910593</text:p>
          </table:table-cell>
          <table:table-cell table:formula="of:=[eventlog.M38]" office:value-type="float" office:value="0.958999991416931" calcext:value-type="float">
            <text:p>0.958999991416931</text:p>
          </table:table-cell>
          <table:table-cell table:formula="of:=[eventlog.N38]" office:value-type="float" office:value="200" calcext:value-type="float">
            <text:p>200</text:p>
          </table:table-cell>
          <table:table-cell table:formula="of:=[.K38]/[.K$2]" office:value-type="float" office:value="0.333333333333333" calcext:value-type="float">
            <text:p>0.333333333333333</text:p>
          </table:table-cell>
          <table:table-cell table:formula="of:=[eventlog.O38]+[eventlog.S38]" office:value-type="float" office:value="10978" calcext:value-type="float">
            <text:p>10978</text:p>
          </table:table-cell>
          <table:table-cell table:formula="of:=[eventlog.P38]+[eventlog.T38]" office:value-type="float" office:value="450" calcext:value-type="float">
            <text:p>450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.M38]/[.M$2]" office:value-type="float" office:value="0.291255438819909" calcext:value-type="float">
            <text:p>0.291255438819909</text:p>
          </table:table-cell>
          <table:table-cell table:formula="of:=[.N38]/[.N$2]" office:value-type="float" office:value="0.0178720362206601" calcext:value-type="float">
            <text:p>0.01787203622066</text:p>
          </table:table-cell>
          <table:table-cell table:formula="of:=[.O38]/[.O$2]" office:value-type="float" office:value="0" calcext:value-type="float">
            <text:p>0</text:p>
          </table:table-cell>
          <table:table-cell table:formula="of:=([.M38])/([.M$2]+[.N$2]+[.O$2])" office:value-type="float" office:value="0.174586513994911" calcext:value-type="float">
            <text:p>0.174586513994911</text:p>
          </table:table-cell>
          <table:table-cell table:formula="of:=([.N38]+[.O38])/([.M$2]+[.N$2]+[.O$2])" office:value-type="float" office:value="0.00715648854961832" calcext:value-type="float">
            <text:p>0.00715648854961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eventlog.B39]/1000" office:value-type="float" office:value="0.389" calcext:value-type="float">
            <text:p>0.389</text:p>
          </table:table-cell>
          <table:table-cell table:formula="of:=[.B39]/[.B$2]" office:value-type="float" office:value="0.9725" calcext:value-type="float">
            <text:p>0.9725</text:p>
          </table:table-cell>
          <table:table-cell table:formula="of:=[eventlog.D39]/1000" office:value-type="float" office:value="0.016" calcext:value-type="float">
            <text:p>0.016</text:p>
          </table:table-cell>
          <table:table-cell table:formula="of:=[eventlog.F39]/1000" office:value-type="float" office:value="0" calcext:value-type="float">
            <text:p>0</text:p>
          </table:table-cell>
          <table:table-cell table:formula="of:=[eventlog.H39]/1000" office:value-type="float" office:value="0.063" calcext:value-type="float">
            <text:p>0.063</text:p>
          </table:table-cell>
          <table:table-cell table:formula="of:=[eventlog.J39]" office:value-type="float" office:value="0.127250000834465" calcext:value-type="float">
            <text:p>0.127250000834465</text:p>
          </table:table-cell>
          <table:table-cell table:formula="of:=[eventlog.K39]" office:value-type="float" office:value="0.0707499980926514" calcext:value-type="float">
            <text:p>0.070749998092651</text:p>
          </table:table-cell>
          <table:table-cell table:formula="of:=[eventlog.L39]" office:value-type="float" office:value="0.10249999910593" calcext:value-type="float">
            <text:p>0.10249999910593</text:p>
          </table:table-cell>
          <table:table-cell table:formula="of:=[eventlog.M39]" office:value-type="float" office:value="0.958999991416931" calcext:value-type="float">
            <text:p>0.958999991416931</text:p>
          </table:table-cell>
          <table:table-cell table:formula="of:=[eventlog.N39]" office:value-type="float" office:value="200" calcext:value-type="float">
            <text:p>200</text:p>
          </table:table-cell>
          <table:table-cell table:formula="of:=[.K39]/[.K$2]" office:value-type="float" office:value="0.333333333333333" calcext:value-type="float">
            <text:p>0.333333333333333</text:p>
          </table:table-cell>
          <table:table-cell table:formula="of:=[eventlog.O39]+[eventlog.S39]" office:value-type="float" office:value="10978" calcext:value-type="float">
            <text:p>10978</text:p>
          </table:table-cell>
          <table:table-cell table:formula="of:=[eventlog.P39]+[eventlog.T39]" office:value-type="float" office:value="450" calcext:value-type="float">
            <text:p>450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.M39]/[.M$2]" office:value-type="float" office:value="0.291255438819909" calcext:value-type="float">
            <text:p>0.291255438819909</text:p>
          </table:table-cell>
          <table:table-cell table:formula="of:=[.N39]/[.N$2]" office:value-type="float" office:value="0.0178720362206601" calcext:value-type="float">
            <text:p>0.01787203622066</text:p>
          </table:table-cell>
          <table:table-cell table:formula="of:=[.O39]/[.O$2]" office:value-type="float" office:value="0" calcext:value-type="float">
            <text:p>0</text:p>
          </table:table-cell>
          <table:table-cell table:formula="of:=([.M39])/([.M$2]+[.N$2]+[.O$2])" office:value-type="float" office:value="0.174586513994911" calcext:value-type="float">
            <text:p>0.174586513994911</text:p>
          </table:table-cell>
          <table:table-cell table:formula="of:=([.N39]+[.O39])/([.M$2]+[.N$2]+[.O$2])" office:value-type="float" office:value="0.00715648854961832" calcext:value-type="float">
            <text:p>0.00715648854961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.B40]/1000" office:value-type="float" office:value="0.38" calcext:value-type="float">
            <text:p>0.38</text:p>
          </table:table-cell>
          <table:table-cell table:formula="of:=[.B40]/[.B$2]" office:value-type="float" office:value="0.95" calcext:value-type="float">
            <text:p>0.95</text:p>
          </table:table-cell>
          <table:table-cell table:formula="of:=[eventlog.D40]/1000" office:value-type="float" office:value="0.016" calcext:value-type="float">
            <text:p>0.016</text:p>
          </table:table-cell>
          <table:table-cell table:formula="of:=[eventlog.F40]/1000" office:value-type="float" office:value="0" calcext:value-type="float">
            <text:p>0</text:p>
          </table:table-cell>
          <table:table-cell table:formula="of:=[eventlog.H40]/1000" office:value-type="float" office:value="0.057" calcext:value-type="float">
            <text:p>0.057</text:p>
          </table:table-cell>
          <table:table-cell table:formula="of:=[eventlog.J40]" office:value-type="float" office:value="0.127250000834465" calcext:value-type="float">
            <text:p>0.127250000834465</text:p>
          </table:table-cell>
          <table:table-cell table:formula="of:=[eventlog.K40]" office:value-type="float" office:value="0.11174999922514" calcext:value-type="float">
            <text:p>0.11174999922514</text:p>
          </table:table-cell>
          <table:table-cell table:formula="of:=[eventlog.L40]" office:value-type="float" office:value="0.0995000004768372" calcext:value-type="float">
            <text:p>0.099500000476837</text:p>
          </table:table-cell>
          <table:table-cell table:formula="of:=[eventlog.M40]" office:value-type="float" office:value="0.96025002002716" calcext:value-type="float">
            <text:p>0.96025002002716</text:p>
          </table:table-cell>
          <table:table-cell table:formula="of:=[eventlog.N40]" office:value-type="float" office:value="200" calcext:value-type="float">
            <text:p>200</text:p>
          </table:table-cell>
          <table:table-cell table:formula="of:=[.K40]/[.K$2]" office:value-type="float" office:value="0.333333333333333" calcext:value-type="float">
            <text:p>0.333333333333333</text:p>
          </table:table-cell>
          <table:table-cell table:formula="of:=[eventlog.O40]+[eventlog.S40]" office:value-type="float" office:value="9652" calcext:value-type="float">
            <text:p>9652</text:p>
          </table:table-cell>
          <table:table-cell table:formula="of:=[eventlog.P40]+[eventlog.T40]" office:value-type="float" office:value="285" calcext:value-type="float">
            <text:p>285</text:p>
          </table:table-cell>
          <table:table-cell table:formula="of:=[eventlog.Q40]+[eventlog.U40]" office:value-type="float" office:value="0" calcext:value-type="float">
            <text:p>0</text:p>
          </table:table-cell>
          <table:table-cell table:formula="of:=[.M40]/[.M$2]" office:value-type="float" office:value="0.256075559800488" calcext:value-type="float">
            <text:p>0.256075559800488</text:p>
          </table:table-cell>
          <table:table-cell table:formula="of:=[.N40]/[.N$2]" office:value-type="float" office:value="0.0113189562730847" calcext:value-type="float">
            <text:p>0.011318956273085</text:p>
          </table:table-cell>
          <table:table-cell table:formula="of:=[.O40]/[.O$2]" office:value-type="float" office:value="0" calcext:value-type="float">
            <text:p>0</text:p>
          </table:table-cell>
          <table:table-cell table:formula="of:=([.M40])/([.M$2]+[.N$2]+[.O$2])" office:value-type="float" office:value="0.153498727735369" calcext:value-type="float">
            <text:p>0.153498727735369</text:p>
          </table:table-cell>
          <table:table-cell table:formula="of:=([.N40]+[.O40])/([.M$2]+[.N$2]+[.O$2])" office:value-type="float" office:value="0.0045324427480916" calcext:value-type="float">
            <text:p>0.00453244274809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.B41]/1000" office:value-type="float" office:value="0.38" calcext:value-type="float">
            <text:p>0.38</text:p>
          </table:table-cell>
          <table:table-cell table:formula="of:=[.B41]/[.B$2]" office:value-type="float" office:value="0.95" calcext:value-type="float">
            <text:p>0.95</text:p>
          </table:table-cell>
          <table:table-cell table:formula="of:=[eventlog.D41]/1000" office:value-type="float" office:value="0.016" calcext:value-type="float">
            <text:p>0.016</text:p>
          </table:table-cell>
          <table:table-cell table:formula="of:=[eventlog.F41]/1000" office:value-type="float" office:value="0" calcext:value-type="float">
            <text:p>0</text:p>
          </table:table-cell>
          <table:table-cell table:formula="of:=[eventlog.H41]/1000" office:value-type="float" office:value="0.057" calcext:value-type="float">
            <text:p>0.057</text:p>
          </table:table-cell>
          <table:table-cell table:formula="of:=[eventlog.J41]" office:value-type="float" office:value="0.127250000834465" calcext:value-type="float">
            <text:p>0.127250000834465</text:p>
          </table:table-cell>
          <table:table-cell table:formula="of:=[eventlog.K41]" office:value-type="float" office:value="0.11174999922514" calcext:value-type="float">
            <text:p>0.11174999922514</text:p>
          </table:table-cell>
          <table:table-cell table:formula="of:=[eventlog.L41]" office:value-type="float" office:value="0.0995000004768372" calcext:value-type="float">
            <text:p>0.099500000476837</text:p>
          </table:table-cell>
          <table:table-cell table:formula="of:=[eventlog.M41]" office:value-type="float" office:value="0.96025002002716" calcext:value-type="float">
            <text:p>0.96025002002716</text:p>
          </table:table-cell>
          <table:table-cell table:formula="of:=[eventlog.N41]" office:value-type="float" office:value="200" calcext:value-type="float">
            <text:p>200</text:p>
          </table:table-cell>
          <table:table-cell table:formula="of:=[.K41]/[.K$2]" office:value-type="float" office:value="0.333333333333333" calcext:value-type="float">
            <text:p>0.333333333333333</text:p>
          </table:table-cell>
          <table:table-cell table:formula="of:=[eventlog.O41]+[eventlog.S41]" office:value-type="float" office:value="9652" calcext:value-type="float">
            <text:p>9652</text:p>
          </table:table-cell>
          <table:table-cell table:formula="of:=[eventlog.P41]+[eventlog.T41]" office:value-type="float" office:value="285" calcext:value-type="float">
            <text:p>285</text:p>
          </table:table-cell>
          <table:table-cell table:formula="of:=[eventlog.Q41]+[eventlog.U41]" office:value-type="float" office:value="0" calcext:value-type="float">
            <text:p>0</text:p>
          </table:table-cell>
          <table:table-cell table:formula="of:=[.M41]/[.M$2]" office:value-type="float" office:value="0.256075559800488" calcext:value-type="float">
            <text:p>0.256075559800488</text:p>
          </table:table-cell>
          <table:table-cell table:formula="of:=[.N41]/[.N$2]" office:value-type="float" office:value="0.0113189562730847" calcext:value-type="float">
            <text:p>0.011318956273085</text:p>
          </table:table-cell>
          <table:table-cell table:formula="of:=[.O41]/[.O$2]" office:value-type="float" office:value="0" calcext:value-type="float">
            <text:p>0</text:p>
          </table:table-cell>
          <table:table-cell table:formula="of:=([.M41])/([.M$2]+[.N$2]+[.O$2])" office:value-type="float" office:value="0.153498727735369" calcext:value-type="float">
            <text:p>0.153498727735369</text:p>
          </table:table-cell>
          <table:table-cell table:formula="of:=([.N41]+[.O41])/([.M$2]+[.N$2]+[.O$2])" office:value-type="float" office:value="0.0045324427480916" calcext:value-type="float">
            <text:p>0.00453244274809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.B42]/1000" office:value-type="float" office:value="0.354" calcext:value-type="float">
            <text:p>0.354</text:p>
          </table:table-cell>
          <table:table-cell table:formula="of:=[.B42]/[.B$2]" office:value-type="float" office:value="0.885" calcext:value-type="float">
            <text:p>0.885</text:p>
          </table:table-cell>
          <table:table-cell table:formula="of:=[eventlog.D42]/1000" office:value-type="float" office:value="0.016" calcext:value-type="float">
            <text:p>0.016</text:p>
          </table:table-cell>
          <table:table-cell table:formula="of:=[eventlog.F42]/1000" office:value-type="float" office:value="0" calcext:value-type="float">
            <text:p>0</text:p>
          </table:table-cell>
          <table:table-cell table:formula="of:=[eventlog.H42]/1000" office:value-type="float" office:value="0.051" calcext:value-type="float">
            <text:p>0.051</text:p>
          </table:table-cell>
          <table:table-cell table:formula="of:=[eventlog.J42]" office:value-type="float" office:value="0.127250000834465" calcext:value-type="float">
            <text:p>0.127250000834465</text:p>
          </table:table-cell>
          <table:table-cell table:formula="of:=[eventlog.K42]" office:value-type="float" office:value="0.067500002682209" calcext:value-type="float">
            <text:p>0.067500002682209</text:p>
          </table:table-cell>
          <table:table-cell table:formula="of:=[eventlog.L42]" office:value-type="float" office:value="0.0957499966025353" calcext:value-type="float">
            <text:p>0.095749996602535</text:p>
          </table:table-cell>
          <table:table-cell table:formula="of:=[eventlog.M42]" office:value-type="float" office:value="0.96399998664856" calcext:value-type="float">
            <text:p>0.96399998664856</text:p>
          </table:table-cell>
          <table:table-cell table:formula="of:=[eventlog.N42]" office:value-type="float" office:value="200" calcext:value-type="float">
            <text:p>200</text:p>
          </table:table-cell>
          <table:table-cell table:formula="of:=[.K42]/[.K$2]" office:value-type="float" office:value="0.333333333333333" calcext:value-type="float">
            <text:p>0.333333333333333</text:p>
          </table:table-cell>
          <table:table-cell table:formula="of:=[eventlog.O42]+[eventlog.S42]" office:value-type="float" office:value="8261" calcext:value-type="float">
            <text:p>8261</text:p>
          </table:table-cell>
          <table:table-cell table:formula="of:=[eventlog.P42]+[eventlog.T42]" office:value-type="float" office:value="144" calcext:value-type="float">
            <text:p>144</text:p>
          </table:table-cell>
          <table:table-cell table:formula="of:=[eventlog.Q42]+[eventlog.U42]" office:value-type="float" office:value="0" calcext:value-type="float">
            <text:p>0</text:p>
          </table:table-cell>
          <table:table-cell table:formula="of:=[.M42]/[.M$2]" office:value-type="float" office:value="0.219171176907567" calcext:value-type="float">
            <text:p>0.219171176907567</text:p>
          </table:table-cell>
          <table:table-cell table:formula="of:=[.N42]/[.N$2]" office:value-type="float" office:value="0.00571905159061122" calcext:value-type="float">
            <text:p>0.005719051590611</text:p>
          </table:table-cell>
          <table:table-cell table:formula="of:=[.O42]/[.O$2]" office:value-type="float" office:value="0" calcext:value-type="float">
            <text:p>0</text:p>
          </table:table-cell>
          <table:table-cell table:formula="of:=([.M42])/([.M$2]+[.N$2]+[.O$2])" office:value-type="float" office:value="0.131377226463104" calcext:value-type="float">
            <text:p>0.131377226463104</text:p>
          </table:table-cell>
          <table:table-cell table:formula="of:=([.N42]+[.O42])/([.M$2]+[.N$2]+[.O$2])" office:value-type="float" office:value="0.00229007633587786" calcext:value-type="float">
            <text:p>0.00229007633587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.B43]/1000" office:value-type="float" office:value="0.354" calcext:value-type="float">
            <text:p>0.354</text:p>
          </table:table-cell>
          <table:table-cell table:formula="of:=[.B43]/[.B$2]" office:value-type="float" office:value="0.885" calcext:value-type="float">
            <text:p>0.885</text:p>
          </table:table-cell>
          <table:table-cell table:formula="of:=[eventlog.D43]/1000" office:value-type="float" office:value="0.016" calcext:value-type="float">
            <text:p>0.016</text:p>
          </table:table-cell>
          <table:table-cell table:formula="of:=[eventlog.F43]/1000" office:value-type="float" office:value="0" calcext:value-type="float">
            <text:p>0</text:p>
          </table:table-cell>
          <table:table-cell table:formula="of:=[eventlog.H43]/1000" office:value-type="float" office:value="0.051" calcext:value-type="float">
            <text:p>0.051</text:p>
          </table:table-cell>
          <table:table-cell table:formula="of:=[eventlog.J43]" office:value-type="float" office:value="0.127250000834465" calcext:value-type="float">
            <text:p>0.127250000834465</text:p>
          </table:table-cell>
          <table:table-cell table:formula="of:=[eventlog.K43]" office:value-type="float" office:value="0.067500002682209" calcext:value-type="float">
            <text:p>0.067500002682209</text:p>
          </table:table-cell>
          <table:table-cell table:formula="of:=[eventlog.L43]" office:value-type="float" office:value="0.0957499966025353" calcext:value-type="float">
            <text:p>0.095749996602535</text:p>
          </table:table-cell>
          <table:table-cell table:formula="of:=[eventlog.M43]" office:value-type="float" office:value="0.96399998664856" calcext:value-type="float">
            <text:p>0.96399998664856</text:p>
          </table:table-cell>
          <table:table-cell table:formula="of:=[eventlog.N43]" office:value-type="float" office:value="200" calcext:value-type="float">
            <text:p>200</text:p>
          </table:table-cell>
          <table:table-cell table:formula="of:=[.K43]/[.K$2]" office:value-type="float" office:value="0.333333333333333" calcext:value-type="float">
            <text:p>0.333333333333333</text:p>
          </table:table-cell>
          <table:table-cell table:formula="of:=[eventlog.O43]+[eventlog.S43]" office:value-type="float" office:value="8261" calcext:value-type="float">
            <text:p>8261</text:p>
          </table:table-cell>
          <table:table-cell table:formula="of:=[eventlog.P43]+[eventlog.T43]" office:value-type="float" office:value="144" calcext:value-type="float">
            <text:p>144</text:p>
          </table:table-cell>
          <table:table-cell table:formula="of:=[eventlog.Q43]+[eventlog.U43]" office:value-type="float" office:value="0" calcext:value-type="float">
            <text:p>0</text:p>
          </table:table-cell>
          <table:table-cell table:formula="of:=[.M43]/[.M$2]" office:value-type="float" office:value="0.219171176907567" calcext:value-type="float">
            <text:p>0.219171176907567</text:p>
          </table:table-cell>
          <table:table-cell table:formula="of:=[.N43]/[.N$2]" office:value-type="float" office:value="0.00571905159061122" calcext:value-type="float">
            <text:p>0.005719051590611</text:p>
          </table:table-cell>
          <table:table-cell table:formula="of:=[.O43]/[.O$2]" office:value-type="float" office:value="0" calcext:value-type="float">
            <text:p>0</text:p>
          </table:table-cell>
          <table:table-cell table:formula="of:=([.M43])/([.M$2]+[.N$2]+[.O$2])" office:value-type="float" office:value="0.131377226463104" calcext:value-type="float">
            <text:p>0.131377226463104</text:p>
          </table:table-cell>
          <table:table-cell table:formula="of:=([.N43]+[.O43])/([.M$2]+[.N$2]+[.O$2])" office:value-type="float" office:value="0.00229007633587786" calcext:value-type="float">
            <text:p>0.0022900763358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.B44]/1000" office:value-type="float" office:value="0.348" calcext:value-type="float">
            <text:p>0.348</text:p>
          </table:table-cell>
          <table:table-cell table:formula="of:=[.B44]/[.B$2]" office:value-type="float" office:value="0.87" calcext:value-type="float">
            <text:p>0.87</text:p>
          </table:table-cell>
          <table:table-cell table:formula="of:=[eventlog.D44]/1000" office:value-type="float" office:value="0.015" calcext:value-type="float">
            <text:p>0.015</text:p>
          </table:table-cell>
          <table:table-cell table:formula="of:=[eventlog.F44]/1000" office:value-type="float" office:value="0" calcext:value-type="float">
            <text:p>0</text:p>
          </table:table-cell>
          <table:table-cell table:formula="of:=[eventlog.H44]/1000" office:value-type="float" office:value="0" calcext:value-type="float">
            <text:p>0</text:p>
          </table:table-cell>
          <table:table-cell table:formula="of:=[eventlog.J44]" office:value-type="float" office:value="0.100000001490116" calcext:value-type="float">
            <text:p>0.100000001490116</text:p>
          </table:table-cell>
          <table:table-cell table:formula="of:=[eventlog.K44]" office:value-type="float" office:value="0.0672499984502792" calcext:value-type="float">
            <text:p>0.067249998450279</text:p>
          </table:table-cell>
          <table:table-cell table:formula="of:=[eventlog.L44]" office:value-type="float" office:value="0.0920000001788139" calcext:value-type="float">
            <text:p>0.092000000178814</text:p>
          </table:table-cell>
          <table:table-cell table:formula="of:=[eventlog.M44]" office:value-type="float" office:value="0.96450001001358" calcext:value-type="float">
            <text:p>0.96450001001358</text:p>
          </table:table-cell>
          <table:table-cell table:formula="of:=[eventlog.N44]" office:value-type="float" office:value="150" calcext:value-type="float">
            <text:p>150</text:p>
          </table:table-cell>
          <table:table-cell table:formula="of:=[.K44]/[.K$2]" office:value-type="float" office:value="0.25" calcext:value-type="float">
            <text:p>0.25</text:p>
          </table:table-cell>
          <table:table-cell table:formula="of:=[eventlog.O44]+[eventlog.S44]" office:value-type="float" office:value="7022" calcext:value-type="float">
            <text:p>7022</text:p>
          </table:table-cell>
          <table:table-cell table:formula="of:=[eventlog.P44]+[eventlog.T44]" office:value-type="float" office:value="92" calcext:value-type="float">
            <text:p>92</text:p>
          </table:table-cell>
          <table:table-cell table:formula="of:=[eventlog.Q44]+[eventlog.U44]" office:value-type="float" office:value="0" calcext:value-type="float">
            <text:p>0</text:p>
          </table:table-cell>
          <table:table-cell table:formula="of:=[.M44]/[.M$2]" office:value-type="float" office:value="0.186299479995755" calcext:value-type="float">
            <text:p>0.186299479995755</text:p>
          </table:table-cell>
          <table:table-cell table:formula="of:=[.N44]/[.N$2]" office:value-type="float" office:value="0.00365383851622384" calcext:value-type="float">
            <text:p>0.003653838516224</text:p>
          </table:table-cell>
          <table:table-cell table:formula="of:=[.O44]/[.O$2]" office:value-type="float" office:value="0" calcext:value-type="float">
            <text:p>0</text:p>
          </table:table-cell>
          <table:table-cell table:formula="of:=([.M44])/([.M$2]+[.N$2]+[.O$2])" office:value-type="float" office:value="0.111673027989822" calcext:value-type="float">
            <text:p>0.111673027989822</text:p>
          </table:table-cell>
          <table:table-cell table:formula="of:=([.N44]+[.O44])/([.M$2]+[.N$2]+[.O$2])" office:value-type="float" office:value="0.00146310432569975" calcext:value-type="float">
            <text:p>0.001463104325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.B45]/1000" office:value-type="float" office:value="0.348" calcext:value-type="float">
            <text:p>0.348</text:p>
          </table:table-cell>
          <table:table-cell table:formula="of:=[.B45]/[.B$2]" office:value-type="float" office:value="0.87" calcext:value-type="float">
            <text:p>0.87</text:p>
          </table:table-cell>
          <table:table-cell table:formula="of:=[eventlog.D45]/1000" office:value-type="float" office:value="0.015" calcext:value-type="float">
            <text:p>0.015</text:p>
          </table:table-cell>
          <table:table-cell table:formula="of:=[eventlog.F45]/1000" office:value-type="float" office:value="0" calcext:value-type="float">
            <text:p>0</text:p>
          </table:table-cell>
          <table:table-cell table:formula="of:=[eventlog.H45]/1000" office:value-type="float" office:value="0" calcext:value-type="float">
            <text:p>0</text:p>
          </table:table-cell>
          <table:table-cell table:formula="of:=[eventlog.J45]" office:value-type="float" office:value="0.100000001490116" calcext:value-type="float">
            <text:p>0.100000001490116</text:p>
          </table:table-cell>
          <table:table-cell table:formula="of:=[eventlog.K45]" office:value-type="float" office:value="0.0672499984502792" calcext:value-type="float">
            <text:p>0.067249998450279</text:p>
          </table:table-cell>
          <table:table-cell table:formula="of:=[eventlog.L45]" office:value-type="float" office:value="0.0920000001788139" calcext:value-type="float">
            <text:p>0.092000000178814</text:p>
          </table:table-cell>
          <table:table-cell table:formula="of:=[eventlog.M45]" office:value-type="float" office:value="0.96450001001358" calcext:value-type="float">
            <text:p>0.96450001001358</text:p>
          </table:table-cell>
          <table:table-cell table:formula="of:=[eventlog.N45]" office:value-type="float" office:value="150" calcext:value-type="float">
            <text:p>150</text:p>
          </table:table-cell>
          <table:table-cell table:formula="of:=[.K45]/[.K$2]" office:value-type="float" office:value="0.25" calcext:value-type="float">
            <text:p>0.25</text:p>
          </table:table-cell>
          <table:table-cell table:formula="of:=[eventlog.O45]+[eventlog.S45]" office:value-type="float" office:value="7022" calcext:value-type="float">
            <text:p>7022</text:p>
          </table:table-cell>
          <table:table-cell table:formula="of:=[eventlog.P45]+[eventlog.T45]" office:value-type="float" office:value="92" calcext:value-type="float">
            <text:p>92</text:p>
          </table:table-cell>
          <table:table-cell table:formula="of:=[eventlog.Q45]+[eventlog.U45]" office:value-type="float" office:value="0" calcext:value-type="float">
            <text:p>0</text:p>
          </table:table-cell>
          <table:table-cell table:formula="of:=[.M45]/[.M$2]" office:value-type="float" office:value="0.186299479995755" calcext:value-type="float">
            <text:p>0.186299479995755</text:p>
          </table:table-cell>
          <table:table-cell table:formula="of:=[.N45]/[.N$2]" office:value-type="float" office:value="0.00365383851622384" calcext:value-type="float">
            <text:p>0.003653838516224</text:p>
          </table:table-cell>
          <table:table-cell table:formula="of:=[.O45]/[.O$2]" office:value-type="float" office:value="0" calcext:value-type="float">
            <text:p>0</text:p>
          </table:table-cell>
          <table:table-cell table:formula="of:=([.M45])/([.M$2]+[.N$2]+[.O$2])" office:value-type="float" office:value="0.111673027989822" calcext:value-type="float">
            <text:p>0.111673027989822</text:p>
          </table:table-cell>
          <table:table-cell table:formula="of:=([.N45]+[.O45])/([.M$2]+[.N$2]+[.O$2])" office:value-type="float" office:value="0.00146310432569975" calcext:value-type="float">
            <text:p>0.001463104325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.B46]/1000" office:value-type="float" office:value="0.325" calcext:value-type="float">
            <text:p>0.325</text:p>
          </table:table-cell>
          <table:table-cell table:formula="of:=[.B46]/[.B$2]" office:value-type="float" office:value="0.8125" calcext:value-type="float">
            <text:p>0.8125</text:p>
          </table:table-cell>
          <table:table-cell table:formula="of:=[eventlog.D46]/1000" office:value-type="float" office:value="0.012" calcext:value-type="float">
            <text:p>0.012</text:p>
          </table:table-cell>
          <table:table-cell table:formula="of:=[eventlog.F46]/1000" office:value-type="float" office:value="0" calcext:value-type="float">
            <text:p>0</text:p>
          </table:table-cell>
          <table:table-cell table:formula="of:=[eventlog.H46]/1000" office:value-type="float" office:value="0" calcext:value-type="float">
            <text:p>0</text:p>
          </table:table-cell>
          <table:table-cell table:formula="of:=[eventlog.J46]" office:value-type="float" office:value="0" calcext:value-type="float">
            <text:p>0</text:p>
          </table:table-cell>
          <table:table-cell table:formula="of:=[eventlog.K46]" office:value-type="float" office:value="0.0537500008940697" calcext:value-type="float">
            <text:p>0.05375000089407</text:p>
          </table:table-cell>
          <table:table-cell table:formula="of:=[eventlog.L46]" office:value-type="float" office:value="0.0874999985098839" calcext:value-type="float">
            <text:p>0.087499998509884</text:p>
          </table:table-cell>
          <table:table-cell table:formula="of:=[eventlog.M46]" office:value-type="float" office:value="0.969500005245209" calcext:value-type="float">
            <text:p>0.969500005245209</text:p>
          </table:table-cell>
          <table:table-cell table:formula="of:=[eventlog.N46]" office:value-type="float" office:value="150" calcext:value-type="float">
            <text:p>150</text:p>
          </table:table-cell>
          <table:table-cell table:formula="of:=[.K46]/[.K$2]" office:value-type="float" office:value="0.25" calcext:value-type="float">
            <text:p>0.25</text:p>
          </table:table-cell>
          <table:table-cell table:formula="of:=[eventlog.O46]+[eventlog.S46]" office:value-type="float" office:value="5872" calcext:value-type="float">
            <text:p>5872</text:p>
          </table:table-cell>
          <table:table-cell table:formula="of:=[eventlog.P46]+[eventlog.T46]" office:value-type="float" office:value="87" calcext:value-type="float">
            <text:p>87</text:p>
          </table:table-cell>
          <table:table-cell table:formula="of:=[eventlog.Q46]+[eventlog.U46]" office:value-type="float" office:value="0" calcext:value-type="float">
            <text:p>0</text:p>
          </table:table-cell>
          <table:table-cell table:formula="of:=[.M46]/[.M$2]" office:value-type="float" office:value="0.155789026849199" calcext:value-type="float">
            <text:p>0.155789026849199</text:p>
          </table:table-cell>
          <table:table-cell table:formula="of:=[.N46]/[.N$2]" office:value-type="float" office:value="0.00345526033599428" calcext:value-type="float">
            <text:p>0.003455260335994</text:p>
          </table:table-cell>
          <table:table-cell table:formula="of:=[.O46]/[.O$2]" office:value-type="float" office:value="0" calcext:value-type="float">
            <text:p>0</text:p>
          </table:table-cell>
          <table:table-cell table:formula="of:=([.M46])/([.M$2]+[.N$2]+[.O$2])" office:value-type="float" office:value="0.0933842239185751" calcext:value-type="float">
            <text:p>0.093384223918575</text:p>
          </table:table-cell>
          <table:table-cell table:formula="of:=([.N46]+[.O46])/([.M$2]+[.N$2]+[.O$2])" office:value-type="float" office:value="0.00138358778625954" calcext:value-type="float">
            <text:p>0.0013835877862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.B47]/1000" office:value-type="float" office:value="0.325" calcext:value-type="float">
            <text:p>0.325</text:p>
          </table:table-cell>
          <table:table-cell table:formula="of:=[.B47]/[.B$2]" office:value-type="float" office:value="0.8125" calcext:value-type="float">
            <text:p>0.8125</text:p>
          </table:table-cell>
          <table:table-cell table:formula="of:=[eventlog.D47]/1000" office:value-type="float" office:value="0.012" calcext:value-type="float">
            <text:p>0.012</text:p>
          </table:table-cell>
          <table:table-cell table:formula="of:=[eventlog.F47]/1000" office:value-type="float" office:value="0" calcext:value-type="float">
            <text:p>0</text:p>
          </table:table-cell>
          <table:table-cell table:formula="of:=[eventlog.H47]/1000" office:value-type="float" office:value="0" calcext:value-type="float">
            <text:p>0</text:p>
          </table:table-cell>
          <table:table-cell table:formula="of:=[eventlog.J47]" office:value-type="float" office:value="0" calcext:value-type="float">
            <text:p>0</text:p>
          </table:table-cell>
          <table:table-cell table:formula="of:=[eventlog.K47]" office:value-type="float" office:value="0.0537500008940697" calcext:value-type="float">
            <text:p>0.05375000089407</text:p>
          </table:table-cell>
          <table:table-cell table:formula="of:=[eventlog.L47]" office:value-type="float" office:value="0.0874999985098839" calcext:value-type="float">
            <text:p>0.087499998509884</text:p>
          </table:table-cell>
          <table:table-cell table:formula="of:=[eventlog.M47]" office:value-type="float" office:value="0.969500005245209" calcext:value-type="float">
            <text:p>0.969500005245209</text:p>
          </table:table-cell>
          <table:table-cell table:formula="of:=[eventlog.N47]" office:value-type="float" office:value="150" calcext:value-type="float">
            <text:p>150</text:p>
          </table:table-cell>
          <table:table-cell table:formula="of:=[.K47]/[.K$2]" office:value-type="float" office:value="0.25" calcext:value-type="float">
            <text:p>0.25</text:p>
          </table:table-cell>
          <table:table-cell table:formula="of:=[eventlog.O47]+[eventlog.S47]" office:value-type="float" office:value="5872" calcext:value-type="float">
            <text:p>5872</text:p>
          </table:table-cell>
          <table:table-cell table:formula="of:=[eventlog.P47]+[eventlog.T47]" office:value-type="float" office:value="87" calcext:value-type="float">
            <text:p>87</text:p>
          </table:table-cell>
          <table:table-cell table:formula="of:=[eventlog.Q47]+[eventlog.U47]" office:value-type="float" office:value="0" calcext:value-type="float">
            <text:p>0</text:p>
          </table:table-cell>
          <table:table-cell table:formula="of:=[.M47]/[.M$2]" office:value-type="float" office:value="0.155789026849199" calcext:value-type="float">
            <text:p>0.155789026849199</text:p>
          </table:table-cell>
          <table:table-cell table:formula="of:=[.N47]/[.N$2]" office:value-type="float" office:value="0.00345526033599428" calcext:value-type="float">
            <text:p>0.003455260335994</text:p>
          </table:table-cell>
          <table:table-cell table:formula="of:=[.O47]/[.O$2]" office:value-type="float" office:value="0" calcext:value-type="float">
            <text:p>0</text:p>
          </table:table-cell>
          <table:table-cell table:formula="of:=([.M47])/([.M$2]+[.N$2]+[.O$2])" office:value-type="float" office:value="0.0933842239185751" calcext:value-type="float">
            <text:p>0.093384223918575</text:p>
          </table:table-cell>
          <table:table-cell table:formula="of:=([.N47]+[.O47])/([.M$2]+[.N$2]+[.O$2])" office:value-type="float" office:value="0.00138358778625954" calcext:value-type="float">
            <text:p>0.0013835877862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.B48]/1000" office:value-type="float" office:value="0.261" calcext:value-type="float">
            <text:p>0.261</text:p>
          </table:table-cell>
          <table:table-cell table:formula="of:=[.B48]/[.B$2]" office:value-type="float" office:value="0.6525" calcext:value-type="float">
            <text:p>0.6525</text:p>
          </table:table-cell>
          <table:table-cell table:formula="of:=[eventlog.D48]/1000" office:value-type="float" office:value="0.011" calcext:value-type="float">
            <text:p>0.011</text:p>
          </table:table-cell>
          <table:table-cell table:formula="of:=[eventlog.F48]/1000" office:value-type="float" office:value="0" calcext:value-type="float">
            <text:p>0</text:p>
          </table:table-cell>
          <table:table-cell table:formula="of:=[eventlog.H48]/1000" office:value-type="float" office:value="0" calcext:value-type="float">
            <text:p>0</text:p>
          </table:table-cell>
          <table:table-cell table:formula="of:=[eventlog.J48]" office:value-type="float" office:value="0" calcext:value-type="float">
            <text:p>0</text:p>
          </table:table-cell>
          <table:table-cell table:formula="of:=[eventlog.K48]" office:value-type="float" office:value="0.0662499964237213" calcext:value-type="float">
            <text:p>0.066249996423721</text:p>
          </table:table-cell>
          <table:table-cell table:formula="of:=[eventlog.L48]" office:value-type="float" office:value="0.0767500028014183" calcext:value-type="float">
            <text:p>0.076750002801418</text:p>
          </table:table-cell>
          <table:table-cell table:formula="of:=[eventlog.M48]" office:value-type="float" office:value="0.971499979496002" calcext:value-type="float">
            <text:p>0.971499979496002</text:p>
          </table:table-cell>
          <table:table-cell table:formula="of:=[eventlog.N48]" office:value-type="float" office:value="150" calcext:value-type="float">
            <text:p>150</text:p>
          </table:table-cell>
          <table:table-cell table:formula="of:=[.K48]/[.K$2]" office:value-type="float" office:value="0.25" calcext:value-type="float">
            <text:p>0.25</text:p>
          </table:table-cell>
          <table:table-cell table:formula="of:=[eventlog.O48]+[eventlog.S48]" office:value-type="float" office:value="4710" calcext:value-type="float">
            <text:p>4710</text:p>
          </table:table-cell>
          <table:table-cell table:formula="of:=[eventlog.P48]+[eventlog.T48]" office:value-type="float" office:value="73" calcext:value-type="float">
            <text:p>73</text:p>
          </table:table-cell>
          <table:table-cell table:formula="of:=[eventlog.Q48]+[eventlog.U48]" office:value-type="float" office:value="0" calcext:value-type="float">
            <text:p>0</text:p>
          </table:table-cell>
          <table:table-cell table:formula="of:=[.M48]/[.M$2]" office:value-type="float" office:value="0.124960203756765" calcext:value-type="float">
            <text:p>0.124960203756765</text:p>
          </table:table-cell>
          <table:table-cell table:formula="of:=[.N48]/[.N$2]" office:value-type="float" office:value="0.00289924143135152" calcext:value-type="float">
            <text:p>0.002899241431352</text:p>
          </table:table-cell>
          <table:table-cell table:formula="of:=[.O48]/[.O$2]" office:value-type="float" office:value="0" calcext:value-type="float">
            <text:p>0</text:p>
          </table:table-cell>
          <table:table-cell table:formula="of:=([.M48])/([.M$2]+[.N$2]+[.O$2])" office:value-type="float" office:value="0.0749045801526718" calcext:value-type="float">
            <text:p>0.074904580152672</text:p>
          </table:table-cell>
          <table:table-cell table:formula="of:=([.N48]+[.O48])/([.M$2]+[.N$2]+[.O$2])" office:value-type="float" office:value="0.00116094147582697" calcext:value-type="float">
            <text:p>0.00116094147582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.B49]/1000" office:value-type="float" office:value="0.261" calcext:value-type="float">
            <text:p>0.261</text:p>
          </table:table-cell>
          <table:table-cell table:formula="of:=[.B49]/[.B$2]" office:value-type="float" office:value="0.6525" calcext:value-type="float">
            <text:p>0.6525</text:p>
          </table:table-cell>
          <table:table-cell table:formula="of:=[eventlog.D49]/1000" office:value-type="float" office:value="0.011" calcext:value-type="float">
            <text:p>0.011</text:p>
          </table:table-cell>
          <table:table-cell table:formula="of:=[eventlog.F49]/1000" office:value-type="float" office:value="0" calcext:value-type="float">
            <text:p>0</text:p>
          </table:table-cell>
          <table:table-cell table:formula="of:=[eventlog.H49]/1000" office:value-type="float" office:value="0" calcext:value-type="float">
            <text:p>0</text:p>
          </table:table-cell>
          <table:table-cell table:formula="of:=[eventlog.J49]" office:value-type="float" office:value="0" calcext:value-type="float">
            <text:p>0</text:p>
          </table:table-cell>
          <table:table-cell table:formula="of:=[eventlog.K49]" office:value-type="float" office:value="0.0662499964237213" calcext:value-type="float">
            <text:p>0.066249996423721</text:p>
          </table:table-cell>
          <table:table-cell table:formula="of:=[eventlog.L49]" office:value-type="float" office:value="0.0767500028014183" calcext:value-type="float">
            <text:p>0.076750002801418</text:p>
          </table:table-cell>
          <table:table-cell table:formula="of:=[eventlog.M49]" office:value-type="float" office:value="0.971499979496002" calcext:value-type="float">
            <text:p>0.971499979496002</text:p>
          </table:table-cell>
          <table:table-cell table:formula="of:=[eventlog.N49]" office:value-type="float" office:value="150" calcext:value-type="float">
            <text:p>150</text:p>
          </table:table-cell>
          <table:table-cell table:formula="of:=[.K49]/[.K$2]" office:value-type="float" office:value="0.25" calcext:value-type="float">
            <text:p>0.25</text:p>
          </table:table-cell>
          <table:table-cell table:formula="of:=[eventlog.O49]+[eventlog.S49]" office:value-type="float" office:value="4710" calcext:value-type="float">
            <text:p>4710</text:p>
          </table:table-cell>
          <table:table-cell table:formula="of:=[eventlog.P49]+[eventlog.T49]" office:value-type="float" office:value="73" calcext:value-type="float">
            <text:p>73</text:p>
          </table:table-cell>
          <table:table-cell table:formula="of:=[eventlog.Q49]+[eventlog.U49]" office:value-type="float" office:value="0" calcext:value-type="float">
            <text:p>0</text:p>
          </table:table-cell>
          <table:table-cell table:formula="of:=[.M49]/[.M$2]" office:value-type="float" office:value="0.124960203756765" calcext:value-type="float">
            <text:p>0.124960203756765</text:p>
          </table:table-cell>
          <table:table-cell table:formula="of:=[.N49]/[.N$2]" office:value-type="float" office:value="0.00289924143135152" calcext:value-type="float">
            <text:p>0.002899241431352</text:p>
          </table:table-cell>
          <table:table-cell table:formula="of:=[.O49]/[.O$2]" office:value-type="float" office:value="0" calcext:value-type="float">
            <text:p>0</text:p>
          </table:table-cell>
          <table:table-cell table:formula="of:=([.M49])/([.M$2]+[.N$2]+[.O$2])" office:value-type="float" office:value="0.0749045801526718" calcext:value-type="float">
            <text:p>0.074904580152672</text:p>
          </table:table-cell>
          <table:table-cell table:formula="of:=([.N49]+[.O49])/([.M$2]+[.N$2]+[.O$2])" office:value-type="float" office:value="0.00116094147582697" calcext:value-type="float">
            <text:p>0.0011609414758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.B50]/1000" office:value-type="float" office:value="0.269" calcext:value-type="float">
            <text:p>0.269</text:p>
          </table:table-cell>
          <table:table-cell table:formula="of:=[.B50]/[.B$2]" office:value-type="float" office:value="0.6725" calcext:value-type="float">
            <text:p>0.6725</text:p>
          </table:table-cell>
          <table:table-cell table:formula="of:=[eventlog.D50]/1000" office:value-type="float" office:value="0.002" calcext:value-type="float">
            <text:p>0.002</text:p>
          </table:table-cell>
          <table:table-cell table:formula="of:=[eventlog.F50]/1000" office:value-type="float" office:value="0" calcext:value-type="float">
            <text:p>0</text:p>
          </table:table-cell>
          <table:table-cell table:formula="of:=[eventlog.H50]/1000" office:value-type="float" office:value="0.018" calcext:value-type="float">
            <text:p>0.018</text:p>
          </table:table-cell>
          <table:table-cell table:formula="of:=[eventlog.J50]" office:value-type="float" office:value="0" calcext:value-type="float">
            <text:p>0</text:p>
          </table:table-cell>
          <table:table-cell table:formula="of:=[eventlog.K50]" office:value-type="float" office:value="0.0622499994933605" calcext:value-type="float">
            <text:p>0.062249999493361</text:p>
          </table:table-cell>
          <table:table-cell table:formula="of:=[eventlog.L50]" office:value-type="float" office:value="0.0837500020861626" calcext:value-type="float">
            <text:p>0.083750002086163</text:p>
          </table:table-cell>
          <table:table-cell table:formula="of:=[eventlog.M50]" office:value-type="float" office:value="0.972249984741211" calcext:value-type="float">
            <text:p>0.972249984741211</text:p>
          </table:table-cell>
          <table:table-cell table:formula="of:=[eventlog.N50]" office:value-type="float" office:value="100" calcext:value-type="float">
            <text:p>100</text:p>
          </table:table-cell>
          <table:table-cell table:formula="of:=[.K50]/[.K$2]" office:value-type="float" office:value="0.166666666666667" calcext:value-type="float">
            <text:p>0.166666666666667</text:p>
          </table:table-cell>
          <table:table-cell table:formula="of:=[eventlog.O50]+[eventlog.S50]" office:value-type="float" office:value="3840" calcext:value-type="float">
            <text:p>3840</text:p>
          </table:table-cell>
          <table:table-cell table:formula="of:=[eventlog.P50]+[eventlog.T50]" office:value-type="float" office:value="38" calcext:value-type="float">
            <text:p>38</text:p>
          </table:table-cell>
          <table:table-cell table:formula="of:=[eventlog.Q50]+[eventlog.U50]" office:value-type="float" office:value="0" calcext:value-type="float">
            <text:p>0</text:p>
          </table:table-cell>
          <table:table-cell table:formula="of:=[.M50]/[.M$2]" office:value-type="float" office:value="0.101878382680675" calcext:value-type="float">
            <text:p>0.101878382680675</text:p>
          </table:table-cell>
          <table:table-cell table:formula="of:=[.N50]/[.N$2]" office:value-type="float" office:value="0.00150919416974463" calcext:value-type="float">
            <text:p>0.001509194169745</text:p>
          </table:table-cell>
          <table:table-cell table:formula="of:=[.O50]/[.O$2]" office:value-type="float" office:value="0" calcext:value-type="float">
            <text:p>0</text:p>
          </table:table-cell>
          <table:table-cell table:formula="of:=([.M50])/([.M$2]+[.N$2]+[.O$2])" office:value-type="float" office:value="0.0610687022900763" calcext:value-type="float">
            <text:p>0.061068702290076</text:p>
          </table:table-cell>
          <table:table-cell table:formula="of:=([.N50]+[.O50])/([.M$2]+[.N$2]+[.O$2])" office:value-type="float" office:value="0.000604325699745547" calcext:value-type="float">
            <text:p>0.0006043256997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.B51]/1000" office:value-type="float" office:value="0.269" calcext:value-type="float">
            <text:p>0.269</text:p>
          </table:table-cell>
          <table:table-cell table:formula="of:=[.B51]/[.B$2]" office:value-type="float" office:value="0.6725" calcext:value-type="float">
            <text:p>0.6725</text:p>
          </table:table-cell>
          <table:table-cell table:formula="of:=[eventlog.D51]/1000" office:value-type="float" office:value="0.002" calcext:value-type="float">
            <text:p>0.002</text:p>
          </table:table-cell>
          <table:table-cell table:formula="of:=[eventlog.F51]/1000" office:value-type="float" office:value="0" calcext:value-type="float">
            <text:p>0</text:p>
          </table:table-cell>
          <table:table-cell table:formula="of:=[eventlog.H51]/1000" office:value-type="float" office:value="0.018" calcext:value-type="float">
            <text:p>0.018</text:p>
          </table:table-cell>
          <table:table-cell table:formula="of:=[eventlog.J51]" office:value-type="float" office:value="0" calcext:value-type="float">
            <text:p>0</text:p>
          </table:table-cell>
          <table:table-cell table:formula="of:=[eventlog.K51]" office:value-type="float" office:value="0.0622499994933605" calcext:value-type="float">
            <text:p>0.062249999493361</text:p>
          </table:table-cell>
          <table:table-cell table:formula="of:=[eventlog.L51]" office:value-type="float" office:value="0.0837500020861626" calcext:value-type="float">
            <text:p>0.083750002086163</text:p>
          </table:table-cell>
          <table:table-cell table:formula="of:=[eventlog.M51]" office:value-type="float" office:value="0.972249984741211" calcext:value-type="float">
            <text:p>0.972249984741211</text:p>
          </table:table-cell>
          <table:table-cell table:formula="of:=[eventlog.N51]" office:value-type="float" office:value="100" calcext:value-type="float">
            <text:p>100</text:p>
          </table:table-cell>
          <table:table-cell table:formula="of:=[.K51]/[.K$2]" office:value-type="float" office:value="0.166666666666667" calcext:value-type="float">
            <text:p>0.166666666666667</text:p>
          </table:table-cell>
          <table:table-cell table:formula="of:=[eventlog.O51]+[eventlog.S51]" office:value-type="float" office:value="3840" calcext:value-type="float">
            <text:p>3840</text:p>
          </table:table-cell>
          <table:table-cell table:formula="of:=[eventlog.P51]+[eventlog.T51]" office:value-type="float" office:value="38" calcext:value-type="float">
            <text:p>38</text:p>
          </table:table-cell>
          <table:table-cell table:formula="of:=[eventlog.Q51]+[eventlog.U51]" office:value-type="float" office:value="0" calcext:value-type="float">
            <text:p>0</text:p>
          </table:table-cell>
          <table:table-cell table:formula="of:=[.M51]/[.M$2]" office:value-type="float" office:value="0.101878382680675" calcext:value-type="float">
            <text:p>0.101878382680675</text:p>
          </table:table-cell>
          <table:table-cell table:formula="of:=[.N51]/[.N$2]" office:value-type="float" office:value="0.00150919416974463" calcext:value-type="float">
            <text:p>0.001509194169745</text:p>
          </table:table-cell>
          <table:table-cell table:formula="of:=[.O51]/[.O$2]" office:value-type="float" office:value="0" calcext:value-type="float">
            <text:p>0</text:p>
          </table:table-cell>
          <table:table-cell table:formula="of:=([.M51])/([.M$2]+[.N$2]+[.O$2])" office:value-type="float" office:value="0.0610687022900763" calcext:value-type="float">
            <text:p>0.061068702290076</text:p>
          </table:table-cell>
          <table:table-cell table:formula="of:=([.N51]+[.O51])/([.M$2]+[.N$2]+[.O$2])" office:value-type="float" office:value="0.000604325699745547" calcext:value-type="float">
            <text:p>0.00060432569974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.B52]/1000" office:value-type="float" office:value="0.267" calcext:value-type="float">
            <text:p>0.267</text:p>
          </table:table-cell>
          <table:table-cell table:formula="of:=[.B52]/[.B$2]" office:value-type="float" office:value="0.6675" calcext:value-type="float">
            <text:p>0.6675</text:p>
          </table:table-cell>
          <table:table-cell table:formula="of:=[eventlog.D52]/1000" office:value-type="float" office:value="0.002" calcext:value-type="float">
            <text:p>0.002</text:p>
          </table:table-cell>
          <table:table-cell table:formula="of:=[eventlog.F52]/1000" office:value-type="float" office:value="0" calcext:value-type="float">
            <text:p>0</text:p>
          </table:table-cell>
          <table:table-cell table:formula="of:=[eventlog.H52]/1000" office:value-type="float" office:value="0.018" calcext:value-type="float">
            <text:p>0.018</text:p>
          </table:table-cell>
          <table:table-cell table:formula="of:=[eventlog.J52]" office:value-type="float" office:value="0" calcext:value-type="float">
            <text:p>0</text:p>
          </table:table-cell>
          <table:table-cell table:formula="of:=[eventlog.K52]" office:value-type="float" office:value="0.0610000006854534" calcext:value-type="float">
            <text:p>0.061000000685453</text:p>
          </table:table-cell>
          <table:table-cell table:formula="of:=[eventlog.L52]" office:value-type="float" office:value="0.0672499984502792" calcext:value-type="float">
            <text:p>0.067249998450279</text:p>
          </table:table-cell>
          <table:table-cell table:formula="of:=[eventlog.M52]" office:value-type="float" office:value="0.977500021457672" calcext:value-type="float">
            <text:p>0.977500021457672</text:p>
          </table:table-cell>
          <table:table-cell table:formula="of:=[eventlog.N52]" office:value-type="float" office:value="100" calcext:value-type="float">
            <text:p>100</text:p>
          </table:table-cell>
          <table:table-cell table:formula="of:=[.K52]/[.K$2]" office:value-type="float" office:value="0.166666666666667" calcext:value-type="float">
            <text:p>0.166666666666667</text:p>
          </table:table-cell>
          <table:table-cell table:formula="of:=[eventlog.O52]+[eventlog.S52]" office:value-type="float" office:value="3064" calcext:value-type="float">
            <text:p>3064</text:p>
          </table:table-cell>
          <table:table-cell table:formula="of:=[eventlog.P52]+[eventlog.T52]" office:value-type="float" office:value="35" calcext:value-type="float">
            <text:p>35</text:p>
          </table:table-cell>
          <table:table-cell table:formula="of:=[eventlog.Q52]+[eventlog.U52]" office:value-type="float" office:value="0" calcext:value-type="float">
            <text:p>0</text:p>
          </table:table-cell>
          <table:table-cell table:formula="of:=[.M52]/[.M$2]" office:value-type="float" office:value="0.0812904595139552" calcext:value-type="float">
            <text:p>0.081290459513955</text:p>
          </table:table-cell>
          <table:table-cell table:formula="of:=[.N52]/[.N$2]" office:value-type="float" office:value="0.00139004726160689" calcext:value-type="float">
            <text:p>0.001390047261607</text:p>
          </table:table-cell>
          <table:table-cell table:formula="of:=[.O52]/[.O$2]" office:value-type="float" office:value="0" calcext:value-type="float">
            <text:p>0</text:p>
          </table:table-cell>
          <table:table-cell table:formula="of:=([.M52])/([.M$2]+[.N$2]+[.O$2])" office:value-type="float" office:value="0.0487277353689567" calcext:value-type="float">
            <text:p>0.048727735368957</text:p>
          </table:table-cell>
          <table:table-cell table:formula="of:=([.N52]+[.O52])/([.M$2]+[.N$2]+[.O$2])" office:value-type="float" office:value="0.000556615776081425" calcext:value-type="float">
            <text:p>0.00055661577608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.B53]/1000" office:value-type="float" office:value="0.267" calcext:value-type="float">
            <text:p>0.267</text:p>
          </table:table-cell>
          <table:table-cell table:formula="of:=[.B53]/[.B$2]" office:value-type="float" office:value="0.6675" calcext:value-type="float">
            <text:p>0.6675</text:p>
          </table:table-cell>
          <table:table-cell table:formula="of:=[eventlog.D53]/1000" office:value-type="float" office:value="0.002" calcext:value-type="float">
            <text:p>0.002</text:p>
          </table:table-cell>
          <table:table-cell table:formula="of:=[eventlog.F53]/1000" office:value-type="float" office:value="0" calcext:value-type="float">
            <text:p>0</text:p>
          </table:table-cell>
          <table:table-cell table:formula="of:=[eventlog.H53]/1000" office:value-type="float" office:value="0.018" calcext:value-type="float">
            <text:p>0.018</text:p>
          </table:table-cell>
          <table:table-cell table:formula="of:=[eventlog.J53]" office:value-type="float" office:value="0" calcext:value-type="float">
            <text:p>0</text:p>
          </table:table-cell>
          <table:table-cell table:formula="of:=[eventlog.K53]" office:value-type="float" office:value="0.0610000006854534" calcext:value-type="float">
            <text:p>0.061000000685453</text:p>
          </table:table-cell>
          <table:table-cell table:formula="of:=[eventlog.L53]" office:value-type="float" office:value="0.0672499984502792" calcext:value-type="float">
            <text:p>0.067249998450279</text:p>
          </table:table-cell>
          <table:table-cell table:formula="of:=[eventlog.M53]" office:value-type="float" office:value="0.977500021457672" calcext:value-type="float">
            <text:p>0.977500021457672</text:p>
          </table:table-cell>
          <table:table-cell table:formula="of:=[eventlog.N53]" office:value-type="float" office:value="100" calcext:value-type="float">
            <text:p>100</text:p>
          </table:table-cell>
          <table:table-cell table:formula="of:=[.K53]/[.K$2]" office:value-type="float" office:value="0.166666666666667" calcext:value-type="float">
            <text:p>0.166666666666667</text:p>
          </table:table-cell>
          <table:table-cell table:formula="of:=[eventlog.O53]+[eventlog.S53]" office:value-type="float" office:value="3064" calcext:value-type="float">
            <text:p>3064</text:p>
          </table:table-cell>
          <table:table-cell table:formula="of:=[eventlog.P53]+[eventlog.T53]" office:value-type="float" office:value="35" calcext:value-type="float">
            <text:p>35</text:p>
          </table:table-cell>
          <table:table-cell table:formula="of:=[eventlog.Q53]+[eventlog.U53]" office:value-type="float" office:value="0" calcext:value-type="float">
            <text:p>0</text:p>
          </table:table-cell>
          <table:table-cell table:formula="of:=[.M53]/[.M$2]" office:value-type="float" office:value="0.0812904595139552" calcext:value-type="float">
            <text:p>0.081290459513955</text:p>
          </table:table-cell>
          <table:table-cell table:formula="of:=[.N53]/[.N$2]" office:value-type="float" office:value="0.00139004726160689" calcext:value-type="float">
            <text:p>0.001390047261607</text:p>
          </table:table-cell>
          <table:table-cell table:formula="of:=[.O53]/[.O$2]" office:value-type="float" office:value="0" calcext:value-type="float">
            <text:p>0</text:p>
          </table:table-cell>
          <table:table-cell table:formula="of:=([.M53])/([.M$2]+[.N$2]+[.O$2])" office:value-type="float" office:value="0.0487277353689567" calcext:value-type="float">
            <text:p>0.048727735368957</text:p>
          </table:table-cell>
          <table:table-cell table:formula="of:=([.N53]+[.O53])/([.M$2]+[.N$2]+[.O$2])" office:value-type="float" office:value="0.000556615776081425" calcext:value-type="float">
            <text:p>0.0005566157760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.B54]/1000" office:value-type="float" office:value="0.18" calcext:value-type="float">
            <text:p>0.18</text:p>
          </table:table-cell>
          <table:table-cell table:formula="of:=[.B54]/[.B$2]" office:value-type="float" office:value="0.45" calcext:value-type="float">
            <text:p>0.45</text:p>
          </table:table-cell>
          <table:table-cell table:formula="of:=[eventlog.D54]/1000" office:value-type="float" office:value="0.002" calcext:value-type="float">
            <text:p>0.002</text:p>
          </table:table-cell>
          <table:table-cell table:formula="of:=[eventlog.F54]/1000" office:value-type="float" office:value="0" calcext:value-type="float">
            <text:p>0</text:p>
          </table:table-cell>
          <table:table-cell table:formula="of:=[eventlog.H54]/1000" office:value-type="float" office:value="0.018" calcext:value-type="float">
            <text:p>0.018</text:p>
          </table:table-cell>
          <table:table-cell table:formula="of:=[eventlog.J54]" office:value-type="float" office:value="0" calcext:value-type="float">
            <text:p>0</text:p>
          </table:table-cell>
          <table:table-cell table:formula="of:=[eventlog.K54]" office:value-type="float" office:value="0.0544999986886978" calcext:value-type="float">
            <text:p>0.054499998688698</text:p>
          </table:table-cell>
          <table:table-cell table:formula="of:=[eventlog.L54]" office:value-type="float" office:value="0.0640000030398369" calcext:value-type="float">
            <text:p>0.064000003039837</text:p>
          </table:table-cell>
          <table:table-cell table:formula="of:=[eventlog.M54]" office:value-type="float" office:value="0.981249988079071" calcext:value-type="float">
            <text:p>0.981249988079071</text:p>
          </table:table-cell>
          <table:table-cell table:formula="of:=[eventlog.N54]" office:value-type="float" office:value="100" calcext:value-type="float">
            <text:p>100</text:p>
          </table:table-cell>
          <table:table-cell table:formula="of:=[.K54]/[.K$2]" office:value-type="float" office:value="0.166666666666667" calcext:value-type="float">
            <text:p>0.166666666666667</text:p>
          </table:table-cell>
          <table:table-cell table:formula="of:=[eventlog.O54]+[eventlog.S54]" office:value-type="float" office:value="2285" calcext:value-type="float">
            <text:p>2285</text:p>
          </table:table-cell>
          <table:table-cell table:formula="of:=[eventlog.P54]+[eventlog.T54]" office:value-type="float" office:value="35" calcext:value-type="float">
            <text:p>35</text:p>
          </table:table-cell>
          <table:table-cell table:formula="of:=[eventlog.Q54]+[eventlog.U54]" office:value-type="float" office:value="0" calcext:value-type="float">
            <text:p>0</text:p>
          </table:table-cell>
          <table:table-cell table:formula="of:=[.M54]/[.M$2]" office:value-type="float" office:value="0.0606229438607662" calcext:value-type="float">
            <text:p>0.060622943860766</text:p>
          </table:table-cell>
          <table:table-cell table:formula="of:=[.N54]/[.N$2]" office:value-type="float" office:value="0.00139004726160689" calcext:value-type="float">
            <text:p>0.001390047261607</text:p>
          </table:table-cell>
          <table:table-cell table:formula="of:=[.O54]/[.O$2]" office:value-type="float" office:value="0" calcext:value-type="float">
            <text:p>0</text:p>
          </table:table-cell>
          <table:table-cell table:formula="of:=([.M54])/([.M$2]+[.N$2]+[.O$2])" office:value-type="float" office:value="0.036339058524173" calcext:value-type="float">
            <text:p>0.036339058524173</text:p>
          </table:table-cell>
          <table:table-cell table:formula="of:=([.N54]+[.O54])/([.M$2]+[.N$2]+[.O$2])" office:value-type="float" office:value="0.000556615776081425" calcext:value-type="float">
            <text:p>0.00055661577608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.B55]/1000" office:value-type="float" office:value="0.18" calcext:value-type="float">
            <text:p>0.18</text:p>
          </table:table-cell>
          <table:table-cell table:formula="of:=[.B55]/[.B$2]" office:value-type="float" office:value="0.45" calcext:value-type="float">
            <text:p>0.45</text:p>
          </table:table-cell>
          <table:table-cell table:formula="of:=[eventlog.D55]/1000" office:value-type="float" office:value="0.002" calcext:value-type="float">
            <text:p>0.002</text:p>
          </table:table-cell>
          <table:table-cell table:formula="of:=[eventlog.F55]/1000" office:value-type="float" office:value="0" calcext:value-type="float">
            <text:p>0</text:p>
          </table:table-cell>
          <table:table-cell table:formula="of:=[eventlog.H55]/1000" office:value-type="float" office:value="0.018" calcext:value-type="float">
            <text:p>0.018</text:p>
          </table:table-cell>
          <table:table-cell table:formula="of:=[eventlog.J55]" office:value-type="float" office:value="0" calcext:value-type="float">
            <text:p>0</text:p>
          </table:table-cell>
          <table:table-cell table:formula="of:=[eventlog.K55]" office:value-type="float" office:value="0.0544999986886978" calcext:value-type="float">
            <text:p>0.054499998688698</text:p>
          </table:table-cell>
          <table:table-cell table:formula="of:=[eventlog.L55]" office:value-type="float" office:value="0.0640000030398369" calcext:value-type="float">
            <text:p>0.064000003039837</text:p>
          </table:table-cell>
          <table:table-cell table:formula="of:=[eventlog.M55]" office:value-type="float" office:value="0.981249988079071" calcext:value-type="float">
            <text:p>0.981249988079071</text:p>
          </table:table-cell>
          <table:table-cell table:formula="of:=[eventlog.N55]" office:value-type="float" office:value="100" calcext:value-type="float">
            <text:p>100</text:p>
          </table:table-cell>
          <table:table-cell table:formula="of:=[.K55]/[.K$2]" office:value-type="float" office:value="0.166666666666667" calcext:value-type="float">
            <text:p>0.166666666666667</text:p>
          </table:table-cell>
          <table:table-cell table:formula="of:=[eventlog.O55]+[eventlog.S55]" office:value-type="float" office:value="2285" calcext:value-type="float">
            <text:p>2285</text:p>
          </table:table-cell>
          <table:table-cell table:formula="of:=[eventlog.P55]+[eventlog.T55]" office:value-type="float" office:value="35" calcext:value-type="float">
            <text:p>35</text:p>
          </table:table-cell>
          <table:table-cell table:formula="of:=[eventlog.Q55]+[eventlog.U55]" office:value-type="float" office:value="0" calcext:value-type="float">
            <text:p>0</text:p>
          </table:table-cell>
          <table:table-cell table:formula="of:=[.M55]/[.M$2]" office:value-type="float" office:value="0.0606229438607662" calcext:value-type="float">
            <text:p>0.060622943860766</text:p>
          </table:table-cell>
          <table:table-cell table:formula="of:=[.N55]/[.N$2]" office:value-type="float" office:value="0.00139004726160689" calcext:value-type="float">
            <text:p>0.001390047261607</text:p>
          </table:table-cell>
          <table:table-cell table:formula="of:=[.O55]/[.O$2]" office:value-type="float" office:value="0" calcext:value-type="float">
            <text:p>0</text:p>
          </table:table-cell>
          <table:table-cell table:formula="of:=([.M55])/([.M$2]+[.N$2]+[.O$2])" office:value-type="float" office:value="0.036339058524173" calcext:value-type="float">
            <text:p>0.036339058524173</text:p>
          </table:table-cell>
          <table:table-cell table:formula="of:=([.N55]+[.O55])/([.M$2]+[.N$2]+[.O$2])" office:value-type="float" office:value="0.000556615776081425" calcext:value-type="float">
            <text:p>0.00055661577608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.B56]/1000" office:value-type="float" office:value="0.148" calcext:value-type="float">
            <text:p>0.148</text:p>
          </table:table-cell>
          <table:table-cell table:formula="of:=[.B56]/[.B$2]" office:value-type="float" office:value="0.37" calcext:value-type="float">
            <text:p>0.37</text:p>
          </table:table-cell>
          <table:table-cell table:formula="of:=[eventlog.D56]/1000" office:value-type="float" office:value="0.002" calcext:value-type="float">
            <text:p>0.002</text:p>
          </table:table-cell>
          <table:table-cell table:formula="of:=[eventlog.F56]/1000" office:value-type="float" office:value="0" calcext:value-type="float">
            <text:p>0</text:p>
          </table:table-cell>
          <table:table-cell table:formula="of:=[eventlog.H56]/1000" office:value-type="float" office:value="0" calcext:value-type="float">
            <text:p>0</text:p>
          </table:table-cell>
          <table:table-cell table:formula="of:=[eventlog.J56]" office:value-type="float" office:value="0" calcext:value-type="float">
            <text:p>0</text:p>
          </table:table-cell>
          <table:table-cell table:formula="of:=[eventlog.K56]" office:value-type="float" office:value="0.0632499977946281" calcext:value-type="float">
            <text:p>0.063249997794628</text:p>
          </table:table-cell>
          <table:table-cell table:formula="of:=[eventlog.L56]" office:value-type="float" office:value="0.0692500025033951" calcext:value-type="float">
            <text:p>0.069250002503395</text:p>
          </table:table-cell>
          <table:table-cell table:formula="of:=[eventlog.M56]" office:value-type="float" office:value="0.9825000166893" calcext:value-type="float">
            <text:p>0.9825000166893</text:p>
          </table:table-cell>
          <table:table-cell table:formula="of:=[eventlog.N56]" office:value-type="float" office:value="50" calcext:value-type="float">
            <text:p>50</text:p>
          </table:table-cell>
          <table:table-cell table:formula="of:=[.K56]/[.K$2]" office:value-type="float" office:value="0.0833333333333333" calcext:value-type="float">
            <text:p>0.083333333333333</text:p>
          </table:table-cell>
          <table:table-cell table:formula="of:=[eventlog.O56]+[eventlog.S56]" office:value-type="float" office:value="1797" calcext:value-type="float">
            <text:p>1797</text:p>
          </table:table-cell>
          <table:table-cell table:formula="of:=[eventlog.P56]+[eventlog.T56]" office:value-type="float" office:value="6" calcext:value-type="float">
            <text:p>6</text:p>
          </table:table-cell>
          <table:table-cell table:formula="of:=[eventlog.Q56]+[eventlog.U56]" office:value-type="float" office:value="0" calcext:value-type="float">
            <text:p>0</text:p>
          </table:table-cell>
          <table:table-cell table:formula="of:=[.M56]/[.M$2]" office:value-type="float" office:value="0.0476758993950971" calcext:value-type="float">
            <text:p>0.047675899395097</text:p>
          </table:table-cell>
          <table:table-cell table:formula="of:=[.N56]/[.N$2]" office:value-type="float" office:value="0.000238293816275468" calcext:value-type="float">
            <text:p>0.000238293816275</text:p>
          </table:table-cell>
          <table:table-cell table:formula="of:=[.O56]/[.O$2]" office:value-type="float" office:value="0" calcext:value-type="float">
            <text:p>0</text:p>
          </table:table-cell>
          <table:table-cell table:formula="of:=([.M56])/([.M$2]+[.N$2]+[.O$2])" office:value-type="float" office:value="0.0285782442748092" calcext:value-type="float">
            <text:p>0.028578244274809</text:p>
          </table:table-cell>
          <table:table-cell table:formula="of:=([.N56]+[.O56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.B57]/1000" office:value-type="float" office:value="0.148" calcext:value-type="float">
            <text:p>0.148</text:p>
          </table:table-cell>
          <table:table-cell table:formula="of:=[.B57]/[.B$2]" office:value-type="float" office:value="0.37" calcext:value-type="float">
            <text:p>0.37</text:p>
          </table:table-cell>
          <table:table-cell table:formula="of:=[eventlog.D57]/1000" office:value-type="float" office:value="0.002" calcext:value-type="float">
            <text:p>0.002</text:p>
          </table:table-cell>
          <table:table-cell table:formula="of:=[eventlog.F57]/1000" office:value-type="float" office:value="0" calcext:value-type="float">
            <text:p>0</text:p>
          </table:table-cell>
          <table:table-cell table:formula="of:=[eventlog.H57]/1000" office:value-type="float" office:value="0" calcext:value-type="float">
            <text:p>0</text:p>
          </table:table-cell>
          <table:table-cell table:formula="of:=[eventlog.J57]" office:value-type="float" office:value="0" calcext:value-type="float">
            <text:p>0</text:p>
          </table:table-cell>
          <table:table-cell table:formula="of:=[eventlog.K57]" office:value-type="float" office:value="0.0632499977946281" calcext:value-type="float">
            <text:p>0.063249997794628</text:p>
          </table:table-cell>
          <table:table-cell table:formula="of:=[eventlog.L57]" office:value-type="float" office:value="0.0692500025033951" calcext:value-type="float">
            <text:p>0.069250002503395</text:p>
          </table:table-cell>
          <table:table-cell table:formula="of:=[eventlog.M57]" office:value-type="float" office:value="0.9825000166893" calcext:value-type="float">
            <text:p>0.9825000166893</text:p>
          </table:table-cell>
          <table:table-cell table:formula="of:=[eventlog.N57]" office:value-type="float" office:value="50" calcext:value-type="float">
            <text:p>50</text:p>
          </table:table-cell>
          <table:table-cell table:formula="of:=[.K57]/[.K$2]" office:value-type="float" office:value="0.0833333333333333" calcext:value-type="float">
            <text:p>0.083333333333333</text:p>
          </table:table-cell>
          <table:table-cell table:formula="of:=[eventlog.O57]+[eventlog.S57]" office:value-type="float" office:value="1797" calcext:value-type="float">
            <text:p>1797</text:p>
          </table:table-cell>
          <table:table-cell table:formula="of:=[eventlog.P57]+[eventlog.T57]" office:value-type="float" office:value="6" calcext:value-type="float">
            <text:p>6</text:p>
          </table:table-cell>
          <table:table-cell table:formula="of:=[eventlog.Q57]+[eventlog.U57]" office:value-type="float" office:value="0" calcext:value-type="float">
            <text:p>0</text:p>
          </table:table-cell>
          <table:table-cell table:formula="of:=[.M57]/[.M$2]" office:value-type="float" office:value="0.0476758993950971" calcext:value-type="float">
            <text:p>0.047675899395097</text:p>
          </table:table-cell>
          <table:table-cell table:formula="of:=[.N57]/[.N$2]" office:value-type="float" office:value="0.000238293816275468" calcext:value-type="float">
            <text:p>0.000238293816275</text:p>
          </table:table-cell>
          <table:table-cell table:formula="of:=[.O57]/[.O$2]" office:value-type="float" office:value="0" calcext:value-type="float">
            <text:p>0</text:p>
          </table:table-cell>
          <table:table-cell table:formula="of:=([.M57])/([.M$2]+[.N$2]+[.O$2])" office:value-type="float" office:value="0.0285782442748092" calcext:value-type="float">
            <text:p>0.028578244274809</text:p>
          </table:table-cell>
          <table:table-cell table:formula="of:=([.N57]+[.O57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.B58]/1000" office:value-type="float" office:value="0.128" calcext:value-type="float">
            <text:p>0.128</text:p>
          </table:table-cell>
          <table:table-cell table:formula="of:=[.B58]/[.B$2]" office:value-type="float" office:value="0.32" calcext:value-type="float">
            <text:p>0.32</text:p>
          </table:table-cell>
          <table:table-cell table:formula="of:=[eventlog.D58]/1000" office:value-type="float" office:value="0.002" calcext:value-type="float">
            <text:p>0.002</text:p>
          </table:table-cell>
          <table:table-cell table:formula="of:=[eventlog.F58]/1000" office:value-type="float" office:value="0" calcext:value-type="float">
            <text:p>0</text:p>
          </table:table-cell>
          <table:table-cell table:formula="of:=[eventlog.H58]/1000" office:value-type="float" office:value="0" calcext:value-type="float">
            <text:p>0</text:p>
          </table:table-cell>
          <table:table-cell table:formula="of:=[eventlog.J58]" office:value-type="float" office:value="0" calcext:value-type="float">
            <text:p>0</text:p>
          </table:table-cell>
          <table:table-cell table:formula="of:=[eventlog.K58]" office:value-type="float" office:value="0.0592500008642674" calcext:value-type="float">
            <text:p>0.059250000864267</text:p>
          </table:table-cell>
          <table:table-cell table:formula="of:=[eventlog.L58]" office:value-type="float" office:value="0.0615000016987324" calcext:value-type="float">
            <text:p>0.061500001698732</text:p>
          </table:table-cell>
          <table:table-cell table:formula="of:=[eventlog.M58]" office:value-type="float" office:value="0.985000014305115" calcext:value-type="float">
            <text:p>0.985000014305115</text:p>
          </table:table-cell>
          <table:table-cell table:formula="of:=[eventlog.N58]" office:value-type="float" office:value="50" calcext:value-type="float">
            <text:p>50</text:p>
          </table:table-cell>
          <table:table-cell table:formula="of:=[.K58]/[.K$2]" office:value-type="float" office:value="0.0833333333333333" calcext:value-type="float">
            <text:p>0.083333333333333</text:p>
          </table:table-cell>
          <table:table-cell table:formula="of:=[eventlog.O58]+[eventlog.S58]" office:value-type="float" office:value="1397" calcext:value-type="float">
            <text:p>1397</text:p>
          </table:table-cell>
          <table:table-cell table:formula="of:=[eventlog.P58]+[eventlog.T58]" office:value-type="float" office:value="6" calcext:value-type="float">
            <text:p>6</text:p>
          </table:table-cell>
          <table:table-cell table:formula="of:=[eventlog.Q58]+[eventlog.U58]" office:value-type="float" office:value="0" calcext:value-type="float">
            <text:p>0</text:p>
          </table:table-cell>
          <table:table-cell table:formula="of:=[.M58]/[.M$2]" office:value-type="float" office:value="0.0370635678658601" calcext:value-type="float">
            <text:p>0.03706356786586</text:p>
          </table:table-cell>
          <table:table-cell table:formula="of:=[.N58]/[.N$2]" office:value-type="float" office:value="0.000238293816275468" calcext:value-type="float">
            <text:p>0.000238293816275</text:p>
          </table:table-cell>
          <table:table-cell table:formula="of:=[.O58]/[.O$2]" office:value-type="float" office:value="0" calcext:value-type="float">
            <text:p>0</text:p>
          </table:table-cell>
          <table:table-cell table:formula="of:=([.M58])/([.M$2]+[.N$2]+[.O$2])" office:value-type="float" office:value="0.0222169211195929" calcext:value-type="float">
            <text:p>0.022216921119593</text:p>
          </table:table-cell>
          <table:table-cell table:formula="of:=([.N58]+[.O58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.B59]/1000" office:value-type="float" office:value="0.128" calcext:value-type="float">
            <text:p>0.128</text:p>
          </table:table-cell>
          <table:table-cell table:formula="of:=[.B59]/[.B$2]" office:value-type="float" office:value="0.32" calcext:value-type="float">
            <text:p>0.32</text:p>
          </table:table-cell>
          <table:table-cell table:formula="of:=[eventlog.D59]/1000" office:value-type="float" office:value="0.002" calcext:value-type="float">
            <text:p>0.002</text:p>
          </table:table-cell>
          <table:table-cell table:formula="of:=[eventlog.F59]/1000" office:value-type="float" office:value="0" calcext:value-type="float">
            <text:p>0</text:p>
          </table:table-cell>
          <table:table-cell table:formula="of:=[eventlog.H59]/1000" office:value-type="float" office:value="0" calcext:value-type="float">
            <text:p>0</text:p>
          </table:table-cell>
          <table:table-cell table:formula="of:=[eventlog.J59]" office:value-type="float" office:value="0" calcext:value-type="float">
            <text:p>0</text:p>
          </table:table-cell>
          <table:table-cell table:formula="of:=[eventlog.K59]" office:value-type="float" office:value="0.0592500008642674" calcext:value-type="float">
            <text:p>0.059250000864267</text:p>
          </table:table-cell>
          <table:table-cell table:formula="of:=[eventlog.L59]" office:value-type="float" office:value="0.0615000016987324" calcext:value-type="float">
            <text:p>0.061500001698732</text:p>
          </table:table-cell>
          <table:table-cell table:formula="of:=[eventlog.M59]" office:value-type="float" office:value="0.985000014305115" calcext:value-type="float">
            <text:p>0.985000014305115</text:p>
          </table:table-cell>
          <table:table-cell table:formula="of:=[eventlog.N59]" office:value-type="float" office:value="50" calcext:value-type="float">
            <text:p>50</text:p>
          </table:table-cell>
          <table:table-cell table:formula="of:=[.K59]/[.K$2]" office:value-type="float" office:value="0.0833333333333333" calcext:value-type="float">
            <text:p>0.083333333333333</text:p>
          </table:table-cell>
          <table:table-cell table:formula="of:=[eventlog.O59]+[eventlog.S59]" office:value-type="float" office:value="1397" calcext:value-type="float">
            <text:p>1397</text:p>
          </table:table-cell>
          <table:table-cell table:formula="of:=[eventlog.P59]+[eventlog.T59]" office:value-type="float" office:value="6" calcext:value-type="float">
            <text:p>6</text:p>
          </table:table-cell>
          <table:table-cell table:formula="of:=[eventlog.Q59]+[eventlog.U59]" office:value-type="float" office:value="0" calcext:value-type="float">
            <text:p>0</text:p>
          </table:table-cell>
          <table:table-cell table:formula="of:=[.M59]/[.M$2]" office:value-type="float" office:value="0.0370635678658601" calcext:value-type="float">
            <text:p>0.03706356786586</text:p>
          </table:table-cell>
          <table:table-cell table:formula="of:=[.N59]/[.N$2]" office:value-type="float" office:value="0.000238293816275468" calcext:value-type="float">
            <text:p>0.000238293816275</text:p>
          </table:table-cell>
          <table:table-cell table:formula="of:=[.O59]/[.O$2]" office:value-type="float" office:value="0" calcext:value-type="float">
            <text:p>0</text:p>
          </table:table-cell>
          <table:table-cell table:formula="of:=([.M59])/([.M$2]+[.N$2]+[.O$2])" office:value-type="float" office:value="0.0222169211195929" calcext:value-type="float">
            <text:p>0.022216921119593</text:p>
          </table:table-cell>
          <table:table-cell table:formula="of:=([.N59]+[.O59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.B60]/1000" office:value-type="float" office:value="0.086" calcext:value-type="float">
            <text:p>0.086</text:p>
          </table:table-cell>
          <table:table-cell table:formula="of:=[.B60]/[.B$2]" office:value-type="float" office:value="0.215" calcext:value-type="float">
            <text:p>0.215</text:p>
          </table:table-cell>
          <table:table-cell table:formula="of:=[eventlog.D60]/1000" office:value-type="float" office:value="0.002" calcext:value-type="float">
            <text:p>0.002</text:p>
          </table:table-cell>
          <table:table-cell table:formula="of:=[eventlog.F60]/1000" office:value-type="float" office:value="0" calcext:value-type="float">
            <text:p>0</text:p>
          </table:table-cell>
          <table:table-cell table:formula="of:=[eventlog.H60]/1000" office:value-type="float" office:value="0.007" calcext:value-type="float">
            <text:p>0.007</text:p>
          </table:table-cell>
          <table:table-cell table:formula="of:=[eventlog.J60]" office:value-type="float" office:value="0" calcext:value-type="float">
            <text:p>0</text:p>
          </table:table-cell>
          <table:table-cell table:formula="of:=[eventlog.K60]" office:value-type="float" office:value="0.0552500002086163" calcext:value-type="float">
            <text:p>0.055250000208616</text:p>
          </table:table-cell>
          <table:table-cell table:formula="of:=[eventlog.L60]" office:value-type="float" office:value="0.0502500012516975" calcext:value-type="float">
            <text:p>0.050250001251698</text:p>
          </table:table-cell>
          <table:table-cell table:formula="of:=[eventlog.M60]" office:value-type="float" office:value="0.987749993801117" calcext:value-type="float">
            <text:p>0.987749993801117</text:p>
          </table:table-cell>
          <table:table-cell table:formula="of:=[eventlog.N60]" office:value-type="float" office:value="50" calcext:value-type="float">
            <text:p>50</text:p>
          </table:table-cell>
          <table:table-cell table:formula="of:=[.K60]/[.K$2]" office:value-type="float" office:value="0.0833333333333333" calcext:value-type="float">
            <text:p>0.083333333333333</text:p>
          </table:table-cell>
          <table:table-cell table:formula="of:=[eventlog.O60]+[eventlog.S60]" office:value-type="float" office:value="1008" calcext:value-type="float">
            <text:p>1008</text:p>
          </table:table-cell>
          <table:table-cell table:formula="of:=[eventlog.P60]+[eventlog.T60]" office:value-type="float" office:value="6" calcext:value-type="float">
            <text:p>6</text:p>
          </table:table-cell>
          <table:table-cell table:formula="of:=[eventlog.Q60]+[eventlog.U60]" office:value-type="float" office:value="0" calcext:value-type="float">
            <text:p>0</text:p>
          </table:table-cell>
          <table:table-cell table:formula="of:=[.M60]/[.M$2]" office:value-type="float" office:value="0.0267430754536772" calcext:value-type="float">
            <text:p>0.026743075453677</text:p>
          </table:table-cell>
          <table:table-cell table:formula="of:=[.N60]/[.N$2]" office:value-type="float" office:value="0.000238293816275468" calcext:value-type="float">
            <text:p>0.000238293816275</text:p>
          </table:table-cell>
          <table:table-cell table:formula="of:=[.O60]/[.O$2]" office:value-type="float" office:value="0" calcext:value-type="float">
            <text:p>0</text:p>
          </table:table-cell>
          <table:table-cell table:formula="of:=([.M60])/([.M$2]+[.N$2]+[.O$2])" office:value-type="float" office:value="0.016030534351145" calcext:value-type="float">
            <text:p>0.016030534351145</text:p>
          </table:table-cell>
          <table:table-cell table:formula="of:=([.N60]+[.O60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.B61]/1000" office:value-type="float" office:value="0.086" calcext:value-type="float">
            <text:p>0.086</text:p>
          </table:table-cell>
          <table:table-cell table:formula="of:=[.B61]/[.B$2]" office:value-type="float" office:value="0.215" calcext:value-type="float">
            <text:p>0.215</text:p>
          </table:table-cell>
          <table:table-cell table:formula="of:=[eventlog.D61]/1000" office:value-type="float" office:value="0.002" calcext:value-type="float">
            <text:p>0.002</text:p>
          </table:table-cell>
          <table:table-cell table:formula="of:=[eventlog.F61]/1000" office:value-type="float" office:value="0" calcext:value-type="float">
            <text:p>0</text:p>
          </table:table-cell>
          <table:table-cell table:formula="of:=[eventlog.H61]/1000" office:value-type="float" office:value="0.007" calcext:value-type="float">
            <text:p>0.007</text:p>
          </table:table-cell>
          <table:table-cell table:formula="of:=[eventlog.J61]" office:value-type="float" office:value="0" calcext:value-type="float">
            <text:p>0</text:p>
          </table:table-cell>
          <table:table-cell table:formula="of:=[eventlog.K61]" office:value-type="float" office:value="0.0552500002086163" calcext:value-type="float">
            <text:p>0.055250000208616</text:p>
          </table:table-cell>
          <table:table-cell table:formula="of:=[eventlog.L61]" office:value-type="float" office:value="0.0502500012516975" calcext:value-type="float">
            <text:p>0.050250001251698</text:p>
          </table:table-cell>
          <table:table-cell table:formula="of:=[eventlog.M61]" office:value-type="float" office:value="0.987749993801117" calcext:value-type="float">
            <text:p>0.987749993801117</text:p>
          </table:table-cell>
          <table:table-cell table:formula="of:=[eventlog.N61]" office:value-type="float" office:value="50" calcext:value-type="float">
            <text:p>50</text:p>
          </table:table-cell>
          <table:table-cell table:formula="of:=[.K61]/[.K$2]" office:value-type="float" office:value="0.0833333333333333" calcext:value-type="float">
            <text:p>0.083333333333333</text:p>
          </table:table-cell>
          <table:table-cell table:formula="of:=[eventlog.O61]+[eventlog.S61]" office:value-type="float" office:value="1008" calcext:value-type="float">
            <text:p>1008</text:p>
          </table:table-cell>
          <table:table-cell table:formula="of:=[eventlog.P61]+[eventlog.T61]" office:value-type="float" office:value="6" calcext:value-type="float">
            <text:p>6</text:p>
          </table:table-cell>
          <table:table-cell table:formula="of:=[eventlog.Q61]+[eventlog.U61]" office:value-type="float" office:value="0" calcext:value-type="float">
            <text:p>0</text:p>
          </table:table-cell>
          <table:table-cell table:formula="of:=[.M61]/[.M$2]" office:value-type="float" office:value="0.0267430754536772" calcext:value-type="float">
            <text:p>0.026743075453677</text:p>
          </table:table-cell>
          <table:table-cell table:formula="of:=[.N61]/[.N$2]" office:value-type="float" office:value="0.000238293816275468" calcext:value-type="float">
            <text:p>0.000238293816275</text:p>
          </table:table-cell>
          <table:table-cell table:formula="of:=[.O61]/[.O$2]" office:value-type="float" office:value="0" calcext:value-type="float">
            <text:p>0</text:p>
          </table:table-cell>
          <table:table-cell table:formula="of:=([.M61])/([.M$2]+[.N$2]+[.O$2])" office:value-type="float" office:value="0.016030534351145" calcext:value-type="float">
            <text:p>0.016030534351145</text:p>
          </table:table-cell>
          <table:table-cell table:formula="of:=([.N61]+[.O61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.B62]/1000" office:value-type="float" office:value="0.057" calcext:value-type="float">
            <text:p>0.057</text:p>
          </table:table-cell>
          <table:table-cell table:formula="of:=[.B62]/[.B$2]" office:value-type="float" office:value="0.1425" calcext:value-type="float">
            <text:p>0.1425</text:p>
          </table:table-cell>
          <table:table-cell table:formula="of:=[eventlog.D62]/1000" office:value-type="float" office:value="0" calcext:value-type="float">
            <text:p>0</text:p>
          </table:table-cell>
          <table:table-cell table:formula="of:=[eventlog.F62]/1000" office:value-type="float" office:value="0" calcext:value-type="float">
            <text:p>0</text:p>
          </table:table-cell>
          <table:table-cell table:formula="of:=[eventlog.H62]/1000" office:value-type="float" office:value="0.003" calcext:value-type="float">
            <text:p>0.003</text:p>
          </table:table-cell>
          <table:table-cell table:formula="of:=[eventlog.J62]" office:value-type="float" office:value="0" calcext:value-type="float">
            <text:p>0</text:p>
          </table:table-cell>
          <table:table-cell table:formula="of:=[eventlog.K62]" office:value-type="float" office:value="0.0564999990165234" calcext:value-type="float">
            <text:p>0.056499999016523</text:p>
          </table:table-cell>
          <table:table-cell table:formula="of:=[eventlog.L62]" office:value-type="float" office:value="0.0619999989867211" calcext:value-type="float">
            <text:p>0.061999998986721</text:p>
          </table:table-cell>
          <table:table-cell table:formula="of:=[eventlog.M62]" office:value-type="float" office:value="0.987749993801117" calcext:value-type="float">
            <text:p>0.987749993801117</text:p>
          </table:table-cell>
          <table:table-cell table:formula="of:=[eventlog.N62]" office:value-type="float" office:value="20" calcext:value-type="float">
            <text:p>20</text:p>
          </table:table-cell>
          <table:table-cell table:formula="of:=[.K62]/[.K$2]" office:value-type="float" office:value="0.0333333333333333" calcext:value-type="float">
            <text:p>0.033333333333333</text:p>
          </table:table-cell>
          <table:table-cell table:formula="of:=[eventlog.O62]+[eventlog.S62]" office:value-type="float" office:value="785" calcext:value-type="float">
            <text:p>785</text:p>
          </table:table-cell>
          <table:table-cell table:formula="of:=[eventlog.P62]+[eventlog.T62]" office:value-type="float" office:value="0" calcext:value-type="float">
            <text:p>0</text:p>
          </table:table-cell>
          <table:table-cell table:formula="of:=[eventlog.Q62]+[eventlog.U62]" office:value-type="float" office:value="0" calcext:value-type="float">
            <text:p>0</text:p>
          </table:table-cell>
          <table:table-cell table:formula="of:=[.M62]/[.M$2]" office:value-type="float" office:value="0.0208267006261276" calcext:value-type="float">
            <text:p>0.020826700626128</text:p>
          </table:table-cell>
          <table:table-cell table:formula="of:=[.N62]/[.N$2]" office:value-type="float" office:value="0" calcext:value-type="float">
            <text:p>0</text:p>
          </table:table-cell>
          <table:table-cell table:formula="of:=[.O62]/[.O$2]" office:value-type="float" office:value="0" calcext:value-type="float">
            <text:p>0</text:p>
          </table:table-cell>
          <table:table-cell table:formula="of:=([.M62])/([.M$2]+[.N$2]+[.O$2])" office:value-type="float" office:value="0.012484096692112" calcext:value-type="float">
            <text:p>0.012484096692112</text:p>
          </table:table-cell>
          <table:table-cell table:formula="of:=([.N62]+[.O62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.B63]/1000" office:value-type="float" office:value="0.057" calcext:value-type="float">
            <text:p>0.057</text:p>
          </table:table-cell>
          <table:table-cell table:formula="of:=[.B63]/[.B$2]" office:value-type="float" office:value="0.1425" calcext:value-type="float">
            <text:p>0.1425</text:p>
          </table:table-cell>
          <table:table-cell table:formula="of:=[eventlog.D63]/1000" office:value-type="float" office:value="0" calcext:value-type="float">
            <text:p>0</text:p>
          </table:table-cell>
          <table:table-cell table:formula="of:=[eventlog.F63]/1000" office:value-type="float" office:value="0" calcext:value-type="float">
            <text:p>0</text:p>
          </table:table-cell>
          <table:table-cell table:formula="of:=[eventlog.H63]/1000" office:value-type="float" office:value="0.003" calcext:value-type="float">
            <text:p>0.003</text:p>
          </table:table-cell>
          <table:table-cell table:formula="of:=[eventlog.J63]" office:value-type="float" office:value="0" calcext:value-type="float">
            <text:p>0</text:p>
          </table:table-cell>
          <table:table-cell table:formula="of:=[eventlog.K63]" office:value-type="float" office:value="0.0564999990165234" calcext:value-type="float">
            <text:p>0.056499999016523</text:p>
          </table:table-cell>
          <table:table-cell table:formula="of:=[eventlog.L63]" office:value-type="float" office:value="0.0619999989867211" calcext:value-type="float">
            <text:p>0.061999998986721</text:p>
          </table:table-cell>
          <table:table-cell table:formula="of:=[eventlog.M63]" office:value-type="float" office:value="0.987749993801117" calcext:value-type="float">
            <text:p>0.987749993801117</text:p>
          </table:table-cell>
          <table:table-cell table:formula="of:=[eventlog.N63]" office:value-type="float" office:value="20" calcext:value-type="float">
            <text:p>20</text:p>
          </table:table-cell>
          <table:table-cell table:formula="of:=[.K63]/[.K$2]" office:value-type="float" office:value="0.0333333333333333" calcext:value-type="float">
            <text:p>0.033333333333333</text:p>
          </table:table-cell>
          <table:table-cell table:formula="of:=[eventlog.O63]+[eventlog.S63]" office:value-type="float" office:value="785" calcext:value-type="float">
            <text:p>785</text:p>
          </table:table-cell>
          <table:table-cell table:formula="of:=[eventlog.P63]+[eventlog.T63]" office:value-type="float" office:value="0" calcext:value-type="float">
            <text:p>0</text:p>
          </table:table-cell>
          <table:table-cell table:formula="of:=[eventlog.Q63]+[eventlog.U63]" office:value-type="float" office:value="0" calcext:value-type="float">
            <text:p>0</text:p>
          </table:table-cell>
          <table:table-cell table:formula="of:=[.M63]/[.M$2]" office:value-type="float" office:value="0.0208267006261276" calcext:value-type="float">
            <text:p>0.020826700626128</text:p>
          </table:table-cell>
          <table:table-cell table:formula="of:=[.N63]/[.N$2]" office:value-type="float" office:value="0" calcext:value-type="float">
            <text:p>0</text:p>
          </table:table-cell>
          <table:table-cell table:formula="of:=[.O63]/[.O$2]" office:value-type="float" office:value="0" calcext:value-type="float">
            <text:p>0</text:p>
          </table:table-cell>
          <table:table-cell table:formula="of:=([.M63])/([.M$2]+[.N$2]+[.O$2])" office:value-type="float" office:value="0.012484096692112" calcext:value-type="float">
            <text:p>0.012484096692112</text:p>
          </table:table-cell>
          <table:table-cell table:formula="of:=([.N63]+[.O63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.B64]/1000" office:value-type="float" office:value="0.052" calcext:value-type="float">
            <text:p>0.052</text:p>
          </table:table-cell>
          <table:table-cell table:formula="of:=[.B64]/[.B$2]" office:value-type="float" office:value="0.13" calcext:value-type="float">
            <text:p>0.13</text:p>
          </table:table-cell>
          <table:table-cell table:formula="of:=[eventlog.D64]/1000" office:value-type="float" office:value="0" calcext:value-type="float">
            <text:p>0</text:p>
          </table:table-cell>
          <table:table-cell table:formula="of:=[eventlog.F64]/1000" office:value-type="float" office:value="0" calcext:value-type="float">
            <text:p>0</text:p>
          </table:table-cell>
          <table:table-cell table:formula="of:=[eventlog.H64]/1000" office:value-type="float" office:value="0.003" calcext:value-type="float">
            <text:p>0.003</text:p>
          </table:table-cell>
          <table:table-cell table:formula="of:=[eventlog.J64]" office:value-type="float" office:value="0" calcext:value-type="float">
            <text:p>0</text:p>
          </table:table-cell>
          <table:table-cell table:formula="of:=[eventlog.K64]" office:value-type="float" office:value="0.0557500012218952" calcext:value-type="float">
            <text:p>0.055750001221895</text:p>
          </table:table-cell>
          <table:table-cell table:formula="of:=[eventlog.L64]" office:value-type="float" office:value="0.0547499991953373" calcext:value-type="float">
            <text:p>0.054749999195337</text:p>
          </table:table-cell>
          <table:table-cell table:formula="of:=[eventlog.M64]" office:value-type="float" office:value="0.989000022411346" calcext:value-type="float">
            <text:p>0.989000022411346</text:p>
          </table:table-cell>
          <table:table-cell table:formula="of:=[eventlog.N64]" office:value-type="float" office:value="20" calcext:value-type="float">
            <text:p>20</text:p>
          </table:table-cell>
          <table:table-cell table:formula="of:=[.K64]/[.K$2]" office:value-type="float" office:value="0.0333333333333333" calcext:value-type="float">
            <text:p>0.033333333333333</text:p>
          </table:table-cell>
          <table:table-cell table:formula="of:=[eventlog.O64]+[eventlog.S64]" office:value-type="float" office:value="622" calcext:value-type="float">
            <text:p>622</text:p>
          </table:table-cell>
          <table:table-cell table:formula="of:=[eventlog.P64]+[eventlog.T64]" office:value-type="float" office:value="0" calcext:value-type="float">
            <text:p>0</text:p>
          </table:table-cell>
          <table:table-cell table:formula="of:=[eventlog.Q64]+[eventlog.U64]" office:value-type="float" office:value="0" calcext:value-type="float">
            <text:p>0</text:p>
          </table:table-cell>
          <table:table-cell table:formula="of:=[.M64]/[.M$2]" office:value-type="float" office:value="0.0165021755279635" calcext:value-type="float">
            <text:p>0.016502175527964</text:p>
          </table:table-cell>
          <table:table-cell table:formula="of:=[.N64]/[.N$2]" office:value-type="float" office:value="0" calcext:value-type="float">
            <text:p>0</text:p>
          </table:table-cell>
          <table:table-cell table:formula="of:=[.O64]/[.O$2]" office:value-type="float" office:value="0" calcext:value-type="float">
            <text:p>0</text:p>
          </table:table-cell>
          <table:table-cell table:formula="of:=([.M64])/([.M$2]+[.N$2]+[.O$2])" office:value-type="float" office:value="0.00989185750636132" calcext:value-type="float">
            <text:p>0.009891857506361</text:p>
          </table:table-cell>
          <table:table-cell table:formula="of:=([.N64]+[.O64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.B65]/1000" office:value-type="float" office:value="0.052" calcext:value-type="float">
            <text:p>0.052</text:p>
          </table:table-cell>
          <table:table-cell table:formula="of:=[.B65]/[.B$2]" office:value-type="float" office:value="0.13" calcext:value-type="float">
            <text:p>0.13</text:p>
          </table:table-cell>
          <table:table-cell table:formula="of:=[eventlog.D65]/1000" office:value-type="float" office:value="0" calcext:value-type="float">
            <text:p>0</text:p>
          </table:table-cell>
          <table:table-cell table:formula="of:=[eventlog.F65]/1000" office:value-type="float" office:value="0" calcext:value-type="float">
            <text:p>0</text:p>
          </table:table-cell>
          <table:table-cell table:formula="of:=[eventlog.H65]/1000" office:value-type="float" office:value="0.003" calcext:value-type="float">
            <text:p>0.003</text:p>
          </table:table-cell>
          <table:table-cell table:formula="of:=[eventlog.J65]" office:value-type="float" office:value="0" calcext:value-type="float">
            <text:p>0</text:p>
          </table:table-cell>
          <table:table-cell table:formula="of:=[eventlog.K65]" office:value-type="float" office:value="0.0557500012218952" calcext:value-type="float">
            <text:p>0.055750001221895</text:p>
          </table:table-cell>
          <table:table-cell table:formula="of:=[eventlog.L65]" office:value-type="float" office:value="0.0547499991953373" calcext:value-type="float">
            <text:p>0.054749999195337</text:p>
          </table:table-cell>
          <table:table-cell table:formula="of:=[eventlog.M65]" office:value-type="float" office:value="0.989000022411346" calcext:value-type="float">
            <text:p>0.989000022411346</text:p>
          </table:table-cell>
          <table:table-cell table:formula="of:=[eventlog.N65]" office:value-type="float" office:value="20" calcext:value-type="float">
            <text:p>20</text:p>
          </table:table-cell>
          <table:table-cell table:formula="of:=[.K65]/[.K$2]" office:value-type="float" office:value="0.0333333333333333" calcext:value-type="float">
            <text:p>0.033333333333333</text:p>
          </table:table-cell>
          <table:table-cell table:formula="of:=[eventlog.O65]+[eventlog.S65]" office:value-type="float" office:value="622" calcext:value-type="float">
            <text:p>622</text:p>
          </table:table-cell>
          <table:table-cell table:formula="of:=[eventlog.P65]+[eventlog.T65]" office:value-type="float" office:value="0" calcext:value-type="float">
            <text:p>0</text:p>
          </table:table-cell>
          <table:table-cell table:formula="of:=[eventlog.Q65]+[eventlog.U65]" office:value-type="float" office:value="0" calcext:value-type="float">
            <text:p>0</text:p>
          </table:table-cell>
          <table:table-cell table:formula="of:=[.M65]/[.M$2]" office:value-type="float" office:value="0.0165021755279635" calcext:value-type="float">
            <text:p>0.016502175527964</text:p>
          </table:table-cell>
          <table:table-cell table:formula="of:=[.N65]/[.N$2]" office:value-type="float" office:value="0" calcext:value-type="float">
            <text:p>0</text:p>
          </table:table-cell>
          <table:table-cell table:formula="of:=[.O65]/[.O$2]" office:value-type="float" office:value="0" calcext:value-type="float">
            <text:p>0</text:p>
          </table:table-cell>
          <table:table-cell table:formula="of:=([.M65])/([.M$2]+[.N$2]+[.O$2])" office:value-type="float" office:value="0.00989185750636132" calcext:value-type="float">
            <text:p>0.009891857506361</text:p>
          </table:table-cell>
          <table:table-cell table:formula="of:=([.N65]+[.O65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.B66]/1000" office:value-type="float" office:value="0.039" calcext:value-type="float">
            <text:p>0.039</text:p>
          </table:table-cell>
          <table:table-cell table:formula="of:=[.B66]/[.B$2]" office:value-type="float" office:value="0.0975" calcext:value-type="float">
            <text:p>0.0975</text:p>
          </table:table-cell>
          <table:table-cell table:formula="of:=[eventlog.D66]/1000" office:value-type="float" office:value="0" calcext:value-type="float">
            <text:p>0</text:p>
          </table:table-cell>
          <table:table-cell table:formula="of:=[eventlog.F66]/1000" office:value-type="float" office:value="0" calcext:value-type="float">
            <text:p>0</text:p>
          </table:table-cell>
          <table:table-cell table:formula="of:=[eventlog.H66]/1000" office:value-type="float" office:value="0.003" calcext:value-type="float">
            <text:p>0.003</text:p>
          </table:table-cell>
          <table:table-cell table:formula="of:=[eventlog.J66]" office:value-type="float" office:value="0" calcext:value-type="float">
            <text:p>0</text:p>
          </table:table-cell>
          <table:table-cell table:formula="of:=[eventlog.K66]" office:value-type="float" office:value="0.0492499992251396" calcext:value-type="float">
            <text:p>0.04924999922514</text:p>
          </table:table-cell>
          <table:table-cell table:formula="of:=[eventlog.L66]" office:value-type="float" office:value="0.0497500002384186" calcext:value-type="float">
            <text:p>0.049750000238419</text:p>
          </table:table-cell>
          <table:table-cell table:formula="of:=[eventlog.M66]" office:value-type="float" office:value="0.989750027656555" calcext:value-type="float">
            <text:p>0.989750027656555</text:p>
          </table:table-cell>
          <table:table-cell table:formula="of:=[eventlog.N66]" office:value-type="float" office:value="20" calcext:value-type="float">
            <text:p>20</text:p>
          </table:table-cell>
          <table:table-cell table:formula="of:=[.K66]/[.K$2]" office:value-type="float" office:value="0.0333333333333333" calcext:value-type="float">
            <text:p>0.033333333333333</text:p>
          </table:table-cell>
          <table:table-cell table:formula="of:=[eventlog.O66]+[eventlog.S66]" office:value-type="float" office:value="467" calcext:value-type="float">
            <text:p>467</text:p>
          </table:table-cell>
          <table:table-cell table:formula="of:=[eventlog.P66]+[eventlog.T66]" office:value-type="float" office:value="0" calcext:value-type="float">
            <text:p>0</text:p>
          </table:table-cell>
          <table:table-cell table:formula="of:=[eventlog.Q66]+[eventlog.U66]" office:value-type="float" office:value="0" calcext:value-type="float">
            <text:p>0</text:p>
          </table:table-cell>
          <table:table-cell table:formula="of:=[.M66]/[.M$2]" office:value-type="float" office:value="0.0123898970603842" calcext:value-type="float">
            <text:p>0.012389897060384</text:p>
          </table:table-cell>
          <table:table-cell table:formula="of:=[.N66]/[.N$2]" office:value-type="float" office:value="0" calcext:value-type="float">
            <text:p>0</text:p>
          </table:table-cell>
          <table:table-cell table:formula="of:=[.O66]/[.O$2]" office:value-type="float" office:value="0" calcext:value-type="float">
            <text:p>0</text:p>
          </table:table-cell>
          <table:table-cell table:formula="of:=([.M66])/([.M$2]+[.N$2]+[.O$2])" office:value-type="float" office:value="0.00742684478371501" calcext:value-type="float">
            <text:p>0.007426844783715</text:p>
          </table:table-cell>
          <table:table-cell table:formula="of:=([.N66]+[.O66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.B67]/1000" office:value-type="float" office:value="0.039" calcext:value-type="float">
            <text:p>0.039</text:p>
          </table:table-cell>
          <table:table-cell table:formula="of:=[.B67]/[.B$2]" office:value-type="float" office:value="0.0975" calcext:value-type="float">
            <text:p>0.0975</text:p>
          </table:table-cell>
          <table:table-cell table:formula="of:=[eventlog.D67]/1000" office:value-type="float" office:value="0" calcext:value-type="float">
            <text:p>0</text:p>
          </table:table-cell>
          <table:table-cell table:formula="of:=[eventlog.F67]/1000" office:value-type="float" office:value="0" calcext:value-type="float">
            <text:p>0</text:p>
          </table:table-cell>
          <table:table-cell table:formula="of:=[eventlog.H67]/1000" office:value-type="float" office:value="0.003" calcext:value-type="float">
            <text:p>0.003</text:p>
          </table:table-cell>
          <table:table-cell table:formula="of:=[eventlog.J67]" office:value-type="float" office:value="0" calcext:value-type="float">
            <text:p>0</text:p>
          </table:table-cell>
          <table:table-cell table:formula="of:=[eventlog.K67]" office:value-type="float" office:value="0.0492499992251396" calcext:value-type="float">
            <text:p>0.04924999922514</text:p>
          </table:table-cell>
          <table:table-cell table:formula="of:=[eventlog.L67]" office:value-type="float" office:value="0.0497500002384186" calcext:value-type="float">
            <text:p>0.049750000238419</text:p>
          </table:table-cell>
          <table:table-cell table:formula="of:=[eventlog.M67]" office:value-type="float" office:value="0.989750027656555" calcext:value-type="float">
            <text:p>0.989750027656555</text:p>
          </table:table-cell>
          <table:table-cell table:formula="of:=[eventlog.N67]" office:value-type="float" office:value="20" calcext:value-type="float">
            <text:p>20</text:p>
          </table:table-cell>
          <table:table-cell table:formula="of:=[.K67]/[.K$2]" office:value-type="float" office:value="0.0333333333333333" calcext:value-type="float">
            <text:p>0.033333333333333</text:p>
          </table:table-cell>
          <table:table-cell table:formula="of:=[eventlog.O67]+[eventlog.S67]" office:value-type="float" office:value="467" calcext:value-type="float">
            <text:p>467</text:p>
          </table:table-cell>
          <table:table-cell table:formula="of:=[eventlog.P67]+[eventlog.T67]" office:value-type="float" office:value="0" calcext:value-type="float">
            <text:p>0</text:p>
          </table:table-cell>
          <table:table-cell table:formula="of:=[eventlog.Q67]+[eventlog.U67]" office:value-type="float" office:value="0" calcext:value-type="float">
            <text:p>0</text:p>
          </table:table-cell>
          <table:table-cell table:formula="of:=[.M67]/[.M$2]" office:value-type="float" office:value="0.0123898970603842" calcext:value-type="float">
            <text:p>0.012389897060384</text:p>
          </table:table-cell>
          <table:table-cell table:formula="of:=[.N67]/[.N$2]" office:value-type="float" office:value="0" calcext:value-type="float">
            <text:p>0</text:p>
          </table:table-cell>
          <table:table-cell table:formula="of:=[.O67]/[.O$2]" office:value-type="float" office:value="0" calcext:value-type="float">
            <text:p>0</text:p>
          </table:table-cell>
          <table:table-cell table:formula="of:=([.M67])/([.M$2]+[.N$2]+[.O$2])" office:value-type="float" office:value="0.00742684478371501" calcext:value-type="float">
            <text:p>0.007426844783715</text:p>
          </table:table-cell>
          <table:table-cell table:formula="of:=([.N67]+[.O67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.B68]/1000" office:value-type="float" office:value="0.031" calcext:value-type="float">
            <text:p>0.031</text:p>
          </table:table-cell>
          <table:table-cell table:formula="of:=[.B68]/[.B$2]" office:value-type="float" office:value="0.0775" calcext:value-type="float">
            <text:p>0.0775</text:p>
          </table:table-cell>
          <table:table-cell table:formula="of:=[eventlog.D68]/1000" office:value-type="float" office:value="0" calcext:value-type="float">
            <text:p>0</text:p>
          </table:table-cell>
          <table:table-cell table:formula="of:=[eventlog.F68]/1000" office:value-type="float" office:value="0" calcext:value-type="float">
            <text:p>0</text:p>
          </table:table-cell>
          <table:table-cell table:formula="of:=[eventlog.H68]/1000" office:value-type="float" office:value="0.004" calcext:value-type="float">
            <text:p>0.004</text:p>
          </table:table-cell>
          <table:table-cell table:formula="of:=[eventlog.J68]" office:value-type="float" office:value="0" calcext:value-type="float">
            <text:p>0</text:p>
          </table:table-cell>
          <table:table-cell table:formula="of:=[eventlog.K68]" office:value-type="float" office:value="0.0617499984800816" calcext:value-type="float">
            <text:p>0.061749998480082</text:p>
          </table:table-cell>
          <table:table-cell table:formula="of:=[eventlog.L68]" office:value-type="float" office:value="0.0527499988675118" calcext:value-type="float">
            <text:p>0.052749998867512</text:p>
          </table:table-cell>
          <table:table-cell table:formula="of:=[eventlog.M68]" office:value-type="float" office:value="0.990000009536743" calcext:value-type="float">
            <text:p>0.990000009536743</text:p>
          </table:table-cell>
          <table:table-cell table:formula="of:=[eventlog.N68]" office:value-type="float" office:value="10" calcext:value-type="float">
            <text:p>10</text:p>
          </table:table-cell>
          <table:table-cell table:formula="of:=[.K68]/[.K$2]" office:value-type="float" office:value="0.0166666666666667" calcext:value-type="float">
            <text:p>0.016666666666667</text:p>
          </table:table-cell>
          <table:table-cell table:formula="of:=[eventlog.O68]+[eventlog.S68]" office:value-type="float" office:value="368" calcext:value-type="float">
            <text:p>368</text:p>
          </table:table-cell>
          <table:table-cell table:formula="of:=[eventlog.P68]+[eventlog.T68]" office:value-type="float" office:value="0" calcext:value-type="float">
            <text:p>0</text:p>
          </table:table-cell>
          <table:table-cell table:formula="of:=[eventlog.Q68]+[eventlog.U68]" office:value-type="float" office:value="0" calcext:value-type="float">
            <text:p>0</text:p>
          </table:table-cell>
          <table:table-cell table:formula="of:=[.M68]/[.M$2]" office:value-type="float" office:value="0.00976334500689801" calcext:value-type="float">
            <text:p>0.009763345006898</text:p>
          </table:table-cell>
          <table:table-cell table:formula="of:=[.N68]/[.N$2]" office:value-type="float" office:value="0" calcext:value-type="float">
            <text:p>0</text:p>
          </table:table-cell>
          <table:table-cell table:formula="of:=[.O68]/[.O$2]" office:value-type="float" office:value="0" calcext:value-type="float">
            <text:p>0</text:p>
          </table:table-cell>
          <table:table-cell table:formula="of:=([.M68])/([.M$2]+[.N$2]+[.O$2])" office:value-type="float" office:value="0.00585241730279898" calcext:value-type="float">
            <text:p>0.005852417302799</text:p>
          </table:table-cell>
          <table:table-cell table:formula="of:=([.N68]+[.O68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.B69]/1000" office:value-type="float" office:value="0.031" calcext:value-type="float">
            <text:p>0.031</text:p>
          </table:table-cell>
          <table:table-cell table:formula="of:=[.B69]/[.B$2]" office:value-type="float" office:value="0.0775" calcext:value-type="float">
            <text:p>0.0775</text:p>
          </table:table-cell>
          <table:table-cell table:formula="of:=[eventlog.D69]/1000" office:value-type="float" office:value="0" calcext:value-type="float">
            <text:p>0</text:p>
          </table:table-cell>
          <table:table-cell table:formula="of:=[eventlog.F69]/1000" office:value-type="float" office:value="0" calcext:value-type="float">
            <text:p>0</text:p>
          </table:table-cell>
          <table:table-cell table:formula="of:=[eventlog.H69]/1000" office:value-type="float" office:value="0.004" calcext:value-type="float">
            <text:p>0.004</text:p>
          </table:table-cell>
          <table:table-cell table:formula="of:=[eventlog.J69]" office:value-type="float" office:value="0" calcext:value-type="float">
            <text:p>0</text:p>
          </table:table-cell>
          <table:table-cell table:formula="of:=[eventlog.K69]" office:value-type="float" office:value="0.0617499984800816" calcext:value-type="float">
            <text:p>0.061749998480082</text:p>
          </table:table-cell>
          <table:table-cell table:formula="of:=[eventlog.L69]" office:value-type="float" office:value="0.0527499988675118" calcext:value-type="float">
            <text:p>0.052749998867512</text:p>
          </table:table-cell>
          <table:table-cell table:formula="of:=[eventlog.M69]" office:value-type="float" office:value="0.990000009536743" calcext:value-type="float">
            <text:p>0.990000009536743</text:p>
          </table:table-cell>
          <table:table-cell table:formula="of:=[eventlog.N69]" office:value-type="float" office:value="10" calcext:value-type="float">
            <text:p>10</text:p>
          </table:table-cell>
          <table:table-cell table:formula="of:=[.K69]/[.K$2]" office:value-type="float" office:value="0.0166666666666667" calcext:value-type="float">
            <text:p>0.016666666666667</text:p>
          </table:table-cell>
          <table:table-cell table:formula="of:=[eventlog.O69]+[eventlog.S69]" office:value-type="float" office:value="368" calcext:value-type="float">
            <text:p>368</text:p>
          </table:table-cell>
          <table:table-cell table:formula="of:=[eventlog.P69]+[eventlog.T69]" office:value-type="float" office:value="0" calcext:value-type="float">
            <text:p>0</text:p>
          </table:table-cell>
          <table:table-cell table:formula="of:=[eventlog.Q69]+[eventlog.U69]" office:value-type="float" office:value="0" calcext:value-type="float">
            <text:p>0</text:p>
          </table:table-cell>
          <table:table-cell table:formula="of:=[.M69]/[.M$2]" office:value-type="float" office:value="0.00976334500689801" calcext:value-type="float">
            <text:p>0.009763345006898</text:p>
          </table:table-cell>
          <table:table-cell table:formula="of:=[.N69]/[.N$2]" office:value-type="float" office:value="0" calcext:value-type="float">
            <text:p>0</text:p>
          </table:table-cell>
          <table:table-cell table:formula="of:=[.O69]/[.O$2]" office:value-type="float" office:value="0" calcext:value-type="float">
            <text:p>0</text:p>
          </table:table-cell>
          <table:table-cell table:formula="of:=([.M69])/([.M$2]+[.N$2]+[.O$2])" office:value-type="float" office:value="0.00585241730279898" calcext:value-type="float">
            <text:p>0.005852417302799</text:p>
          </table:table-cell>
          <table:table-cell table:formula="of:=([.N69]+[.O69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.B70]/1000" office:value-type="float" office:value="0.027" calcext:value-type="float">
            <text:p>0.027</text:p>
          </table:table-cell>
          <table:table-cell table:formula="of:=[.B70]/[.B$2]" office:value-type="float" office:value="0.0675" calcext:value-type="float">
            <text:p>0.0675</text:p>
          </table:table-cell>
          <table:table-cell table:formula="of:=[eventlog.D70]/1000" office:value-type="float" office:value="0" calcext:value-type="float">
            <text:p>0</text:p>
          </table:table-cell>
          <table:table-cell table:formula="of:=[eventlog.F70]/1000" office:value-type="float" office:value="0" calcext:value-type="float">
            <text:p>0</text:p>
          </table:table-cell>
          <table:table-cell table:formula="of:=[eventlog.H70]/1000" office:value-type="float" office:value="0" calcext:value-type="float">
            <text:p>0</text:p>
          </table:table-cell>
          <table:table-cell table:formula="of:=[eventlog.J70]" office:value-type="float" office:value="0" calcext:value-type="float">
            <text:p>0</text:p>
          </table:table-cell>
          <table:table-cell table:formula="of:=[eventlog.K70]" office:value-type="float" office:value="0.0552500002086163" calcext:value-type="float">
            <text:p>0.055250000208616</text:p>
          </table:table-cell>
          <table:table-cell table:formula="of:=[eventlog.L70]" office:value-type="float" office:value="0.048250000923872" calcext:value-type="float">
            <text:p>0.048250000923872</text:p>
          </table:table-cell>
          <table:table-cell table:formula="of:=[eventlog.M70]" office:value-type="float" office:value="0.990000009536743" calcext:value-type="float">
            <text:p>0.990000009536743</text:p>
          </table:table-cell>
          <table:table-cell table:formula="of:=[eventlog.N70]" office:value-type="float" office:value="10" calcext:value-type="float">
            <text:p>10</text:p>
          </table:table-cell>
          <table:table-cell table:formula="of:=[.K70]/[.K$2]" office:value-type="float" office:value="0.0166666666666667" calcext:value-type="float">
            <text:p>0.016666666666667</text:p>
          </table:table-cell>
          <table:table-cell table:formula="of:=[eventlog.O70]+[eventlog.S70]" office:value-type="float" office:value="288" calcext:value-type="float">
            <text:p>288</text:p>
          </table:table-cell>
          <table:table-cell table:formula="of:=[eventlog.P70]+[eventlog.T70]" office:value-type="float" office:value="0" calcext:value-type="float">
            <text:p>0</text:p>
          </table:table-cell>
          <table:table-cell table:formula="of:=[eventlog.Q70]+[eventlog.U70]" office:value-type="float" office:value="0" calcext:value-type="float">
            <text:p>0</text:p>
          </table:table-cell>
          <table:table-cell table:formula="of:=[.M70]/[.M$2]" office:value-type="float" office:value="0.00764087870105062" calcext:value-type="float">
            <text:p>0.007640878701051</text:p>
          </table:table-cell>
          <table:table-cell table:formula="of:=[.N70]/[.N$2]" office:value-type="float" office:value="0" calcext:value-type="float">
            <text:p>0</text:p>
          </table:table-cell>
          <table:table-cell table:formula="of:=[.O70]/[.O$2]" office:value-type="float" office:value="0" calcext:value-type="float">
            <text:p>0</text:p>
          </table:table-cell>
          <table:table-cell table:formula="of:=([.M70])/([.M$2]+[.N$2]+[.O$2])" office:value-type="float" office:value="0.00458015267175573" calcext:value-type="float">
            <text:p>0.004580152671756</text:p>
          </table:table-cell>
          <table:table-cell table:formula="of:=([.N70]+[.O70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.B71]/1000" office:value-type="float" office:value="0.027" calcext:value-type="float">
            <text:p>0.027</text:p>
          </table:table-cell>
          <table:table-cell table:formula="of:=[.B71]/[.B$2]" office:value-type="float" office:value="0.0675" calcext:value-type="float">
            <text:p>0.0675</text:p>
          </table:table-cell>
          <table:table-cell table:formula="of:=[eventlog.D71]/1000" office:value-type="float" office:value="0" calcext:value-type="float">
            <text:p>0</text:p>
          </table:table-cell>
          <table:table-cell table:formula="of:=[eventlog.F71]/1000" office:value-type="float" office:value="0" calcext:value-type="float">
            <text:p>0</text:p>
          </table:table-cell>
          <table:table-cell table:formula="of:=[eventlog.H71]/1000" office:value-type="float" office:value="0" calcext:value-type="float">
            <text:p>0</text:p>
          </table:table-cell>
          <table:table-cell table:formula="of:=[eventlog.J71]" office:value-type="float" office:value="0" calcext:value-type="float">
            <text:p>0</text:p>
          </table:table-cell>
          <table:table-cell table:formula="of:=[eventlog.K71]" office:value-type="float" office:value="0.0552500002086163" calcext:value-type="float">
            <text:p>0.055250000208616</text:p>
          </table:table-cell>
          <table:table-cell table:formula="of:=[eventlog.L71]" office:value-type="float" office:value="0.048250000923872" calcext:value-type="float">
            <text:p>0.048250000923872</text:p>
          </table:table-cell>
          <table:table-cell table:formula="of:=[eventlog.M71]" office:value-type="float" office:value="0.990000009536743" calcext:value-type="float">
            <text:p>0.990000009536743</text:p>
          </table:table-cell>
          <table:table-cell table:formula="of:=[eventlog.N71]" office:value-type="float" office:value="10" calcext:value-type="float">
            <text:p>10</text:p>
          </table:table-cell>
          <table:table-cell table:formula="of:=[.K71]/[.K$2]" office:value-type="float" office:value="0.0166666666666667" calcext:value-type="float">
            <text:p>0.016666666666667</text:p>
          </table:table-cell>
          <table:table-cell table:formula="of:=[eventlog.O71]+[eventlog.S71]" office:value-type="float" office:value="288" calcext:value-type="float">
            <text:p>288</text:p>
          </table:table-cell>
          <table:table-cell table:formula="of:=[eventlog.P71]+[eventlog.T71]" office:value-type="float" office:value="0" calcext:value-type="float">
            <text:p>0</text:p>
          </table:table-cell>
          <table:table-cell table:formula="of:=[eventlog.Q71]+[eventlog.U71]" office:value-type="float" office:value="0" calcext:value-type="float">
            <text:p>0</text:p>
          </table:table-cell>
          <table:table-cell table:formula="of:=[.M71]/[.M$2]" office:value-type="float" office:value="0.00764087870105062" calcext:value-type="float">
            <text:p>0.007640878701051</text:p>
          </table:table-cell>
          <table:table-cell table:formula="of:=[.N71]/[.N$2]" office:value-type="float" office:value="0" calcext:value-type="float">
            <text:p>0</text:p>
          </table:table-cell>
          <table:table-cell table:formula="of:=[.O71]/[.O$2]" office:value-type="float" office:value="0" calcext:value-type="float">
            <text:p>0</text:p>
          </table:table-cell>
          <table:table-cell table:formula="of:=([.M71])/([.M$2]+[.N$2]+[.O$2])" office:value-type="float" office:value="0.00458015267175573" calcext:value-type="float">
            <text:p>0.004580152671756</text:p>
          </table:table-cell>
          <table:table-cell table:formula="of:=([.N71]+[.O71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.B72]/1000" office:value-type="float" office:value="0.022" calcext:value-type="float">
            <text:p>0.022</text:p>
          </table:table-cell>
          <table:table-cell table:formula="of:=[.B72]/[.B$2]" office:value-type="float" office:value="0.055" calcext:value-type="float">
            <text:p>0.055</text:p>
          </table:table-cell>
          <table:table-cell table:formula="of:=[eventlog.D72]/1000" office:value-type="float" office:value="0" calcext:value-type="float">
            <text:p>0</text:p>
          </table:table-cell>
          <table:table-cell table:formula="of:=[eventlog.F72]/1000" office:value-type="float" office:value="0" calcext:value-type="float">
            <text:p>0</text:p>
          </table:table-cell>
          <table:table-cell table:formula="of:=[eventlog.H72]/1000" office:value-type="float" office:value="0" calcext:value-type="float">
            <text:p>0</text:p>
          </table:table-cell>
          <table:table-cell table:formula="of:=[eventlog.J72]" office:value-type="float" office:value="0" calcext:value-type="float">
            <text:p>0</text:p>
          </table:table-cell>
          <table:table-cell table:formula="of:=[eventlog.K72]" office:value-type="float" office:value="0.0567499995231628" calcext:value-type="float">
            <text:p>0.056749999523163</text:p>
          </table:table-cell>
          <table:table-cell table:formula="of:=[eventlog.L72]" office:value-type="float" office:value="0.0485000014305115" calcext:value-type="float">
            <text:p>0.048500001430512</text:p>
          </table:table-cell>
          <table:table-cell table:formula="of:=[eventlog.M72]" office:value-type="float" office:value="0.990499973297119" calcext:value-type="float">
            <text:p>0.990499973297119</text:p>
          </table:table-cell>
          <table:table-cell table:formula="of:=[eventlog.N72]" office:value-type="float" office:value="10" calcext:value-type="float">
            <text:p>10</text:p>
          </table:table-cell>
          <table:table-cell table:formula="of:=[.K72]/[.K$2]" office:value-type="float" office:value="0.0166666666666667" calcext:value-type="float">
            <text:p>0.016666666666667</text:p>
          </table:table-cell>
          <table:table-cell table:formula="of:=[eventlog.O72]+[eventlog.S72]" office:value-type="float" office:value="205" calcext:value-type="float">
            <text:p>205</text:p>
          </table:table-cell>
          <table:table-cell table:formula="of:=[eventlog.P72]+[eventlog.T72]" office:value-type="float" office:value="0" calcext:value-type="float">
            <text:p>0</text:p>
          </table:table-cell>
          <table:table-cell table:formula="of:=[eventlog.Q72]+[eventlog.U72]" office:value-type="float" office:value="0" calcext:value-type="float">
            <text:p>0</text:p>
          </table:table-cell>
          <table:table-cell table:formula="of:=[.M72]/[.M$2]" office:value-type="float" office:value="0.00543881990873395" calcext:value-type="float">
            <text:p>0.005438819908734</text:p>
          </table:table-cell>
          <table:table-cell table:formula="of:=[.N72]/[.N$2]" office:value-type="float" office:value="0" calcext:value-type="float">
            <text:p>0</text:p>
          </table:table-cell>
          <table:table-cell table:formula="of:=[.O72]/[.O$2]" office:value-type="float" office:value="0" calcext:value-type="float">
            <text:p>0</text:p>
          </table:table-cell>
          <table:table-cell table:formula="of:=([.M72])/([.M$2]+[.N$2]+[.O$2])" office:value-type="float" office:value="0.00326017811704835" calcext:value-type="float">
            <text:p>0.003260178117048</text:p>
          </table:table-cell>
          <table:table-cell table:formula="of:=([.N72]+[.O72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.B73]/1000" office:value-type="float" office:value="0.022" calcext:value-type="float">
            <text:p>0.022</text:p>
          </table:table-cell>
          <table:table-cell table:formula="of:=[.B73]/[.B$2]" office:value-type="float" office:value="0.055" calcext:value-type="float">
            <text:p>0.055</text:p>
          </table:table-cell>
          <table:table-cell table:formula="of:=[eventlog.D73]/1000" office:value-type="float" office:value="0" calcext:value-type="float">
            <text:p>0</text:p>
          </table:table-cell>
          <table:table-cell table:formula="of:=[eventlog.F73]/1000" office:value-type="float" office:value="0" calcext:value-type="float">
            <text:p>0</text:p>
          </table:table-cell>
          <table:table-cell table:formula="of:=[eventlog.H73]/1000" office:value-type="float" office:value="0" calcext:value-type="float">
            <text:p>0</text:p>
          </table:table-cell>
          <table:table-cell table:formula="of:=[eventlog.J73]" office:value-type="float" office:value="0" calcext:value-type="float">
            <text:p>0</text:p>
          </table:table-cell>
          <table:table-cell table:formula="of:=[eventlog.K73]" office:value-type="float" office:value="0.0567499995231628" calcext:value-type="float">
            <text:p>0.056749999523163</text:p>
          </table:table-cell>
          <table:table-cell table:formula="of:=[eventlog.L73]" office:value-type="float" office:value="0.0485000014305115" calcext:value-type="float">
            <text:p>0.048500001430512</text:p>
          </table:table-cell>
          <table:table-cell table:formula="of:=[eventlog.M73]" office:value-type="float" office:value="0.990499973297119" calcext:value-type="float">
            <text:p>0.990499973297119</text:p>
          </table:table-cell>
          <table:table-cell table:formula="of:=[eventlog.N73]" office:value-type="float" office:value="10" calcext:value-type="float">
            <text:p>10</text:p>
          </table:table-cell>
          <table:table-cell table:formula="of:=[.K73]/[.K$2]" office:value-type="float" office:value="0.0166666666666667" calcext:value-type="float">
            <text:p>0.016666666666667</text:p>
          </table:table-cell>
          <table:table-cell table:formula="of:=[eventlog.O73]+[eventlog.S73]" office:value-type="float" office:value="205" calcext:value-type="float">
            <text:p>205</text:p>
          </table:table-cell>
          <table:table-cell table:formula="of:=[eventlog.P73]+[eventlog.T73]" office:value-type="float" office:value="0" calcext:value-type="float">
            <text:p>0</text:p>
          </table:table-cell>
          <table:table-cell table:formula="of:=[eventlog.Q73]+[eventlog.U73]" office:value-type="float" office:value="0" calcext:value-type="float">
            <text:p>0</text:p>
          </table:table-cell>
          <table:table-cell table:formula="of:=[.M73]/[.M$2]" office:value-type="float" office:value="0.00543881990873395" calcext:value-type="float">
            <text:p>0.005438819908734</text:p>
          </table:table-cell>
          <table:table-cell table:formula="of:=[.N73]/[.N$2]" office:value-type="float" office:value="0" calcext:value-type="float">
            <text:p>0</text:p>
          </table:table-cell>
          <table:table-cell table:formula="of:=[.O73]/[.O$2]" office:value-type="float" office:value="0" calcext:value-type="float">
            <text:p>0</text:p>
          </table:table-cell>
          <table:table-cell table:formula="of:=([.M73])/([.M$2]+[.N$2]+[.O$2])" office:value-type="float" office:value="0.00326017811704835" calcext:value-type="float">
            <text:p>0.003260178117048</text:p>
          </table:table-cell>
          <table:table-cell table:formula="of:=([.N73]+[.O73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.B74]/1000" office:value-type="float" office:value="0.018" calcext:value-type="float">
            <text:p>0.018</text:p>
          </table:table-cell>
          <table:table-cell table:formula="of:=[.B74]/[.B$2]" office:value-type="float" office:value="0.045" calcext:value-type="float">
            <text:p>0.045</text:p>
          </table:table-cell>
          <table:table-cell table:formula="of:=[eventlog.D74]/1000" office:value-type="float" office:value="0" calcext:value-type="float">
            <text:p>0</text:p>
          </table:table-cell>
          <table:table-cell table:formula="of:=[eventlog.F74]/1000" office:value-type="float" office:value="0" calcext:value-type="float">
            <text:p>0</text:p>
          </table:table-cell>
          <table:table-cell table:formula="of:=[eventlog.H74]/1000" office:value-type="float" office:value="0" calcext:value-type="float">
            <text:p>0</text:p>
          </table:table-cell>
          <table:table-cell table:formula="of:=[eventlog.J74]" office:value-type="float" office:value="0" calcext:value-type="float">
            <text:p>0</text:p>
          </table:table-cell>
          <table:table-cell table:formula="of:=[eventlog.K74]" office:value-type="float" office:value="0.0542499981820583" calcext:value-type="float">
            <text:p>0.054249998182058</text:p>
          </table:table-cell>
          <table:table-cell table:formula="of:=[eventlog.L74]" office:value-type="float" office:value="0.050500001758337" calcext:value-type="float">
            <text:p>0.050500001758337</text:p>
          </table:table-cell>
          <table:table-cell table:formula="of:=[eventlog.M74]" office:value-type="float" office:value="0.990249991416931" calcext:value-type="float">
            <text:p>0.990249991416931</text:p>
          </table:table-cell>
          <table:table-cell table:formula="of:=[eventlog.N74]" office:value-type="float" office:value="5" calcext:value-type="float">
            <text:p>5</text:p>
          </table:table-cell>
          <table:table-cell table:formula="of:=[.K74]/[.K$2]" office:value-type="float" office:value="0.00833333333333333" calcext:value-type="float">
            <text:p>0.008333333333333</text:p>
          </table:table-cell>
          <table:table-cell table:formula="of:=[eventlog.O74]+[eventlog.S74]" office:value-type="float" office:value="156" calcext:value-type="float">
            <text:p>156</text:p>
          </table:table-cell>
          <table:table-cell table:formula="of:=[eventlog.P74]+[eventlog.T74]" office:value-type="float" office:value="0" calcext:value-type="float">
            <text:p>0</text:p>
          </table:table-cell>
          <table:table-cell table:formula="of:=[eventlog.Q74]+[eventlog.U74]" office:value-type="float" office:value="0" calcext:value-type="float">
            <text:p>0</text:p>
          </table:table-cell>
          <table:table-cell table:formula="of:=[.M74]/[.M$2]" office:value-type="float" office:value="0.00413880929640242" calcext:value-type="float">
            <text:p>0.004138809296402</text:p>
          </table:table-cell>
          <table:table-cell table:formula="of:=[.N74]/[.N$2]" office:value-type="float" office:value="0" calcext:value-type="float">
            <text:p>0</text:p>
          </table:table-cell>
          <table:table-cell table:formula="of:=[.O74]/[.O$2]" office:value-type="float" office:value="0" calcext:value-type="float">
            <text:p>0</text:p>
          </table:table-cell>
          <table:table-cell table:formula="of:=([.M74])/([.M$2]+[.N$2]+[.O$2])" office:value-type="float" office:value="0.00248091603053435" calcext:value-type="float">
            <text:p>0.002480916030534</text:p>
          </table:table-cell>
          <table:table-cell table:formula="of:=([.N74]+[.O74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.B75]/1000" office:value-type="float" office:value="0.018" calcext:value-type="float">
            <text:p>0.018</text:p>
          </table:table-cell>
          <table:table-cell table:formula="of:=[.B75]/[.B$2]" office:value-type="float" office:value="0.045" calcext:value-type="float">
            <text:p>0.045</text:p>
          </table:table-cell>
          <table:table-cell table:formula="of:=[eventlog.D75]/1000" office:value-type="float" office:value="0" calcext:value-type="float">
            <text:p>0</text:p>
          </table:table-cell>
          <table:table-cell table:formula="of:=[eventlog.F75]/1000" office:value-type="float" office:value="0" calcext:value-type="float">
            <text:p>0</text:p>
          </table:table-cell>
          <table:table-cell table:formula="of:=[eventlog.H75]/1000" office:value-type="float" office:value="0" calcext:value-type="float">
            <text:p>0</text:p>
          </table:table-cell>
          <table:table-cell table:formula="of:=[eventlog.J75]" office:value-type="float" office:value="0" calcext:value-type="float">
            <text:p>0</text:p>
          </table:table-cell>
          <table:table-cell table:formula="of:=[eventlog.K75]" office:value-type="float" office:value="0.0542499981820583" calcext:value-type="float">
            <text:p>0.054249998182058</text:p>
          </table:table-cell>
          <table:table-cell table:formula="of:=[eventlog.L75]" office:value-type="float" office:value="0.050500001758337" calcext:value-type="float">
            <text:p>0.050500001758337</text:p>
          </table:table-cell>
          <table:table-cell table:formula="of:=[eventlog.M75]" office:value-type="float" office:value="0.990249991416931" calcext:value-type="float">
            <text:p>0.990249991416931</text:p>
          </table:table-cell>
          <table:table-cell table:formula="of:=[eventlog.N75]" office:value-type="float" office:value="5" calcext:value-type="float">
            <text:p>5</text:p>
          </table:table-cell>
          <table:table-cell table:formula="of:=[.K75]/[.K$2]" office:value-type="float" office:value="0.00833333333333333" calcext:value-type="float">
            <text:p>0.008333333333333</text:p>
          </table:table-cell>
          <table:table-cell table:formula="of:=[eventlog.O75]+[eventlog.S75]" office:value-type="float" office:value="156" calcext:value-type="float">
            <text:p>156</text:p>
          </table:table-cell>
          <table:table-cell table:formula="of:=[eventlog.P75]+[eventlog.T75]" office:value-type="float" office:value="0" calcext:value-type="float">
            <text:p>0</text:p>
          </table:table-cell>
          <table:table-cell table:formula="of:=[eventlog.Q75]+[eventlog.U75]" office:value-type="float" office:value="0" calcext:value-type="float">
            <text:p>0</text:p>
          </table:table-cell>
          <table:table-cell table:formula="of:=[.M75]/[.M$2]" office:value-type="float" office:value="0.00413880929640242" calcext:value-type="float">
            <text:p>0.004138809296402</text:p>
          </table:table-cell>
          <table:table-cell table:formula="of:=[.N75]/[.N$2]" office:value-type="float" office:value="0" calcext:value-type="float">
            <text:p>0</text:p>
          </table:table-cell>
          <table:table-cell table:formula="of:=[.O75]/[.O$2]" office:value-type="float" office:value="0" calcext:value-type="float">
            <text:p>0</text:p>
          </table:table-cell>
          <table:table-cell table:formula="of:=([.M75])/([.M$2]+[.N$2]+[.O$2])" office:value-type="float" office:value="0.00248091603053435" calcext:value-type="float">
            <text:p>0.002480916030534</text:p>
          </table:table-cell>
          <table:table-cell table:formula="of:=([.N75]+[.O75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.B76]/1000" office:value-type="float" office:value="0" calcext:value-type="float">
            <text:p>0</text:p>
          </table:table-cell>
          <table:table-cell table:formula="of:=[.B76]/[.B$2]" office:value-type="float" office:value="0" calcext:value-type="float">
            <text:p>0</text:p>
          </table:table-cell>
          <table:table-cell table:formula="of:=[eventlog.D76]/1000" office:value-type="float" office:value="0" calcext:value-type="float">
            <text:p>0</text:p>
          </table:table-cell>
          <table:table-cell table:formula="of:=[eventlog.F76]/1000" office:value-type="float" office:value="0" calcext:value-type="float">
            <text:p>0</text:p>
          </table:table-cell>
          <table:table-cell table:formula="of:=[eventlog.H76]/1000" office:value-type="float" office:value="0" calcext:value-type="float">
            <text:p>0</text:p>
          </table:table-cell>
          <table:table-cell table:formula="of:=[eventlog.J76]" office:value-type="float" office:value="0" calcext:value-type="float">
            <text:p>0</text:p>
          </table:table-cell>
          <table:table-cell table:formula="of:=[eventlog.K76]" office:value-type="float" office:value="0" calcext:value-type="float">
            <text:p>0</text:p>
          </table:table-cell>
          <table:table-cell table:formula="of:=[eventlog.L76]" office:value-type="float" office:value="0" calcext:value-type="float">
            <text:p>0</text:p>
          </table:table-cell>
          <table:table-cell table:formula="of:=[eventlog.M76]" office:value-type="float" office:value="0" calcext:value-type="float">
            <text:p>0</text:p>
          </table:table-cell>
          <table:table-cell table:formula="of:=[eventlog.N76]" office:value-type="float" office:value="0" calcext:value-type="float">
            <text:p>0</text:p>
          </table:table-cell>
          <table:table-cell table:formula="of:=[.K76]/[.K$2]" office:value-type="float" office:value="0" calcext:value-type="float">
            <text:p>0</text:p>
          </table:table-cell>
          <table:table-cell table:formula="of:=[eventlog.O76]+[eventlog.S76]" office:value-type="float" office:value="0" calcext:value-type="float">
            <text:p>0</text:p>
          </table:table-cell>
          <table:table-cell table:formula="of:=[eventlog.P76]+[eventlog.T76]" office:value-type="float" office:value="0" calcext:value-type="float">
            <text:p>0</text:p>
          </table:table-cell>
          <table:table-cell table:formula="of:=[eventlog.Q76]+[eventlog.U76]" office:value-type="float" office:value="0" calcext:value-type="float">
            <text:p>0</text:p>
          </table:table-cell>
          <table:table-cell table:formula="of:=[.M76]/[.M$2]" office:value-type="float" office:value="0" calcext:value-type="float">
            <text:p>0</text:p>
          </table:table-cell>
          <table:table-cell table:formula="of:=[.N76]/[.N$2]" office:value-type="float" office:value="0" calcext:value-type="float">
            <text:p>0</text:p>
          </table:table-cell>
          <table:table-cell table:formula="of:=[.O76]/[.O$2]" office:value-type="float" office:value="0" calcext:value-type="float">
            <text:p>0</text:p>
          </table:table-cell>
          <table:table-cell table:formula="of:=([.M76])/([.M$2]+[.N$2]+[.O$2])" office:value-type="float" office:value="0" calcext:value-type="float">
            <text:p>0</text:p>
          </table:table-cell>
          <table:table-cell table:formula="of:=([.N76]+[.O76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.B77]/1000" office:value-type="float" office:value="0" calcext:value-type="float">
            <text:p>0</text:p>
          </table:table-cell>
          <table:table-cell table:formula="of:=[.B77]/[.B$2]" office:value-type="float" office:value="0" calcext:value-type="float">
            <text:p>0</text:p>
          </table:table-cell>
          <table:table-cell table:formula="of:=[eventlog.D77]/1000" office:value-type="float" office:value="0" calcext:value-type="float">
            <text:p>0</text:p>
          </table:table-cell>
          <table:table-cell table:formula="of:=[eventlog.F77]/10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.B78]/1000" office:value-type="float" office:value="0" calcext:value-type="float">
            <text:p>0</text:p>
          </table:table-cell>
          <table:table-cell table:formula="of:=[.B78]/[.B$2]" office:value-type="float" office:value="0" calcext:value-type="float">
            <text:p>0</text:p>
          </table:table-cell>
          <table:table-cell table:formula="of:=[eventlog.D78]/1000" office:value-type="float" office:value="0" calcext:value-type="float">
            <text:p>0</text:p>
          </table:table-cell>
          <table:table-cell table:formula="of:=[eventlog.F78]/10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.B79]/1000" office:value-type="float" office:value="0" calcext:value-type="float">
            <text:p>0</text:p>
          </table:table-cell>
          <table:table-cell table:formula="of:=[.B79]/[.B$2]" office:value-type="float" office:value="0" calcext:value-type="float">
            <text:p>0</text:p>
          </table:table-cell>
          <table:table-cell table:formula="of:=[eventlog.D79]/1000" office:value-type="float" office:value="0" calcext:value-type="float">
            <text:p>0</text:p>
          </table:table-cell>
          <table:table-cell table:formula="of:=[eventlog.F79]/10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.B80]/1000" office:value-type="float" office:value="0" calcext:value-type="float">
            <text:p>0</text:p>
          </table:table-cell>
          <table:table-cell table:formula="of:=[.B80]/[.B$2]" office:value-type="float" office:value="0" calcext:value-type="float">
            <text:p>0</text:p>
          </table:table-cell>
          <table:table-cell table:formula="of:=[eventlog.D80]/1000" office:value-type="float" office:value="0" calcext:value-type="float">
            <text:p>0</text:p>
          </table:table-cell>
          <table:table-cell table:formula="of:=[eventlog.F80]/10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.B81]/1000" office:value-type="float" office:value="0" calcext:value-type="float">
            <text:p>0</text:p>
          </table:table-cell>
          <table:table-cell table:formula="of:=[.B81]/[.B$2]" office:value-type="float" office:value="0" calcext:value-type="float">
            <text:p>0</text:p>
          </table:table-cell>
          <table:table-cell table:formula="of:=[eventlog.D81]/1000" office:value-type="float" office:value="0" calcext:value-type="float">
            <text:p>0</text:p>
          </table:table-cell>
          <table:table-cell table:formula="of:=[eventlog.F81]/10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eventlog.B82]/1000" office:value-type="float" office:value="0" calcext:value-type="float">
            <text:p>0</text:p>
          </table:table-cell>
          <table:table-cell table:formula="of:=[.B82]/[.B$2]" office:value-type="float" office:value="0" calcext:value-type="float">
            <text:p>0</text:p>
          </table:table-cell>
          <table:table-cell table:formula="of:=[eventlog.D82]/1000" office:value-type="float" office:value="0" calcext:value-type="float">
            <text:p>0</text:p>
          </table:table-cell>
          <table:table-cell table:formula="of:=[eventlog.F82]/1000" office:value-type="float" office:value="0" calcext:value-type="float">
            <text:p>0</text:p>
          </table:table-cell>
          <table:table-cell table:number-columns-repeated="17"/>
        </table:table-row>
      </table:table>
      <table:table table:name="Sheet3" table:style-name="ta1">
        <table:shapes>
          <draw:frame draw:z-index="0" draw:style-name="gr1" draw:text-style-name="P1" svg:width="453.51pt" svg:height="255.09pt" svg:x="258.86pt" svg:y="0pt">
            <loext:p draw:notify-on-update-of-ranges="Sheet3.B1:Sheet3.B1 Sheet3.B2:Sheet3.B83 Sheet3.C1:Sheet3.C1 Sheet3.C2:Sheet3.C83 Sheet3.D1:Sheet3.D1 Sheet3.D2:Sheet3.D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257.22pt" svg:y="262.49pt">
            <loext:p draw:notify-on-update-of-ranges="Sheet3.C1:Sheet3.C1 Sheet3.C2:Sheet3.C83 Sheet3.D1:Sheet3.D1 Sheet3.D2:Sheet3.D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692" calcext:value-type="float">
            <text:p>37692</text:p>
          </table:table-cell>
          <table:table-cell office:value-type="float" office:value="25179" calcext:value-type="float">
            <text:p>251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692" calcext:value-type="float">
            <text:p>37692</text:p>
          </table:table-cell>
          <table:table-cell office:value-type="float" office:value="25179" calcext:value-type="float">
            <text:p>251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038" calcext:value-type="float">
            <text:p>36038</text:p>
          </table:table-cell>
          <table:table-cell office:value-type="float" office:value="22911" calcext:value-type="float">
            <text:p>22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038" calcext:value-type="float">
            <text:p>36038</text:p>
          </table:table-cell>
          <table:table-cell office:value-type="float" office:value="22911" calcext:value-type="float">
            <text:p>22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459" calcext:value-type="float">
            <text:p>34459</text:p>
          </table:table-cell>
          <table:table-cell office:value-type="float" office:value="20555" calcext:value-type="float">
            <text:p>20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459" calcext:value-type="float">
            <text:p>34459</text:p>
          </table:table-cell>
          <table:table-cell office:value-type="float" office:value="20555" calcext:value-type="float">
            <text:p>20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974" calcext:value-type="float">
            <text:p>32974</text:p>
          </table:table-cell>
          <table:table-cell office:value-type="float" office:value="18144" calcext:value-type="float">
            <text:p>18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974" calcext:value-type="float">
            <text:p>32974</text:p>
          </table:table-cell>
          <table:table-cell office:value-type="float" office:value="18144" calcext:value-type="float">
            <text:p>18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423" calcext:value-type="float">
            <text:p>31423</text:p>
          </table:table-cell>
          <table:table-cell office:value-type="float" office:value="15851" calcext:value-type="float">
            <text:p>15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423" calcext:value-type="float">
            <text:p>31423</text:p>
          </table:table-cell>
          <table:table-cell office:value-type="float" office:value="15851" calcext:value-type="float">
            <text:p>15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930" calcext:value-type="float">
            <text:p>29930</text:p>
          </table:table-cell>
          <table:table-cell office:value-type="float" office:value="13471" calcext:value-type="float">
            <text:p>13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930" calcext:value-type="float">
            <text:p>29930</text:p>
          </table:table-cell>
          <table:table-cell office:value-type="float" office:value="13471" calcext:value-type="float">
            <text:p>13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639" calcext:value-type="float">
            <text:p>28639</text:p>
          </table:table-cell>
          <table:table-cell office:value-type="float" office:value="11444" calcext:value-type="float">
            <text:p>1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639" calcext:value-type="float">
            <text:p>28639</text:p>
          </table:table-cell>
          <table:table-cell office:value-type="float" office:value="11444" calcext:value-type="float">
            <text:p>1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317" calcext:value-type="float">
            <text:p>27317</text:p>
          </table:table-cell>
          <table:table-cell office:value-type="float" office:value="9695" calcext:value-type="float">
            <text:p>9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317" calcext:value-type="float">
            <text:p>27317</text:p>
          </table:table-cell>
          <table:table-cell office:value-type="float" office:value="9695" calcext:value-type="float">
            <text:p>9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920" calcext:value-type="float">
            <text:p>25920</text:p>
          </table:table-cell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920" calcext:value-type="float">
            <text:p>25920</text:p>
          </table:table-cell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521" calcext:value-type="float">
            <text:p>24521</text:p>
          </table:table-cell>
          <table:table-cell office:value-type="float" office:value="6598" calcext:value-type="float">
            <text:p>6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521" calcext:value-type="float">
            <text:p>24521</text:p>
          </table:table-cell>
          <table:table-cell office:value-type="float" office:value="6598" calcext:value-type="float">
            <text:p>6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61" calcext:value-type="float">
            <text:p>22961</text:p>
          </table:table-cell>
          <table:table-cell office:value-type="float" office:value="5512" calcext:value-type="float">
            <text:p>5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961" calcext:value-type="float">
            <text:p>22961</text:p>
          </table:table-cell>
          <table:table-cell office:value-type="float" office:value="5512" calcext:value-type="float">
            <text:p>5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451" calcext:value-type="float">
            <text:p>21451</text:p>
          </table:table-cell>
          <table:table-cell office:value-type="float" office:value="4349" calcext:value-type="float">
            <text:p>4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451" calcext:value-type="float">
            <text:p>21451</text:p>
          </table:table-cell>
          <table:table-cell office:value-type="float" office:value="4349" calcext:value-type="float">
            <text:p>4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931" calcext:value-type="float">
            <text:p>19931</text:p>
          </table:table-cell>
          <table:table-cell office:value-type="float" office:value="3476" calcext:value-type="float">
            <text:p>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31" calcext:value-type="float">
            <text:p>19931</text:p>
          </table:table-cell>
          <table:table-cell office:value-type="float" office:value="3476" calcext:value-type="float">
            <text:p>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410" calcext:value-type="float">
            <text:p>18410</text:p>
          </table:table-cell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410" calcext:value-type="float">
            <text:p>18410</text:p>
          </table:table-cell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822" calcext:value-type="float">
            <text:p>16822</text:p>
          </table:table-cell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822" calcext:value-type="float">
            <text:p>16822</text:p>
          </table:table-cell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349" calcext:value-type="float">
            <text:p>15349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349" calcext:value-type="float">
            <text:p>15349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879" calcext:value-type="float">
            <text:p>13879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879" calcext:value-type="float">
            <text:p>13879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345" calcext:value-type="float">
            <text:p>12345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345" calcext:value-type="float">
            <text:p>12345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978" calcext:value-type="float">
            <text:p>10978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978" calcext:value-type="float">
            <text:p>10978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52" calcext:value-type="float">
            <text:p>9652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652" calcext:value-type="float">
            <text:p>9652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261" calcext:value-type="float">
            <text:p>826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61" calcext:value-type="float">
            <text:p>826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22" calcext:value-type="float">
            <text:p>702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22" calcext:value-type="float">
            <text:p>702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72" calcext:value-type="float">
            <text:p>58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72" calcext:value-type="float">
            <text:p>58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10" calcext:value-type="float">
            <text:p>471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0" calcext:value-type="float">
            <text:p>471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40" calcext:value-type="float">
            <text:p>384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40" calcext:value-type="float">
            <text:p>384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64" calcext:value-type="float">
            <text:p>306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64" calcext:value-type="float">
            <text:p>306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85" calcext:value-type="float">
            <text:p>22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85" calcext:value-type="float">
            <text:p>22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97" calcext:value-type="float">
            <text:p>17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97" calcext:value-type="float">
            <text:p>17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97" calcext:value-type="float">
            <text:p>13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97" calcext:value-type="float">
            <text:p>13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8" calcext:value-type="float">
            <text:p>10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Sheet2.A1:Sheet2.R83">
          <table:sort>
            <table:sort-by table:field-number="0" table:data-type="automatic"/>
          </table:sort>
        </table:database-range>
        <table:database-range table:name="__Anonymous_Sheet_DB__2" table:target-range-address="Sheet3.A1:Sheet3.D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22:02:29.560207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22:06:21.789104372</dc:date>
    <meta:editing-duration>PT2H38M59S</meta:editing-duration>
    <meta:editing-cycles>13</meta:editing-cycles>
    <meta:generator>LibreOffice/5.2.2.2$Linux_X86_64 LibreOffice_project/20m0$Build-2</meta:generator>
    <meta:document-statistic meta:table-count="3" meta:cell-count="37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All CPU And Failure Rates</text:p>
        </chart:title>
        <chart:legend chart:legend-position="end" svg:x="11.031cm" svg:y="1.462cm" style:legend-expansion="high" chart:style-name="ch3"/>
        <chart:plot-area chart:style-name="ch4" table:cell-range-address="Sheet2.A2:Sheet2.B83 Sheet2.B1:Sheet2.B1 Sheet2.D1:Sheet2.J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series chart:style-name="ch13" chart:values-cell-range-address="Sheet2.G2:Sheet2.G83" chart:label-cell-address="Sheet2.G1:Sheet2.G1" chart:class="chart:scatter">
            <chart:data-point chart:repeated="82"/>
          </chart:series>
          <chart:series chart:style-name="ch14" chart:values-cell-range-address="Sheet2.H2:Sheet2.H83" chart:label-cell-address="Sheet2.H1:Sheet2.H1" chart:class="chart:scatter">
            <chart:data-point chart:repeated="82"/>
          </chart:series>
          <chart:series chart:style-name="ch15" chart:values-cell-range-address="Sheet2.I2:Sheet2.I83" chart:label-cell-address="Sheet2.I1:Sheet2.I1" chart:class="chart:scatter">
            <chart:data-point chart:repeated="82"/>
          </chart:series>
          <chart:series chart:style-name="ch16" chart:values-cell-range-address="Sheet2.J2:Sheet2.J83" chart:label-cell-address="Sheet2.J1:Sheet2.J1" chart:class="chart:scatter">
            <chart:data-point chart:repeated="82"/>
          </chart:series>
          <chart:series chart:style-name="ch17" chart:values-cell-range-address="Sheet2.L2:Sheet2.L83" chart:label-cell-address="Sheet2.L1:Sheet2.L1" chart:class="chart:scatter">
            <chart:data-point chart:repeated="82"/>
          </chart:series>
          <chart:series chart:style-name="ch18" chart:values-cell-range-address="Sheet2.P2:Sheet2.P83" chart:label-cell-address="Sheet2.P1:Sheet2.P1" chart:class="chart:scatter">
            <chart:data-point chart:repeated="82"/>
          </chart:series>
          <chart:series chart:style-name="ch19" chart:values-cell-range-address="Sheet2.Q2:Sheet2.Q83" chart:label-cell-address="Sheet2.Q1:Sheet2.Q1" chart:class="chart:scatter">
            <chart:data-point chart:repeated="82"/>
          </chart:series>
          <chart:series chart:style-name="ch20" chart:values-cell-range-address="Sheet2.R2:Sheet2.R83" chart:label-cell-address="Sheet2.R1:Sheet2.R1" chart:class="chart:scatter">
            <chart:data-point chart:repeated="8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  <table:table-cell office:value-type="string">
                <text:p>Nodecpu_1</text:p>
                <draw:g>
                  <svg:desc>Sheet2.G1:Sheet2.G1</svg:desc>
                </draw:g>
              </table:table-cell>
              <table:table-cell office:value-type="string">
                <text:p>Nodecpu_2</text:p>
                <draw:g>
                  <svg:desc>Sheet2.H1:Sheet2.H1</svg:desc>
                </draw:g>
              </table:table-cell>
              <table:table-cell office:value-type="string">
                <text:p>Nodecpu_3</text:p>
                <draw:g>
                  <svg:desc>Sheet2.I1:Sheet2.I1</svg:desc>
                </draw:g>
              </table:table-cell>
              <table:table-cell office:value-type="string">
                <text:p>Nodecpu_4</text:p>
                <draw:g>
                  <svg:desc>Sheet2.J1:Sheet2.J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2.A2:Sheet2.A83</svg:desc>
                </draw:g>
              </table:table-cell>
              <table:table-cell office:value-type="float" office:value="0.4">
                <text:p>0.4</text:p>
                <draw:g>
                  <svg:desc>Sheet2.B2:Sheet2.B83</svg:desc>
                </draw:g>
              </table:table-cell>
              <table:table-cell office:value-type="float" office:value="0">
                <text:p>0</text:p>
                <draw:g>
                  <svg:desc>Sheet2.D2:Sheet2.D83</svg:desc>
                </draw:g>
              </table:table-cell>
              <table:table-cell office:value-type="float" office:value="0.091">
                <text:p>0.091</text:p>
                <draw:g>
                  <svg:desc>Sheet2.E2:Sheet2.E83</svg:desc>
                </draw:g>
              </table:table-cell>
              <table:table-cell office:value-type="float" office:value="0.084">
                <text:p>0.084</text:p>
                <draw:g>
                  <svg:desc>Sheet2.F2:Sheet2.F83</svg:desc>
                </draw:g>
              </table:table-cell>
              <table:table-cell office:value-type="float" office:value="0">
                <text:p>0</text:p>
                <draw:g>
                  <svg:desc>Sheet2.G2:Sheet2.G83</svg:desc>
                </draw:g>
              </table:table-cell>
              <table:table-cell office:value-type="float" office:value="0.0627499967813492">
                <text:p>0.0627499967813492</text:p>
                <draw:g>
                  <svg:desc>Sheet2.H2:Sheet2.H83</svg:desc>
                </draw:g>
              </table:table-cell>
              <table:table-cell office:value-type="float" office:value="0.137749999761581">
                <text:p>0.137749999761581</text:p>
                <draw:g>
                  <svg:desc>Sheet2.I2:Sheet2.I83</svg:desc>
                </draw:g>
              </table:table-cell>
              <table:table-cell office:value-type="float" office:value="0.956250011920929">
                <text:p>0.956250011920929</text:p>
                <draw:g>
                  <svg:desc>Sheet2.J2:Sheet2.J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137749999761581">
                <text:p>0.137749999761581</text:p>
              </table:table-cell>
              <table:table-cell office:value-type="float" office:value="0.956250011920929">
                <text:p>0.9562500119209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727500021457672">
                <text:p>0.0727500021457672</text:p>
              </table:table-cell>
              <table:table-cell office:value-type="float" office:value="0.135250002145767">
                <text:p>0.135250002145767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727500021457672">
                <text:p>0.0727500021457672</text:p>
              </table:table-cell>
              <table:table-cell office:value-type="float" office:value="0.135250002145767">
                <text:p>0.135250002145767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0.401">
                <text:p>0.401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59749998152256">
                <text:p>0.059749998152256</text:p>
              </table:table-cell>
              <table:table-cell office:value-type="float" office:value="0.135749995708466">
                <text:p>0.135749995708466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401">
                <text:p>0.401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59749998152256">
                <text:p>0.059749998152256</text:p>
              </table:table-cell>
              <table:table-cell office:value-type="float" office:value="0.135749995708466">
                <text:p>0.135749995708466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0.402">
                <text:p>0.402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133000001311302">
                <text:p>0.133000001311302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402">
                <text:p>0.402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133000001311302">
                <text:p>0.133000001311302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724999979138374">
                <text:p>0.0724999979138374</text:p>
              </table:table-cell>
              <table:table-cell office:value-type="float" office:value="0.194499999284744">
                <text:p>0.194499999284744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724999979138374">
                <text:p>0.0724999979138374</text:p>
              </table:table-cell>
              <table:table-cell office:value-type="float" office:value="0.194499999284744">
                <text:p>0.194499999284744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.083">
                <text:p>0.083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.165999993681908">
                <text:p>0.165999993681908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.083">
                <text:p>0.083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.165999993681908">
                <text:p>0.165999993681908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9750003516674">
                <text:p>0.069750003516674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9750003516674">
                <text:p>0.069750003516674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0.403">
                <text:p>0.40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21250003576279">
                <text:p>0.121250003576279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0.403">
                <text:p>0.40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21250003576279">
                <text:p>0.121250003576279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394">
                <text:p>0.39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0.394">
                <text:p>0.39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0.424">
                <text:p>0.42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119000002741814">
                <text:p>0.119000002741814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0.424">
                <text:p>0.42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119000002741814">
                <text:p>0.119000002741814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.406">
                <text:p>0.406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124750003218651">
                <text:p>0.124750003218651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0.406">
                <text:p>0.406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124750003218651">
                <text:p>0.124750003218651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19249999523163">
                <text:p>0.119249999523163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19249999523163">
                <text:p>0.119249999523163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112750001251698">
                <text:p>0.112750001251698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112750001251698">
                <text:p>0.112750001251698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11599999666214">
                <text:p>0.11599999666214</text:p>
              </table:table-cell>
              <table:table-cell office:value-type="float" office:value="0.956250011920929">
                <text:p>0.956250011920929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11599999666214">
                <text:p>0.11599999666214</text:p>
              </table:table-cell>
              <table:table-cell office:value-type="float" office:value="0.956250011920929">
                <text:p>0.956250011920929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.407">
                <text:p>0.407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12250000238419">
                <text:p>0.112250000238419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407">
                <text:p>0.407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12250000238419">
                <text:p>0.112250000238419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416">
                <text:p>0.41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105250000953674">
                <text:p>0.105250000953674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0.416">
                <text:p>0.41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105250000953674">
                <text:p>0.105250000953674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0.397">
                <text:p>0.397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">
                <text:p>0</text:p>
              </table:table-cell>
              <table:table-cell office:value-type="float" office:value="0.165000006556511">
                <text:p>0.165000006556511</text:p>
              </table:table-cell>
              <table:table-cell office:value-type="float" office:value="0.10700000077486">
                <text:p>0.10700000077486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397">
                <text:p>0.397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">
                <text:p>0</text:p>
              </table:table-cell>
              <table:table-cell office:value-type="float" office:value="0.165000006556511">
                <text:p>0.165000006556511</text:p>
              </table:table-cell>
              <table:table-cell office:value-type="float" office:value="0.10700000077486">
                <text:p>0.10700000077486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0.389">
                <text:p>0.389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0707499980926514">
                <text:p>0.0707499980926514</text:p>
              </table:table-cell>
              <table:table-cell office:value-type="float" office:value="0.10249999910593">
                <text:p>0.10249999910593</text:p>
              </table:table-cell>
              <table:table-cell office:value-type="float" office:value="0.958999991416931">
                <text:p>0.95899999141693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389">
                <text:p>0.389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0707499980926514">
                <text:p>0.0707499980926514</text:p>
              </table:table-cell>
              <table:table-cell office:value-type="float" office:value="0.10249999910593">
                <text:p>0.10249999910593</text:p>
              </table:table-cell>
              <table:table-cell office:value-type="float" office:value="0.958999991416931">
                <text:p>0.95899999141693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38">
                <text:p>0.38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11174999922514">
                <text:p>0.11174999922514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38">
                <text:p>0.38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11174999922514">
                <text:p>0.11174999922514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54">
                <text:p>0.354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0957499966025353">
                <text:p>0.0957499966025353</text:p>
              </table:table-cell>
              <table:table-cell office:value-type="float" office:value="0.96399998664856">
                <text:p>0.9639999866485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354">
                <text:p>0.354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0957499966025353">
                <text:p>0.0957499966025353</text:p>
              </table:table-cell>
              <table:table-cell office:value-type="float" office:value="0.96399998664856">
                <text:p>0.9639999866485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0.348">
                <text:p>0.348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000001490116">
                <text:p>0.100000001490116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0920000001788139">
                <text:p>0.0920000001788139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0.348">
                <text:p>0.348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000001490116">
                <text:p>0.100000001490116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0920000001788139">
                <text:p>0.0920000001788139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0.325">
                <text:p>0.325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7500008940697">
                <text:p>0.0537500008940697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969500005245209">
                <text:p>0.969500005245209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.325">
                <text:p>0.325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7500008940697">
                <text:p>0.0537500008940697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969500005245209">
                <text:p>0.969500005245209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.261">
                <text:p>0.261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0767500028014183">
                <text:p>0.0767500028014183</text:p>
              </table:table-cell>
              <table:table-cell office:value-type="float" office:value="0.971499979496002">
                <text:p>0.971499979496002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0.261">
                <text:p>0.261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0767500028014183">
                <text:p>0.0767500028014183</text:p>
              </table:table-cell>
              <table:table-cell office:value-type="float" office:value="0.971499979496002">
                <text:p>0.971499979496002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0.269">
                <text:p>0.269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7500020861626">
                <text:p>0.0837500020861626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0.269">
                <text:p>0.269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7500020861626">
                <text:p>0.0837500020861626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267">
                <text:p>0.267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0.267">
                <text:p>0.267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.18">
                <text:p>0.1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544999986886978">
                <text:p>0.0544999986886978</text:p>
              </table:table-cell>
              <table:table-cell office:value-type="float" office:value="0.0640000030398369">
                <text:p>0.0640000030398369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18">
                <text:p>0.1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544999986886978">
                <text:p>0.0544999986886978</text:p>
              </table:table-cell>
              <table:table-cell office:value-type="float" office:value="0.0640000030398369">
                <text:p>0.0640000030398369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0.148">
                <text:p>0.14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692500025033951">
                <text:p>0.069250002503395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.148">
                <text:p>0.14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692500025033951">
                <text:p>0.069250002503395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0.128">
                <text:p>0.12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615000016987324">
                <text:p>0.0615000016987324</text:p>
              </table:table-cell>
              <table:table-cell office:value-type="float" office:value="0.985000014305115">
                <text:p>0.9850000143051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0.128">
                <text:p>0.12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615000016987324">
                <text:p>0.0615000016987324</text:p>
              </table:table-cell>
              <table:table-cell office:value-type="float" office:value="0.985000014305115">
                <text:p>0.9850000143051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0.086">
                <text:p>0.08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552500002086163">
                <text:p>0.0552500002086163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.086">
                <text:p>0.08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552500002086163">
                <text:p>0.0552500002086163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564999990165234">
                <text:p>0.0564999990165234</text:p>
              </table:table-cell>
              <table:table-cell office:value-type="float" office:value="0.0619999989867211">
                <text:p>0.0619999989867211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564999990165234">
                <text:p>0.0564999990165234</text:p>
              </table:table-cell>
              <table:table-cell office:value-type="float" office:value="0.0619999989867211">
                <text:p>0.0619999989867211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557500012218952">
                <text:p>0.0557500012218952</text:p>
              </table:table-cell>
              <table:table-cell office:value-type="float" office:value="0.0547499991953373">
                <text:p>0.0547499991953373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557500012218952">
                <text:p>0.0557500012218952</text:p>
              </table:table-cell>
              <table:table-cell office:value-type="float" office:value="0.0547499991953373">
                <text:p>0.0547499991953373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617499984800816">
                <text:p>0.0617499984800816</text:p>
              </table:table-cell>
              <table:table-cell office:value-type="float" office:value="0.0527499988675118">
                <text:p>0.0527499988675118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617499984800816">
                <text:p>0.0617499984800816</text:p>
              </table:table-cell>
              <table:table-cell office:value-type="float" office:value="0.0527499988675118">
                <text:p>0.0527499988675118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2500002086163">
                <text:p>0.0552500002086163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2500002086163">
                <text:p>0.0552500002086163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7499995231628">
                <text:p>0.0567499995231628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7499995231628">
                <text:p>0.0567499995231628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050500001758337">
                <text:p>0.050500001758337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050500001758337">
                <text:p>0.050500001758337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6cm" chart:style-name="ch2">
          <text:p>CPU Rates</text:p>
        </chart:title>
        <chart:legend chart:legend-position="end" svg:x="12.433cm" svg:y="3.454cm" style:legend-expansion="high" chart:style-name="ch3"/>
        <chart:plot-area chart:style-name="ch4" table:cell-range-address="Sheet2.A2:Sheet2.B83 Sheet2.B1:Sheet2.B1 Sheet2.D1:Sheet2.F83" chart:data-source-has-labels="row" svg:x="1.331cm" svg:y="1.275cm" svg:width="10.782cm" svg:height="6.564cm">
          <chartooo:coordinate-region svg:x="2.243cm" svg:y="1.474cm" svg:width="9.683cm" svg:height="5.718cm"/>
          <chart:axis chart:dimension="x" chart:name="primary-x" chart:style-name="ch5">
            <chart:title svg:x="6.096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2.A2:Sheet2.A83</svg:desc>
                </draw:g>
              </table:table-cell>
              <table:table-cell office:value-type="float" office:value="0.4">
                <text:p>0.4</text:p>
                <draw:g>
                  <svg:desc>Sheet2.B2:Sheet2.B83</svg:desc>
                </draw:g>
              </table:table-cell>
              <table:table-cell office:value-type="float" office:value="0">
                <text:p>0</text:p>
                <draw:g>
                  <svg:desc>Sheet2.D2:Sheet2.D83</svg:desc>
                </draw:g>
              </table:table-cell>
              <table:table-cell office:value-type="float" office:value="0.091">
                <text:p>0.091</text:p>
                <draw:g>
                  <svg:desc>Sheet2.E2:Sheet2.E83</svg:desc>
                </draw:g>
              </table:table-cell>
              <table:table-cell office:value-type="float" office:value="0.084">
                <text:p>0.084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0.401">
                <text:p>0.401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401">
                <text:p>0.401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0.402">
                <text:p>0.402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402">
                <text:p>0.402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.083">
                <text:p>0.08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.083">
                <text:p>0.08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0.403">
                <text:p>0.40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0.403">
                <text:p>0.40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394">
                <text:p>0.39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0.394">
                <text:p>0.39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0.424">
                <text:p>0.42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0.424">
                <text:p>0.42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.406">
                <text:p>0.406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0.406">
                <text:p>0.406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.407">
                <text:p>0.407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407">
                <text:p>0.407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416">
                <text:p>0.41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0.416">
                <text:p>0.41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0.397">
                <text:p>0.397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397">
                <text:p>0.397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0.389">
                <text:p>0.389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389">
                <text:p>0.389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38">
                <text:p>0.38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38">
                <text:p>0.38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54">
                <text:p>0.354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354">
                <text:p>0.354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0.348">
                <text:p>0.348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0.348">
                <text:p>0.348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0.325">
                <text:p>0.325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.325">
                <text:p>0.325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.261">
                <text:p>0.261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0.261">
                <text:p>0.261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0.269">
                <text:p>0.269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0.269">
                <text:p>0.269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267">
                <text:p>0.267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0.267">
                <text:p>0.267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.18">
                <text:p>0.1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18">
                <text:p>0.1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0.148">
                <text:p>0.14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.148">
                <text:p>0.14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0.128">
                <text:p>0.12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0.128">
                <text:p>0.12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0.086">
                <text:p>0.08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.086">
                <text:p>0.08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Normalized Requests And Users</text:p>
        </chart:title>
        <chart:legend chart:legend-position="end" svg:x="11.031cm" svg:y="3.454cm" style:legend-expansion="high" chart:style-name="ch3"/>
        <chart:plot-area chart:style-name="ch4" table:cell-range-address="Sheet2.A2:Sheet2.A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L2:Sheet2.L83" chart:label-cell-address="Sheet2.L1:Sheet2.L1" chart:class="chart:scatter">
            <chart:domain table:cell-range-address="Sheet2.A2:Sheet2.A83"/>
            <chart:data-point chart:repeated="82"/>
          </chart:series>
          <chart:series chart:style-name="ch10" chart:values-cell-range-address="Sheet2.P2:Sheet2.P83" chart:label-cell-address="Sheet2.P1:Sheet2.P1" chart:class="chart:scatter">
            <chart:data-point chart:repeated="82"/>
          </chart:series>
          <chart:series chart:style-name="ch11" chart:values-cell-range-address="Sheet2.Q2:Sheet2.Q83" chart:label-cell-address="Sheet2.Q1:Sheet2.Q1" chart:class="chart:scatter">
            <chart:data-point chart:repeated="82"/>
          </chart:series>
          <chart:series chart:style-name="ch12" chart:values-cell-range-address="Sheet2.R2:Sheet2.R83" chart:label-cell-address="Sheet2.R1:Sheet2.R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456cm" svg:y="0.316cm" chart:style-name="ch2">
          <text:p>Success &amp; Failure Count</text:p>
        </chart:title>
        <chart:legend chart:legend-position="end" svg:x="13.499cm" svg:y="3.703cm" style:legend-expansion="high" chart:style-name="ch3"/>
        <chart:plot-area chart:style-name="ch4" table:cell-range-address="Sheet2.M1:Sheet2.O83" chart:data-source-has-labels="row" svg:x="1.331cm" svg:y="1.275cm" svg:width="11.848cm" svg:height="6.564cm">
          <chartooo:coordinate-region svg:x="2.508cm" svg:y="1.474cm" svg:width="10.663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7">
            <chart:title svg:x="0.451cm" svg:y="5.051cm" chart:style-name="ch8">
              <text:p>Count</text:p>
            </chart:title>
            <chart:grid chart:style-name="ch9" chart:class="major"/>
          </chart:axis>
          <chart:series chart:style-name="ch10" chart:values-cell-range-address="Sheet2.M2:Sheet2.M83" chart:label-cell-address="Sheet2.M1:Sheet2.M1" chart:class="chart:area">
            <chart:data-point chart:repeated="82"/>
          </chart:series>
          <chart:series chart:style-name="ch11" chart:values-cell-range-address="Sheet2.N2:Sheet2.N83" chart:label-cell-address="Sheet2.N1:Sheet2.N1" chart:class="chart:area">
            <chart:data-point chart:repeated="82"/>
          </chart:series>
          <chart:series chart:style-name="ch12" chart:values-cell-range-address="Sheet2.O2:Sheet2.O83" chart:label-cell-address="Sheet2.O1:Sheet2.O1" chart:class="chart:area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2.M1:Sheet2.M1</svg:desc>
                </draw:g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692">
                <text:p>37692</text:p>
                <draw:g>
                  <svg:desc>Sheet2.M2:Sheet2.M83</svg:desc>
                </draw:g>
              </table:table-cell>
              <table:table-cell office:value-type="float" office:value="25179">
                <text:p>25179</text:p>
                <draw:g>
                  <svg:desc>Sheet2.N2:Sheet2.N83</svg:desc>
                </draw:g>
              </table:table-cell>
              <table:table-cell office:value-type="float" office:value="9">
                <text:p>9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692">
                <text:p>37692</text:p>
              </table:table-cell>
              <table:table-cell office:value-type="float" office:value="25179">
                <text:p>25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38">
                <text:p>36038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38">
                <text:p>36038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459">
                <text:p>34459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59">
                <text:p>34459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74">
                <text:p>32974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974">
                <text:p>32974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423">
                <text:p>31423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423">
                <text:p>31423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30">
                <text:p>29930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30">
                <text:p>29930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639">
                <text:p>28639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639">
                <text:p>28639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17">
                <text:p>27317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17">
                <text:p>27317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920">
                <text:p>25920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920">
                <text:p>25920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21">
                <text:p>24521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521">
                <text:p>24521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61">
                <text:p>22961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61">
                <text:p>22961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51">
                <text:p>21451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451">
                <text:p>21451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31">
                <text:p>19931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31">
                <text:p>19931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410">
                <text:p>18410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410">
                <text:p>18410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22">
                <text:p>16822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22">
                <text:p>16822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349">
                <text:p>15349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349">
                <text:p>15349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79">
                <text:p>13879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79">
                <text:p>13879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45">
                <text:p>12345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45">
                <text:p>12345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78">
                <text:p>10978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78">
                <text:p>10978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52">
                <text:p>9652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52">
                <text:p>9652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61">
                <text:p>826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61">
                <text:p>826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22">
                <text:p>702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22">
                <text:p>702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72">
                <text:p>5872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72">
                <text:p>5872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10">
                <text:p>471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">
                <text:p>471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0">
                <text:p>38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40">
                <text:p>38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4">
                <text:p>306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4">
                <text:p>306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85">
                <text:p>22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85">
                <text:p>22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7">
                <text:p>17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97">
                <text:p>17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7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7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8">
                <text:p>100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8">
                <text:p>100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Normalized CPU and Failure Rates</text:p>
        </chart:title>
        <chart:legend chart:legend-position="end" svg:x="10.581cm" svg:y="3.205cm" style:legend-expansion="high" chart:style-name="ch3"/>
        <chart:plot-area chart:style-name="ch4" table:cell-range-address="Sheet2.A2:Sheet2.A83 Sheet2.C1:Sheet2.C83 Sheet2.L1:Sheet2.L83 Sheet2.P1:Sheet2.R83" chart:data-source-has-labels="row" svg:x="1.331cm" svg:y="1.275cm" svg:width="8.93cm" svg:height="6.564cm">
          <chartooo:coordinate-region svg:x="2.058cm" svg:y="1.475cm" svg:width="8.016cm" svg:height="5.717cm"/>
          <chart:axis chart:dimension="x" chart:name="primary-x" chart:style-name="ch5">
            <chart:title svg:x="5.17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C2:Sheet2.C83" chart:label-cell-address="Sheet2.C1:Sheet2.C1" chart:class="chart:scatter">
            <chart:domain table:cell-range-address="Sheet2.A2:Sheet2.A83"/>
            <chart:data-point chart:repeated="82"/>
          </chart:series>
          <chart:series chart:style-name="ch10" chart:values-cell-range-address="Sheet2.L2:Sheet2.L83" chart:label-cell-address="Sheet2.L1:Sheet2.L1" chart:class="chart:scatter">
            <chart:data-point chart:repeated="82"/>
          </chart:series>
          <chart:series chart:style-name="ch11" chart:values-cell-range-address="Sheet2.P2:Sheet2.P83" chart:label-cell-address="Sheet2.P1:Sheet2.P1" chart:class="chart:scatter">
            <chart:data-point chart:repeated="82"/>
          </chart:series>
          <chart:series chart:style-name="ch12" chart:values-cell-range-address="Sheet2.Q2:Sheet2.Q83" chart:label-cell-address="Sheet2.Q1:Sheet2.Q1" chart:class="chart:scatter">
            <chart:data-point chart:repeated="82"/>
          </chart:series>
          <chart:series chart:style-name="ch13" chart:values-cell-range-address="Sheet2.R2:Sheet2.R83" chart:label-cell-address="Sheet2.R1:Sheet2.R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_normalized</text:p>
                <draw:g>
                  <svg:desc>Sheet2.C1:Sheet2.C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C2:Sheet2.C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1.0025">
                <text:p>1.0025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1.0025">
                <text:p>1.0025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1.005">
                <text:p>1.0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1.005">
                <text:p>1.0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0325">
                <text:p>1.03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.0325">
                <text:p>1.03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1.0325">
                <text:p>1.03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1.0325">
                <text:p>1.03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.0075">
                <text:p>1.00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1.0075">
                <text:p>1.00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985">
                <text:p>0.98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0.985">
                <text:p>0.98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1.06">
                <text:p>1.0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1.06">
                <text:p>1.0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.015">
                <text:p>1.01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1.015">
                <text:p>1.01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1.025">
                <text:p>1.02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1.025">
                <text:p>1.02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1.0175">
                <text:p>1.017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1.0175">
                <text:p>1.017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1.04">
                <text:p>1.0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1.04">
                <text:p>1.0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0.9925">
                <text:p>0.992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9925">
                <text:p>0.992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0.9725">
                <text:p>0.97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9725">
                <text:p>0.97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95">
                <text:p>0.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95">
                <text:p>0.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85">
                <text:p>0.88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885">
                <text:p>0.88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0.87">
                <text:p>0.87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0.87">
                <text:p>0.87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0.8125">
                <text:p>0.8125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.8125">
                <text:p>0.8125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.6525">
                <text:p>0.6525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0.6525">
                <text:p>0.6525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0.6725">
                <text:p>0.67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0.6725">
                <text:p>0.67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6675">
                <text:p>0.667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0.6675">
                <text:p>0.667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.45">
                <text:p>0.4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45">
                <text:p>0.4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0.37">
                <text:p>0.3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.37">
                <text:p>0.3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0.32">
                <text:p>0.3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0.215">
                <text:p>0.2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.215">
                <text:p>0.2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1425">
                <text:p>0.14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1425">
                <text:p>0.14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.13">
                <text:p>0.1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.13">
                <text:p>0.1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0.0975">
                <text:p>0.097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975">
                <text:p>0.097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.0775">
                <text:p>0.077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0.0775">
                <text:p>0.077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.0675">
                <text:p>0.067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.0675">
                <text:p>0.067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55">
                <text:p>0.05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.055">
                <text:p>0.05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952cm" style:legend-expansion="high" chart:style-name="ch2"/>
        <chart:plot-area chart:style-name="ch3" table:cell-range-address="Sheet2.N1:Sheet2.O83" chart:data-source-has-labels="row" svg:x="0.32cm" svg:y="0.18cm" svg:width="12.859cm" svg:height="8.64cm">
          <chartooo:coordinate-region svg:x="1.497cm" svg:y="0.379cm" svg:width="11.68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83" chart:label-cell-address="Sheet2.N1:Sheet2.N1" chart:class="chart:area">
            <chart:data-point chart:repeated="82"/>
          </chart:series>
          <chart:series chart:style-name="ch7" chart:values-cell-range-address="Sheet2.O2:Sheet2.O83" chart:label-cell-address="Sheet2.O1:Sheet2.O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79">
                <text:p>25179</text:p>
                <draw:g>
                  <svg:desc>Sheet2.N2:Sheet2.N83</svg:desc>
                </draw:g>
              </table:table-cell>
              <table:table-cell office:value-type="float" office:value="9">
                <text:p>9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79">
                <text:p>25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Request Statistics</text:p>
        </chart:title>
        <chart:legend chart:legend-position="end" svg:x="13.499cm" svg:y="3.703cm" style:legend-expansion="high" chart:style-name="ch3"/>
        <chart:plot-area chart:style-name="ch4" table:cell-range-address="Sheet3.B1:Sheet3.D83" chart:data-source-has-labels="row" svg:x="1.331cm" svg:y="1.275cm" svg:width="11.848cm" svg:height="6.564cm">
          <chartooo:coordinate-region svg:x="2.508cm" svg:y="1.474cm" svg:width="10.663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699cm" chart:style-name="ch7">
              <text:p>Request Count</text:p>
            </chart:title>
            <chart:grid chart:style-name="ch8" chart:class="major"/>
          </chart:axis>
          <chart:series chart:style-name="ch9" chart:values-cell-range-address="Sheet3.B2:Sheet3.B83" chart:label-cell-address="Sheet3.B1:Sheet3.B1" chart:class="chart:area">
            <chart:data-point chart:repeated="82"/>
          </chart:series>
          <chart:series chart:style-name="ch10" chart:values-cell-range-address="Sheet3.C2:Sheet3.C83" chart:label-cell-address="Sheet3.C1:Sheet3.C1" chart:class="chart:area">
            <chart:data-point chart:repeated="82"/>
          </chart:series>
          <chart:series chart:style-name="ch11" chart:values-cell-range-address="Sheet3.D2:Sheet3.D83" chart:label-cell-address="Sheet3.D1:Sheet3.D1" chart:class="chart:area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3.B1:Sheet3.B1</svg:desc>
                </draw:g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692">
                <text:p>37692</text:p>
                <draw:g>
                  <svg:desc>Sheet3.B2:Sheet3.B83</svg:desc>
                </draw:g>
              </table:table-cell>
              <table:table-cell office:value-type="float" office:value="25179">
                <text:p>25179</text:p>
                <draw:g>
                  <svg:desc>Sheet3.C2:Sheet3.C83</svg:desc>
                </draw:g>
              </table:table-cell>
              <table:table-cell office:value-type="float" office:value="9">
                <text:p>9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692">
                <text:p>37692</text:p>
              </table:table-cell>
              <table:table-cell office:value-type="float" office:value="25179">
                <text:p>25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38">
                <text:p>36038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38">
                <text:p>36038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459">
                <text:p>34459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59">
                <text:p>34459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74">
                <text:p>32974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974">
                <text:p>32974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423">
                <text:p>31423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423">
                <text:p>31423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30">
                <text:p>29930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30">
                <text:p>29930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639">
                <text:p>28639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639">
                <text:p>28639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17">
                <text:p>27317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17">
                <text:p>27317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920">
                <text:p>25920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920">
                <text:p>25920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21">
                <text:p>24521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521">
                <text:p>24521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61">
                <text:p>22961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61">
                <text:p>22961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51">
                <text:p>21451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451">
                <text:p>21451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31">
                <text:p>19931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31">
                <text:p>19931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410">
                <text:p>18410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410">
                <text:p>18410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22">
                <text:p>16822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22">
                <text:p>16822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349">
                <text:p>15349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349">
                <text:p>15349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79">
                <text:p>13879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79">
                <text:p>13879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45">
                <text:p>12345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45">
                <text:p>12345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78">
                <text:p>10978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78">
                <text:p>10978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52">
                <text:p>9652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52">
                <text:p>9652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61">
                <text:p>826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61">
                <text:p>826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22">
                <text:p>702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22">
                <text:p>702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72">
                <text:p>5872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72">
                <text:p>5872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10">
                <text:p>471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">
                <text:p>471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0">
                <text:p>38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40">
                <text:p>38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4">
                <text:p>306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4">
                <text:p>306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85">
                <text:p>22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85">
                <text:p>22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7">
                <text:p>17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97">
                <text:p>17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7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7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8">
                <text:p>100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8">
                <text:p>100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25cm" svg:y="0.316cm" chart:style-name="ch2">
          <text:p>Failure Statistics</text:p>
        </chart:title>
        <chart:legend chart:legend-position="end" svg:x="13.499cm" svg:y="3.952cm" style:legend-expansion="high" chart:style-name="ch3"/>
        <chart:plot-area chart:style-name="ch4" table:cell-range-address="Sheet3.C1:Sheet3.D83" chart:data-source-has-labels="row" svg:x="1.331cm" svg:y="1.275cm" svg:width="11.848cm" svg:height="6.564cm">
          <chartooo:coordinate-region svg:x="2.508cm" svg:y="1.474cm" svg:width="10.663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302cm" chart:style-name="ch7">
              <text:p>Requests</text:p>
            </chart:title>
            <chart:grid chart:style-name="ch8" chart:class="major"/>
          </chart:axis>
          <chart:series chart:style-name="ch9" chart:values-cell-range-address="Sheet3.C2:Sheet3.C83" chart:label-cell-address="Sheet3.C1:Sheet3.C1" chart:class="chart:area">
            <chart:data-point chart:repeated="82"/>
          </chart:series>
          <chart:series chart:style-name="ch10" chart:values-cell-range-address="Sheet3.D2:Sheet3.D83" chart:label-cell-address="Sheet3.D1:Sheet3.D1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79">
                <text:p>25179</text:p>
                <draw:g>
                  <svg:desc>Sheet3.C2:Sheet3.C83</svg:desc>
                </draw:g>
              </table:table-cell>
              <table:table-cell office:value-type="float" office:value="9">
                <text:p>9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79">
                <text:p>25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56cm" svg:y="0.316cm" chart:style-name="ch2">
          <text:p>Success &amp; Failure Rates</text:p>
        </chart:title>
        <chart:legend chart:legend-position="end" svg:x="12.592cm" svg:y="3.952cm" style:legend-expansion="high" chart:style-name="ch3"/>
        <chart:plot-area chart:style-name="ch4" table:cell-range-address="Sheet2.A2:Sheet2.A83 Sheet2.S1:Sheet2.T83" chart:data-source-has-labels="row" svg:x="1.331cm" svg:y="1.275cm" svg:width="10.941cm" svg:height="6.564cm">
          <chartooo:coordinate-region svg:x="2.058cm" svg:y="1.474cm" svg:width="10.027cm" svg:height="5.718cm"/>
          <chart:axis chart:dimension="x" chart:name="primary-x" chart:style-name="ch5">
            <chart:title svg:x="6.17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S2:Sheet2.S83" chart:label-cell-address="Sheet2.S1:Sheet2.S1" chart:class="chart:scatter">
            <chart:domain table:cell-range-address="Sheet2.A2:Sheet2.A83"/>
            <chart:data-point chart:repeated="82"/>
          </chart:series>
          <chart:series chart:style-name="ch10" chart:values-cell-range-address="Sheet2.T2:Sheet2.T83" chart:label-cell-address="Sheet2.T1:Sheet2.T1" chart:class="chart:scatter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ccess_rate</text:p>
                <draw:g>
                  <svg:desc>Sheet2.S1:Sheet2.S1</svg:desc>
                </draw:g>
              </table:table-cell>
              <table:table-cell office:value-type="string">
                <text:p>failure_rate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2.A2:Sheet2.A83</svg:desc>
                </draw:g>
              </table:table-cell>
              <table:table-cell office:value-type="float" office:value="0.599427480916031">
                <text:p>0.599427480916031</text:p>
                <draw:g>
                  <svg:desc>Sheet2.S2:Sheet2.S83</svg:desc>
                </draw:g>
              </table:table-cell>
              <table:table-cell office:value-type="float" office:value="0.400572519083969">
                <text:p>0.400572519083969</text:p>
                <draw:g>
                  <svg:desc>Sheet2.T2:Sheet2.T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0.599427480916031">
                <text:p>0.599427480916031</text:p>
              </table:table-cell>
              <table:table-cell office:value-type="float" office:value="0.400572519083969">
                <text:p>0.400572519083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0.573123409669211">
                <text:p>0.573123409669211</text:p>
              </table:table-cell>
              <table:table-cell office:value-type="float" office:value="0.364408396946565">
                <text:p>0.364408396946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573123409669211">
                <text:p>0.573123409669211</text:p>
              </table:table-cell>
              <table:table-cell office:value-type="float" office:value="0.364408396946565">
                <text:p>0.364408396946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0.548012086513995">
                <text:p>0.548012086513995</text:p>
              </table:table-cell>
              <table:table-cell office:value-type="float" office:value="0.326908396946565">
                <text:p>0.326908396946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548012086513995">
                <text:p>0.548012086513995</text:p>
              </table:table-cell>
              <table:table-cell office:value-type="float" office:value="0.326908396946565">
                <text:p>0.326908396946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0.524395674300254">
                <text:p>0.524395674300254</text:p>
              </table:table-cell>
              <table:table-cell office:value-type="float" office:value="0.288565521628499">
                <text:p>0.288565521628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524395674300254">
                <text:p>0.524395674300254</text:p>
              </table:table-cell>
              <table:table-cell office:value-type="float" office:value="0.288565521628499">
                <text:p>0.288565521628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499729643765903">
                <text:p>0.499729643765903</text:p>
              </table:table-cell>
              <table:table-cell office:value-type="float" office:value="0.252099236641221">
                <text:p>0.252099236641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.499729643765903">
                <text:p>0.499729643765903</text:p>
              </table:table-cell>
              <table:table-cell office:value-type="float" office:value="0.252099236641221">
                <text:p>0.252099236641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475986005089059">
                <text:p>0.475986005089059</text:p>
              </table:table-cell>
              <table:table-cell office:value-type="float" office:value="0.214233460559796">
                <text:p>0.214233460559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0.475986005089059">
                <text:p>0.475986005089059</text:p>
              </table:table-cell>
              <table:table-cell office:value-type="float" office:value="0.214233460559796">
                <text:p>0.214233460559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0.455454834605598">
                <text:p>0.455454834605598</text:p>
              </table:table-cell>
              <table:table-cell office:value-type="float" office:value="0.181997455470738">
                <text:p>0.181997455470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0.455454834605598">
                <text:p>0.455454834605598</text:p>
              </table:table-cell>
              <table:table-cell office:value-type="float" office:value="0.181997455470738">
                <text:p>0.181997455470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0.434430661577608">
                <text:p>0.434430661577608</text:p>
              </table:table-cell>
              <table:table-cell office:value-type="float" office:value="0.154182569974555">
                <text:p>0.154182569974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0.434430661577608">
                <text:p>0.434430661577608</text:p>
              </table:table-cell>
              <table:table-cell office:value-type="float" office:value="0.154182569974555">
                <text:p>0.154182569974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412213740458015">
                <text:p>0.412213740458015</text:p>
              </table:table-cell>
              <table:table-cell office:value-type="float" office:value="0.127544529262087">
                <text:p>0.127544529262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0.412213740458015">
                <text:p>0.412213740458015</text:p>
              </table:table-cell>
              <table:table-cell office:value-type="float" office:value="0.127544529262087">
                <text:p>0.127544529262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0.389965012722646">
                <text:p>0.389965012722646</text:p>
              </table:table-cell>
              <table:table-cell office:value-type="float" office:value="0.104930025445293">
                <text:p>0.104930025445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0.389965012722646">
                <text:p>0.389965012722646</text:p>
              </table:table-cell>
              <table:table-cell office:value-type="float" office:value="0.104930025445293">
                <text:p>0.104930025445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.365155852417303">
                <text:p>0.365155852417303</text:p>
              </table:table-cell>
              <table:table-cell office:value-type="float" office:value="0.0876590330788804">
                <text:p>0.0876590330788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0.365155852417303">
                <text:p>0.365155852417303</text:p>
              </table:table-cell>
              <table:table-cell office:value-type="float" office:value="0.0876590330788804">
                <text:p>0.0876590330788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0.341141857506361">
                <text:p>0.341141857506361</text:p>
              </table:table-cell>
              <table:table-cell office:value-type="float" office:value="0.0691634860050891">
                <text:p>0.06916348600508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0.341141857506361">
                <text:p>0.341141857506361</text:p>
              </table:table-cell>
              <table:table-cell office:value-type="float" office:value="0.0691634860050891">
                <text:p>0.0691634860050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0.316968829516539">
                <text:p>0.316968829516539</text:p>
              </table:table-cell>
              <table:table-cell office:value-type="float" office:value="0.0552798982188295">
                <text:p>0.0552798982188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0.316968829516539">
                <text:p>0.316968829516539</text:p>
              </table:table-cell>
              <table:table-cell office:value-type="float" office:value="0.0552798982188295">
                <text:p>0.0552798982188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292779898218829">
                <text:p>0.292779898218829</text:p>
              </table:table-cell>
              <table:table-cell office:value-type="float" office:value="0.0433365139949109">
                <text:p>0.0433365139949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0.292779898218829">
                <text:p>0.292779898218829</text:p>
              </table:table-cell>
              <table:table-cell office:value-type="float" office:value="0.0433365139949109">
                <text:p>0.0433365139949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0.267525445292621">
                <text:p>0.267525445292621</text:p>
              </table:table-cell>
              <table:table-cell office:value-type="float" office:value="0.0323473282442748">
                <text:p>0.03234732824427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0.267525445292621">
                <text:p>0.267525445292621</text:p>
              </table:table-cell>
              <table:table-cell office:value-type="float" office:value="0.0323473282442748">
                <text:p>0.0323473282442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.244099872773537">
                <text:p>0.244099872773537</text:p>
              </table:table-cell>
              <table:table-cell office:value-type="float" office:value="0.0236482188295165">
                <text:p>0.0236482188295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244099872773537">
                <text:p>0.244099872773537</text:p>
              </table:table-cell>
              <table:table-cell office:value-type="float" office:value="0.0236482188295165">
                <text:p>0.0236482188295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220722010178117">
                <text:p>0.220722010178117</text:p>
              </table:table-cell>
              <table:table-cell office:value-type="float" office:value="0.0170642493638677">
                <text:p>0.01706424936386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0.220722010178117">
                <text:p>0.220722010178117</text:p>
              </table:table-cell>
              <table:table-cell office:value-type="float" office:value="0.0170642493638677">
                <text:p>0.0170642493638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0.196326335877863">
                <text:p>0.196326335877863</text:p>
              </table:table-cell>
              <table:table-cell office:value-type="float" office:value="0.0112118320610687">
                <text:p>0.0112118320610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196326335877863">
                <text:p>0.196326335877863</text:p>
              </table:table-cell>
              <table:table-cell office:value-type="float" office:value="0.0112118320610687">
                <text:p>0.01121183206106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0.174586513994911">
                <text:p>0.174586513994911</text:p>
              </table:table-cell>
              <table:table-cell office:value-type="float" office:value="0.00715648854961832">
                <text:p>0.007156488549618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174586513994911">
                <text:p>0.174586513994911</text:p>
              </table:table-cell>
              <table:table-cell office:value-type="float" office:value="0.00715648854961832">
                <text:p>0.00715648854961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153498727735369">
                <text:p>0.153498727735369</text:p>
              </table:table-cell>
              <table:table-cell office:value-type="float" office:value="0.0045324427480916">
                <text:p>0.00453244274809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53498727735369">
                <text:p>0.153498727735369</text:p>
              </table:table-cell>
              <table:table-cell office:value-type="float" office:value="0.0045324427480916">
                <text:p>0.0045324427480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31377226463104">
                <text:p>0.131377226463104</text:p>
              </table:table-cell>
              <table:table-cell office:value-type="float" office:value="0.00229007633587786">
                <text:p>0.002290076335877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131377226463104">
                <text:p>0.131377226463104</text:p>
              </table:table-cell>
              <table:table-cell office:value-type="float" office:value="0.00229007633587786">
                <text:p>0.00229007633587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0.111673027989822">
                <text:p>0.111673027989822</text:p>
              </table:table-cell>
              <table:table-cell office:value-type="float" office:value="0.00146310432569975">
                <text:p>0.00146310432569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0.111673027989822">
                <text:p>0.111673027989822</text:p>
              </table:table-cell>
              <table:table-cell office:value-type="float" office:value="0.00146310432569975">
                <text:p>0.00146310432569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0.0933842239185751">
                <text:p>0.0933842239185751</text:p>
              </table:table-cell>
              <table:table-cell office:value-type="float" office:value="0.00138358778625954">
                <text:p>0.00138358778625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.0933842239185751">
                <text:p>0.0933842239185751</text:p>
              </table:table-cell>
              <table:table-cell office:value-type="float" office:value="0.00138358778625954">
                <text:p>0.001383587786259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.0749045801526718">
                <text:p>0.0749045801526718</text:p>
              </table:table-cell>
              <table:table-cell office:value-type="float" office:value="0.00116094147582697">
                <text:p>0.00116094147582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0.0749045801526718">
                <text:p>0.0749045801526718</text:p>
              </table:table-cell>
              <table:table-cell office:value-type="float" office:value="0.00116094147582697">
                <text:p>0.00116094147582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00604325699745547">
                <text:p>0.000604325699745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00604325699745547">
                <text:p>0.0006043256997455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0487277353689567">
                <text:p>0.0487277353689567</text:p>
              </table:table-cell>
              <table:table-cell office:value-type="float" office:value="0.000556615776081425">
                <text:p>0.0005566157760814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0.0487277353689567">
                <text:p>0.0487277353689567</text:p>
              </table:table-cell>
              <table:table-cell office:value-type="float" office:value="0.000556615776081425">
                <text:p>0.000556615776081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.036339058524173">
                <text:p>0.036339058524173</text:p>
              </table:table-cell>
              <table:table-cell office:value-type="float" office:value="0.000556615776081425">
                <text:p>0.000556615776081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036339058524173">
                <text:p>0.036339058524173</text:p>
              </table:table-cell>
              <table:table-cell office:value-type="float" office:value="0.000556615776081425">
                <text:p>0.000556615776081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0.0285782442748092">
                <text:p>0.0285782442748092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.0285782442748092">
                <text:p>0.0285782442748092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0.0222169211195929">
                <text:p>0.0222169211195929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0.0222169211195929">
                <text:p>0.0222169211195929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0.016030534351145">
                <text:p>0.016030534351145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.016030534351145">
                <text:p>0.016030534351145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12484096692112">
                <text:p>0.01248409669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012484096692112">
                <text:p>0.01248409669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.00989185750636132">
                <text:p>0.0098918575063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.00989185750636132">
                <text:p>0.0098918575063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0.00742684478371501">
                <text:p>0.0074268447837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0742684478371501">
                <text:p>0.0074268447837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.00585241730279898">
                <text:p>0.00585241730279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0.00585241730279898">
                <text:p>0.00585241730279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0326017811704835">
                <text:p>0.0032601781170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.00326017811704835">
                <text:p>0.0032601781170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00248091603053435">
                <text:p>0.00248091603053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00248091603053435">
                <text:p>0.00248091603053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